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graphic-properties draw:stroke="solid" svg:stroke-width="0.05cm" svg:stroke-color="#74b531" draw:stroke-linejoin="round" draw:fill="solid" draw:fill-color="#cde8b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5cm" svg:stroke-color="#00a933" draw:stroke-linejoin="round" draw:fill="solid" draw:fill-color="#afd095"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81cm" svg:stroke-color="#000000" draw:marker-end="msArrowEnd_20_5" draw:marker-end-width="0.243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81cm" svg:stroke-color="#000000" draw:marker-start="msArrowEnd_20_5" draw:marker-start-width="0.243cm" draw:marker-start-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cm" svg:stroke-color="#74b531"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dash" draw:stroke-dash="Dashed_20__28_var_29__20_4" svg:stroke-width="0.05cm" svg:stroke-color="#74b53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dash" draw:stroke-dash="Dashed_20__28_var_29__20_5" svg:stroke-width="0.028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dash" draw:stroke-dash="Dashed_20__28_var_29__20_5" svg:stroke-width="0.028cm" svg:stroke-color="#00000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1f497d"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2" style:family="presentation" style:parent-style-name="OBJEC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4" style:family="presentation" style:parent-style-name="Default_20_1-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5" style:family="presentation" style:parent-style-name="Default-notes" style:list-style-name="L1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6" style:family="presentation" style:parent-style-name="Default-notes" style:list-style-name="L14">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co1" style:family="table-column">
      <style:table-column-properties style:column-width="1.114cm" style:use-optimal-column-width="false"/>
    </style:style>
    <style:style style:name="co2" style:family="table-column">
      <style:table-column-properties style:column-width="3.812cm" style:use-optimal-column-width="false"/>
    </style:style>
    <style:style style:name="co3" style:family="table-column">
      <style:table-column-properties style:column-width="5.822cm" style:use-optimal-column-width="false"/>
    </style:style>
    <style:style style:name="co4" style:family="table-column">
      <style:table-column-properties style:column-width="2.462cm" style:use-optimal-column-width="false"/>
    </style:style>
    <style:style style:name="co5" style:family="table-column">
      <style:table-column-properties style:column-width="2.465cm" style:use-optimal-column-width="false"/>
    </style:style>
    <style:style style:name="co6" style:family="table-column">
      <style:table-column-properties style:column-width="3.487cm" style:use-optimal-column-width="false"/>
    </style:style>
    <style:style style:name="co7" style:family="table-column">
      <style:table-column-properties style:column-width="4.14cm" style:use-optimal-column-width="false"/>
    </style:style>
    <style:style style:name="co8" style:family="table-column">
      <style:table-column-properties style:column-width="4.232cm" style:use-optimal-column-width="false"/>
    </style:style>
    <style:style style:name="co9" style:family="table-column">
      <style:table-column-properties style:column-width="4.695cm" style:use-optimal-column-width="false"/>
    </style:style>
    <style:style style:name="co10" style:family="table-column">
      <style:table-column-properties style:column-width="3.395cm" style:use-optimal-column-width="false"/>
    </style:style>
    <style:style style:name="co11" style:family="table-column">
      <style:table-column-properties style:column-width="5.17cm" style:use-optimal-column-width="false"/>
    </style:style>
    <style:style style:name="co12" style:family="table-column">
      <style:table-column-properties style:column-width="4.494cm" style:use-optimal-column-width="false"/>
    </style:style>
    <style:style style:name="co13" style:family="table-column">
      <style:table-column-properties style:column-width="4.34cm" style:use-optimal-column-width="false"/>
    </style:style>
    <style:style style:name="co14" style:family="table-column">
      <style:table-column-properties style:column-width="4.02cm" style:use-optimal-column-width="false"/>
    </style:style>
    <style:style style:name="co15" style:family="table-column">
      <style:table-column-properties style:column-width="3.042cm" style:use-optimal-column-width="false"/>
    </style:style>
    <style:style style:name="co16" style:family="table-column">
      <style:table-column-properties style:column-width="5.229cm" style:use-optimal-column-width="false"/>
    </style:style>
    <style:style style:name="co17" style:family="table-column">
      <style:table-column-properties style:column-width="2.615cm" style:use-optimal-column-width="false"/>
    </style:style>
    <style:style style:name="co18" style:family="table-column">
      <style:table-column-properties style:column-width="4.559cm" style:use-optimal-column-width="false"/>
    </style:style>
    <style:style style:name="co19" style:family="table-column">
      <style:table-column-properties style:column-width="4.609cm" style:use-optimal-column-width="false"/>
    </style:style>
    <style:style style:name="co20" style:family="table-column">
      <style:table-column-properties style:column-width="3.422cm" style:use-optimal-column-width="false"/>
    </style:style>
    <style:style style:name="co21" style:family="table-column">
      <style:table-column-properties style:column-width="2.41cm" style:use-optimal-column-width="false"/>
    </style:style>
    <style:style style:name="co22" style:family="table-column">
      <style:table-column-properties style:column-width="2.872cm" style:use-optimal-column-width="false"/>
    </style:style>
    <style:style style:name="co23" style:family="table-column">
      <style:table-column-properties style:column-width="3.24cm" style:use-optimal-column-width="false"/>
    </style:style>
    <style:style style:name="co24" style:family="table-column">
      <style:table-column-properties style:column-width="3.282cm" style:use-optimal-column-width="false"/>
    </style:style>
    <style:style style:name="co25" style:family="table-column">
      <style:table-column-properties style:column-width="3.64cm" style:use-optimal-column-width="false"/>
    </style:style>
    <style:style style:name="co26" style:family="table-column">
      <style:table-column-properties style:column-width="4.007cm" style:use-optimal-column-width="false"/>
    </style:style>
    <style:style style:name="co27" style:family="table-column">
      <style:table-column-properties style:column-width="1.877cm" style:use-optimal-column-width="false"/>
    </style:style>
    <style:style style:name="co28" style:family="table-column">
      <style:table-column-properties style:column-width="2.659cm" style:use-optimal-column-width="false"/>
    </style:style>
    <style:style style:name="co29" style:family="table-column">
      <style:table-column-properties style:column-width="3.528cm" style:use-optimal-column-width="false"/>
    </style:style>
    <style:style style:name="ro1" style:family="table-row">
      <style:table-row-properties style:row-height="0.823cm"/>
    </style:style>
    <style:style style:name="ro2" style:family="table-row">
      <style:table-row-properties style:row-height="0.942cm"/>
    </style:style>
    <style:style style:name="ro3" style:family="table-row">
      <style:table-row-properties style:row-height="0.946cm"/>
    </style:style>
    <style:style style:name="ce1" style:family="table-cell">
      <loext:graphic-properties draw:fill="solid" draw:fill-color="#5983b0" draw:textarea-vertical-align="top" fo:padding-top="0.127cm" fo:padding-bottom="0.127cm" fo:padding-left="0.1cm" fo:padding-right="0.1cm"/>
      <style:paragraph-properties fo:border="0.85pt solid #666666"/>
    </style:style>
    <style:style style:name="ce2" style:family="table-cell">
      <loext:graphic-properties draw:fill="solid" draw:fill-color="#cccccc" draw:textarea-vertical-align="top" fo:padding-top="0.127cm" fo:padding-bottom="0.127cm" fo:padding-left="0.1cm" fo:padding-right="0.1cm"/>
      <style:paragraph-properties fo:border="0.85pt solid #666666"/>
    </style:style>
    <style:style style:name="ce3" style:family="table-cell">
      <loext:graphic-properties draw:fill="solid" draw:fill-color="#ffffff" draw:textarea-vertical-align="top" fo:padding-top="0.127cm" fo:padding-bottom="0.127cm" fo:padding-left="0.1cm" fo:padding-right="0.1cm"/>
      <style:paragraph-properties fo:border="0.85pt solid #666666"/>
    </style:style>
    <style:style style:name="ce4" style:family="table-cell">
      <loext:graphic-properties draw:fill="solid" draw:fill-color="#5983b0" draw:textarea-vertical-align="top" fo:padding-top="0.127cm" fo:padding-bottom="0.127cm" fo:padding-left="0.1cm" fo:padding-right="0.1cm"/>
      <style:paragraph-properties fo:border="0.37pt solid #666666"/>
    </style:style>
    <style:style style:name="ce5" style:family="table-cell">
      <loext:graphic-properties draw:fill="solid" draw:fill-color="#cccccc" draw:textarea-vertical-align="top" fo:padding-top="0.127cm" fo:padding-bottom="0.127cm" fo:padding-left="0.1cm" fo:padding-right="0.1cm"/>
      <style:paragraph-properties fo:border="0.37pt solid #666666"/>
    </style:style>
    <style:style style:name="ce6" style:family="table-cell">
      <loext:graphic-properties draw:fill="solid" draw:fill-color="#cccccc" draw:textarea-vertical-align="top" fo:padding-top="0.253cm" fo:padding-bottom="0.253cm" fo:padding-left="0.253cm" fo:padding-right="0.253cm"/>
      <style:paragraph-properties fo:border="0.37pt solid #666666"/>
    </style:style>
    <style:style style:name="ce7" style:family="table-cell">
      <loext:graphic-properties draw:fill="solid" draw:fill-color="#ffffff" draw:textarea-vertical-align="top" fo:padding-top="0.127cm" fo:padding-bottom="0.127cm" fo:padding-left="0.1cm" fo:padding-right="0.1cm"/>
      <style:paragraph-properties fo:border="0.37pt solid #666666"/>
    </style:style>
    <style:style style:name="ce8" style:family="table-cell">
      <loext:graphic-properties draw:fill="solid" draw:fill-color="#ffffff" draw:textarea-vertical-align="top" fo:padding-top="0.253cm" fo:padding-bottom="0.253cm" fo:padding-left="0.253cm" fo:padding-right="0.253cm"/>
      <style:paragraph-properties fo:border="0.37pt solid #666666"/>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374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6" style:family="paragraph">
      <loext:graphic-properties draw:fill="solid" draw:fill-color="#cde8b3"/>
      <style:paragraph-properties fo:text-align="start" style:font-independent-line-spacing="true"/>
      <style:text-properties fo:font-size="14pt"/>
    </style:style>
    <style:style style:name="P7" style:family="paragraph">
      <loext:graphic-properties draw:fill="solid" draw:fill-color="#afd095"/>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6cm" fo:margin-right="0cm" fo:margin-top="0cm" fo:margin-bottom="0cm" fo:line-height="100%" fo:text-align="start" fo:text-indent="-0.488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706cm" fo:margin-bottom="0cm" fo:line-height="100%" fo:text-align="start" fo:text-indent="0cm" style:writing-mode="lr-tb">
        <style:tab-stops>
          <style:tab-stop style:position="0cm"/>
        </style:tab-stops>
      </style:paragraph-properties>
    </style:style>
    <style:style style:name="P12" style:family="paragraph">
      <style:paragraph-properties fo:margin-left="1.27cm" fo:margin-right="0cm" fo:margin-top="0.374cm" fo:margin-bottom="0cm" fo:line-height="100%" fo:text-align="start" fo:text-indent="0cm" style:writing-mode="lr-tb">
        <style:tab-stops>
          <style:tab-stop style:position="0cm"/>
        </style:tab-stops>
      </style:paragraph-properties>
    </style:style>
    <style:style style:name="P13" style:family="paragraph">
      <loext:graphic-properties draw:fill="solid" draw:fill-color="#eeece1"/>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0cm" fo:margin-right="0cm" fo:margin-top="0.374cm" fo:margin-bottom="0cm" fo:line-height="100%"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33pt" fo:letter-spacing="normal" fo:font-style="normal" style:text-underline-style="none" fo:font-weight="normal" style:font-name-asian="Arial" style:font-size-asian="33pt" style:font-style-asian="normal" style:font-weight-asian="normal" style:font-name-complex="Arial" style:font-size-complex="3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3465a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7" style:family="text">
      <style:text-properties fo:font-variant="normal" fo:text-transform="none" fo:color="#81aca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8" style:family="text">
      <style:text-properties fo:font-variant="normal" fo:text-transform="none" fo:color="#ffa6a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bold" style:font-name-asian="Consolas" style:font-size-asian="14pt" style:font-style-asian="normal" style:font-weight-asian="bold" style:font-name-complex="Consolas"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Consolas" fo:font-size="14pt" fo:letter-spacing="normal"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Courier New" style:font-size-asian="24pt" style:font-style-asian="normal" style:font-weight-asian="bold" style:font-name-complex="Courier New" style:font-size-complex="2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8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5cm" text:min-label-width="0.825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445cm" text:min-label-width="0.82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99cm"/>
        <style:text-properties fo:font-family="'Noto Sans Symbols'" fo:color="#000000" fo:font-size="100%"/>
      </text:list-level-style-bullet>
      <text:list-level-style-bullet text:level="2" text:bullet-char="●">
        <style:list-level-properties text:space-before="0.601cm" text:min-label-width="0.599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599cm"/>
        <style:text-properties fo:color="#000000" fo:font-size="100%"/>
      </text:list-level-style-number>
      <text:list-level-style-bullet text:level="2" text:bullet-char="●">
        <style:list-level-properties text:space-before="0.601cm" text:min-label-width="0.599cm"/>
        <style:text-properties fo:font-family="'Noto Sans Symbol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68cm" text:min-label-width="1.13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438;p53" draw:style-name="gr1" draw:text-style-name="P2" draw:layer="layout" svg:width="24.999cm" svg:height="2.499cm" svg:x="1.5cm" svg:y="0.5cm">
          <text:p text:style-name="P1"><text:span text:style-name="T1">Postgres -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53" draw:style-name="gr2" draw:text-style-name="P2" draw:layer="layout" svg:width="24.999cm" svg:height="8.999cm" svg:x="1.5cm" svg:y="3.5cm">
          <text:p text:style-name="P3"><text:span text:style-name="T2">Agenda</text:span></text:p>
          <text:list text:style-name="L2">
            <text:list-item>
              <text:p text:style-name="P4"><text:span text:style-name="T2">Database Page Layout</text:span></text:p>
            </text:list-item>
            <text:list-item>
              <text:p text:style-name="P4"><text:span text:style-name="T2">System Catalog Tables</text:span></text:p>
            </text:list-item>
            <text:list-item>
              <text:p text:style-name="P4"><text:span text:style-name="T2">Indexing</text:span></text:p>
            </text:list-item>
            <text:list-item>
              <text:p text:style-name="P4"><text:span text:style-name="T2">Explain (Lab)</text:span></text:p>
            </text:list-item>
            <text:list-item>
              <text:p text:style-name="P4"><text:span text:style-name="T2">Next sess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35;p1:notes" presentation:style-name="pr1" draw:text-style-name="P5" draw:layer="layout" svg:width="16.798cm" svg:height="13.363cm" svg:x="2.1cm" svg:y="14.107cm" presentation:class="notes" presentation:placeholder="true" presentation:user-transformed="true">
            <draw:text-box/>
          </draw:frame>
          <draw:page-thumbnail draw:name="Google Shape;436;p1:notes" draw:style-name="gr3" draw:layer="layout" svg:width="14.847cm" svg:height="11.135cm" svg:x="3.075cm" svg:y="2.257cm" draw:page-number="1" presentation:class="page"/>
        </presentation:notes>
      </draw:page>
      <draw:page draw:name="page2" draw:style-name="dp1" draw:master-page-name="OBJECT" presentation:presentation-page-layout-name="AL2T11">
        <draw:custom-shape draw:name="Google Shape;444;p54" draw:style-name="gr1" draw:text-style-name="P2" draw:layer="layout" svg:width="24.999cm" svg:height="2.499cm" svg:x="1.5cm" svg:y="0.5cm">
          <text:p text:style-name="P3"><text:span text:style-name="T1">Database Page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54" draw:style-name="gr4" draw:text-style-name="P6" draw:layer="layout" svg:width="19.499cm" svg:height="8.999cm" svg:x="1.5cm" svg:y="3.5cm">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54" draw:style-name="gr5" draw:text-style-name="P7" draw:layer="layout" svg:width="5.999cm" svg:height="1.499cm" svg:x="1.5cm" svg:y="3.5cm">
          <text:p text:style-name="P1"><text:span text:style-name="T3">PageHeader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54" draw:style-name="gr5" draw:text-style-name="P7" draw:layer="layout" svg:width="3.499cm" svg:height="1.499cm" svg:x="17.5cm" svg:y="11cm">
          <text:p text:style-name="P1"><text:span text:style-name="T3">Spe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54" draw:style-name="gr5" draw:text-style-name="P7" draw:layer="layout" svg:width="6.999cm" svg:height="1.499cm" svg:x="10.5cm" svg:y="11cm">
          <text:p text:style-name="P1"><text:span text:style-name="T3">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54" draw:style-name="gr5" draw:text-style-name="P7" draw:layer="layout" svg:width="6.999cm" svg:height="1.499cm" svg:x="3.5cm" svg:y="11cm">
          <text:p text:style-name="P1"><text:span text:style-name="T3">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0;p54" draw:style-name="gr6" draw:text-style-name="P8" draw:layer="layout" svg:width="0.999cm" svg:height="0.001cm" svg:x="12.5cm" svg:y="4.3cm">
          <text:p/>
          <draw:enhanced-geometry draw:mirror-horizontal="false" draw:mirror-vertical="false" svg:viewBox="0 0 21600 21600" draw:type="mso-spt32" draw:enhanced-path="M 0 0 L 21600 21600 N"/>
        </draw:custom-shape>
        <draw:custom-shape draw:name="Google Shape;451;p54" draw:style-name="gr7" draw:text-style-name="P2" draw:layer="layout" svg:width="1.499cm" svg:height="0.999cm" svg:x="13.3cm" svg:y="4.2cm">
          <text:p text:style-name="P3"><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54" draw:style-name="gr7" draw:text-style-name="P2" draw:layer="layout" svg:width="1.499cm" svg:height="0.999cm" svg:x="1.5cm" svg:y="11.5cm">
          <text:p text:style-name="P3"><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54" draw:style-name="gr8" draw:text-style-name="P8" draw:layer="layout" svg:width="0.999cm" svg:height="0.001cm" svg:x="2.5cm" svg:y="11.8cm">
          <text:p/>
          <draw:enhanced-geometry draw:mirror-horizontal="false" draw:mirror-vertical="false" svg:viewBox="0 0 21600 21600" draw:type="mso-spt32" draw:enhanced-path="M 0 0 L 21600 21600 N"/>
        </draw:custom-shape>
        <draw:custom-shape draw:name="Google Shape;454;p54" draw:style-name="gr9" draw:text-style-name="P2" draw:layer="layout" svg:width="0.999cm" svg:height="8.999cm" svg:x="21.5cm" svg:y="3.5cm">
          <text:p text:style-name="P3"><text:span text:style-name="T13"/></text:p>
          <draw:enhanced-geometry draw:mirror-horizontal="false" draw:mirror-vertical="false" drawooo:sub-view-size="1002 9002" draw:text-areas="0 0 ?f0 ?f1" svg:viewBox="0 0 0 0" draw:type="ooxml-non-primitive" draw:enhanced-path="M 0 0 C 250 0 500 375 500 750 L 500 3750 C 500 4125 750 4500 1001 4500 750 4500 500 4875 500 5250 L 500 8250 C 500 8625 250 9001 0 9001 N">
            <draw:equation draw:name="f0" draw:formula="logwidth"/>
            <draw:equation draw:name="f1" draw:formula="logheight"/>
          </draw:enhanced-geometry>
        </draw:custom-shape>
        <draw:custom-shape draw:name="Google Shape;455;p54" draw:style-name="gr7" draw:text-style-name="P2" draw:layer="layout" svg:width="4.999cm" svg:height="1.999cm" svg:x="22.5cm" svg:y="7cm">
          <text:p text:style-name="P3"><text:span text:style-name="T3">8192 bytes</text:span></text:p>
          <text:p text:style-name="P3"><text:span text:style-name="T3">(8k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54" draw:style-name="gr5" draw:text-style-name="P7" draw:layer="layout" svg:width="2.499cm" svg:height="1.499cm" svg:x="7.5cm" svg:y="3.5cm">
          <text:p text:style-name="P1"><text:span text:style-name="T3">Item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54" draw:style-name="gr5" draw:text-style-name="P7" draw:layer="layout" svg:width="2.499cm" svg:height="1.499cm" svg:x="10cm" svg:y="3.5cm">
          <text:p text:style-name="P1"><text:span text:style-name="T3">Item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54" draw:style-name="gr7" draw:text-style-name="P2" draw:layer="layout" svg:width="4.999cm" svg:height="0.999cm" svg:x="12.5cm" svg:y="7.5cm">
          <text:p text:style-name="P1"><text:span text:style-name="T3">Free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54" draw:style-name="gr10" draw:text-style-name="P8" draw:layer="layout" svg:width="5.999cm" svg:height="5.249cm" draw:transform="rotate (-1.5707963267949) translate (13.998cm 5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460;p54" draw:style-name="gr10" draw:text-style-name="P8" draw:layer="layout" svg:width="5.999cm" svg:height="4.249cm" draw:transform="rotate (-1.5707963267949) translate (11.25cm 5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presentation:notes draw:style-name="dp2">
          <draw:page-thumbnail draw:name="Google Shape;441;p2:notes" draw:style-name="gr3" draw:layer="layout" svg:width="14.847cm" svg:height="11.135cm" svg:x="3.075cm" svg:y="2.257cm" draw:page-number="2" presentation:class="page"/>
          <draw:frame draw:name="Google Shape;442;p2:notes" presentation:style-name="pr2" draw:text-style-name="P10" draw:layer="layout" svg:width="16.798cm" svg:height="13.363cm" svg:x="2.1cm" svg:y="14.107cm" presentation:class="notes" presentation:user-transformed="true">
            <draw:text-box>
              <text:p text:style-name="P3"><text:span text:style-name="T4">Postgres uses a fixed page size to physically store data on disk.</text:span></text:p>
              <text:p text:style-name="P9"><text:span text:style-name="T4"/></text:p>
              <text:list text:style-name="L5">
                <text:list-item>
                  <text:p text:style-name="P3"><text:span text:style-name="T4">PageHeaderData: Contains general information about the page, including free space pointers. (24 bytes)</text:span></text:p>
                </text:list-item>
                <text:list-item>
                  <text:p text:style-name="P3"><text:span text:style-name="T4">ItemId: is an array of pointers to the actual data. (4 bytes per item) </text:span></text:p>
                </text:list-item>
                <text:list-item>
                  <text:p text:style-name="P3"><text:span text:style-name="T4">Items: is the data itself. For pages storing tables these are rows, for pages storing indexes these are index entries.</text:span></text:p>
                </text:list-item>
                <text:list-item>
                  <text:p text:style-name="P3"><text:span text:style-name="T4">Special space is mostly empty. B-tree indexes store pointers to the next and previous page.</text:span></text:p>
                </text:list-item>
              </text:list>
              <text:p text:style-name="P3"><text:span text:style-name="T4"/></text:p>
              <text:p text:style-name="P3"><text:span text:style-name="T4">Something important to mention is that the Items/Tuples/Rows can’t be bigger that 8kb.</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ref: https://www.postgresql.org/docs/current/storage-page-layout.html</text:span></text:p>
            </draw:text-box>
          </draw:frame>
        </presentation:notes>
      </draw:page>
      <draw:page draw:name="page3" draw:style-name="dp1" draw:master-page-name="Default" presentation:presentation-page-layout-name="AL2T11">
        <draw:custom-shape draw:name="Google Shape;465;p55" draw:style-name="gr1" draw:text-style-name="P2" draw:layer="layout" svg:width="24.999cm" svg:height="2.499cm" svg:x="1.5cm" svg:y="0.5cm">
          <text:p text:style-name="P3"><text:span text:style-name="T1">Database Page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55" draw:style-name="gr7" draw:text-style-name="P2" draw:layer="layout" svg:width="13.999cm" svg:height="3.658cm" svg:x="1.5cm" svg:y="3cm">
          <text:p text:style-name="P3"><text:span text:style-name="T5">CREATE TABLE</text:span><text:span text:style-name="T6"> customer</text:span></text:p>
          <text:p text:style-name="P3"><text:span text:style-name="T6">(</text:span></text:p>
          <text:p text:style-name="P3"><text:span text:style-name="T6"><text:s text:c="4"/></text:span><text:span text:style-name="T6">id </text:span><text:span text:style-name="T5">BIGINT NOT NULL</text:span><text:span text:style-name="T6">, </text:span><text:span text:style-name="T7">-- 8 bytes</text:span></text:p>
          <text:p text:style-name="P3"><text:span text:style-name="T6"><text:s text:c="4"/></text:span><text:span text:style-name="T6">full_name </text:span><text:span text:style-name="T5">VARCHAR(100) NOT NULL</text:span><text:span text:style-name="T6">, </text:span><text:span text:style-name="T7">-- 100 bytes</text:span></text:p>
          <text:p text:style-name="P3"><text:span text:style-name="T6"><text:s text:c="4"/></text:span><text:span text:style-name="T6">email </text:span><text:span text:style-name="T5">VARCHAR(100) NOT NULL</text:span><text:span text:style-name="T6"> </text:span><text:span text:style-name="T7">-- 100 bytes</text:span></text:p>
          <text:p text:style-name="P3"><text:span text:style-name="T6">); </text:span><text:span text:style-name="T7">-- 208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55" draw:style-name="gr7" draw:text-style-name="P2" xml:id="id1" draw:id="id1" draw:layer="layout" svg:width="13.999cm" svg:height="3.658cm" svg:x="1.5cm" svg:y="7.5cm">
          <text:p text:style-name="P3"><text:span text:style-name="T5">INSERT INTO</text:span><text:span text:style-name="T6"> customer (id, full_name, email)</text:span></text:p>
          <text:p text:style-name="P3"><text:span text:style-name="T5">SELECT</text:span></text:p>
          <text:p text:style-name="P3"><text:span text:style-name="T6"><text:s text:c="4"/></text:span><text:span text:style-name="T6">id,</text:span></text:p>
          <text:p text:style-name="P3"><text:span text:style-name="T6"><text:s text:c="4"/></text:span><text:span text:style-name="T6">CONCAT(</text:span><text:span text:style-name="T8">'Customer '</text:span><text:span text:style-name="T6">, id),</text:span></text:p>
          <text:p text:style-name="P3"><text:span text:style-name="T6"><text:s text:c="4"/></text:span><text:span text:style-name="T6">CONCAT(</text:span><text:span text:style-name="T8">'customer'</text:span><text:span text:style-name="T6">, id, </text:span><text:span text:style-name="T8">'@gmail.com'</text:span><text:span text:style-name="T6">)</text:span></text:p>
          <text:p text:style-name="P3"><text:span text:style-name="T5">FROM</text:span><text:span text:style-name="T6"> generate_series(1, 10) AS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8;p55" draw:style-name="standard" xml:id="id2" draw:id="id2" draw:layer="layout" svg:width="10.747cm" svg:height="9.052cm" svg:x="16.188cm" svg:y="2.868cm">
          <table:table>
            <table:table-column table:style-name="co1"/>
            <table:table-column table:style-name="co2"/>
            <table:table-column table:style-name="co3"/>
            <table:table-row table:style-name="ro1" table:default-cell-style-name="ce1">
              <table:table-cell>
                <text:p text:style-name="P1"><text:span text:style-name="T9">id</text:span></text:p>
              </table:table-cell>
              <table:table-cell>
                <text:p text:style-name="P1"><text:span text:style-name="T9">full_name</text:span></text:p>
              </table:table-cell>
              <table:table-cell>
                <text:p text:style-name="P1"><text:span text:style-name="T9">email</text:span></text:p>
              </table:table-cell>
            </table:table-row>
            <table:table-row table:style-name="ro1" table:default-cell-style-name="ce2">
              <table:table-cell>
                <text:p text:style-name="P1"><text:span text:style-name="T6">1</text:span></text:p>
              </table:table-cell>
              <table:table-cell>
                <text:p text:style-name="P1"><text:span text:style-name="T6">Customer 1</text:span></text:p>
              </table:table-cell>
              <table:table-cell>
                <text:p text:style-name="P1"><text:span text:style-name="T6">customer1@gmail.com</text:span></text:p>
              </table:table-cell>
            </table:table-row>
            <table:table-row table:style-name="ro1" table:default-cell-style-name="ce3">
              <table:table-cell>
                <text:p text:style-name="P1"><text:span text:style-name="T6">2</text:span></text:p>
              </table:table-cell>
              <table:table-cell>
                <text:p text:style-name="P1"><text:span text:style-name="T6">Customer 2</text:span></text:p>
              </table:table-cell>
              <table:table-cell>
                <text:p text:style-name="P1"><text:span text:style-name="T6">customer2@gmail.com</text:span></text:p>
              </table:table-cell>
            </table:table-row>
            <table:table-row table:style-name="ro1" table:default-cell-style-name="ce2">
              <table:table-cell>
                <text:p text:style-name="P1"><text:span text:style-name="T6">3</text:span></text:p>
              </table:table-cell>
              <table:table-cell>
                <text:p text:style-name="P1"><text:span text:style-name="T6">Customer 3</text:span></text:p>
              </table:table-cell>
              <table:table-cell>
                <text:p text:style-name="P1"><text:span text:style-name="T6">customer3@gmail.com</text:span></text:p>
              </table:table-cell>
            </table:table-row>
            <table:table-row table:style-name="ro1" table:default-cell-style-name="ce3">
              <table:table-cell>
                <text:p text:style-name="P1"><text:span text:style-name="T6">4</text:span></text:p>
              </table:table-cell>
              <table:table-cell>
                <text:p text:style-name="P1"><text:span text:style-name="T6">Customer 4</text:span></text:p>
              </table:table-cell>
              <table:table-cell>
                <text:p text:style-name="P1"><text:span text:style-name="T6">customer4@gmail.com</text:span></text:p>
              </table:table-cell>
            </table:table-row>
            <table:table-row table:style-name="ro1" table:default-cell-style-name="ce2">
              <table:table-cell>
                <text:p text:style-name="P1"><text:span text:style-name="T6">5</text:span></text:p>
              </table:table-cell>
              <table:table-cell>
                <text:p text:style-name="P1"><text:span text:style-name="T6">Customer 5</text:span></text:p>
              </table:table-cell>
              <table:table-cell>
                <text:p text:style-name="P1"><text:span text:style-name="T6">customer5@gmail.com</text:span></text:p>
              </table:table-cell>
            </table:table-row>
            <table:table-row table:style-name="ro1" table:default-cell-style-name="ce3">
              <table:table-cell>
                <text:p text:style-name="P1"><text:span text:style-name="T6">6</text:span></text:p>
              </table:table-cell>
              <table:table-cell>
                <text:p text:style-name="P1"><text:span text:style-name="T6">Customer 6</text:span></text:p>
              </table:table-cell>
              <table:table-cell>
                <text:p text:style-name="P1"><text:span text:style-name="T6">customer6@gmail.com</text:span></text:p>
              </table:table-cell>
            </table:table-row>
            <table:table-row table:style-name="ro1" table:default-cell-style-name="ce2">
              <table:table-cell>
                <text:p text:style-name="P1"><text:span text:style-name="T6">7</text:span></text:p>
              </table:table-cell>
              <table:table-cell>
                <text:p text:style-name="P1"><text:span text:style-name="T6">Customer 7</text:span></text:p>
              </table:table-cell>
              <table:table-cell>
                <text:p text:style-name="P1"><text:span text:style-name="T6">customer7@gmail.com</text:span></text:p>
              </table:table-cell>
            </table:table-row>
            <table:table-row table:style-name="ro1" table:default-cell-style-name="ce3">
              <table:table-cell>
                <text:p text:style-name="P1"><text:span text:style-name="T6">8</text:span></text:p>
              </table:table-cell>
              <table:table-cell>
                <text:p text:style-name="P1"><text:span text:style-name="T6">Customer 8</text:span></text:p>
              </table:table-cell>
              <table:table-cell>
                <text:p text:style-name="P1"><text:span text:style-name="T6">customer8@gmail.com</text:span></text:p>
              </table:table-cell>
            </table:table-row>
            <table:table-row table:style-name="ro1" table:default-cell-style-name="ce2">
              <table:table-cell>
                <text:p text:style-name="P1"><text:span text:style-name="T6">9</text:span></text:p>
              </table:table-cell>
              <table:table-cell>
                <text:p text:style-name="P1"><text:span text:style-name="T6">Customer 9</text:span></text:p>
              </table:table-cell>
              <table:table-cell>
                <text:p text:style-name="P1"><text:span text:style-name="T6">customer9@gmail.com</text:span></text:p>
              </table:table-cell>
            </table:table-row>
            <table:table-row table:style-name="ro1" table:default-cell-style-name="ce3">
              <table:table-cell>
                <text:p text:style-name="P1"><text:span text:style-name="T6">10</text:span></text:p>
              </table:table-cell>
              <table:table-cell>
                <text:p text:style-name="P1"><text:span text:style-name="T6">Customer 10</text:span></text:p>
              </table:table-cell>
              <table:table-cell>
                <text:p text:style-name="P1"><text:span text:style-name="T6">customer10@gmail.com</text:span></text:p>
              </table:table-cell>
            </table:table-row>
          </table:table>
          <draw:image xlink:href="Pictures/TablePreview1.svm" xlink:type="simple" xlink:show="embed" xlink:actuate="onLoad"/>
        </draw:frame>
        <draw:custom-shape draw:name="Google Shape;469;p55" draw:style-name="gr7" draw:text-style-name="P2" xml:id="id5" draw:id="id5" draw:layer="layout" svg:width="13.999cm" svg:height="1.954cm" svg:x="1.5cm" svg:y="12.423cm">
          <text:p text:style-name="P3"><text:span text:style-name="T5">VACUUM </text:span><text:span text:style-name="T6">customer; </text:span><text:span text:style-name="T7">-- Update statistics</text:span></text:p>
          <text:p text:style-name="P3"><text:span text:style-name="T5">SELECT</text:span><text:span text:style-name="T6"> pg_relation_size(</text:span><text:span text:style-name="T8">'customer'</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55" draw:style-name="gr9" draw:text-style-name="P2" xml:id="id3" draw:id="id3" draw:layer="layout" svg:width="0.999cm" svg:height="10.999cm" draw:transform="rotate (-1.5707963267949) translate (27cm 12.346cm)">
          <text:p text:style-name="P3"><text:span text:style-name="T13"/></text:p>
          <draw:enhanced-geometry draw:mirror-horizontal="false" draw:mirror-vertical="false" drawooo:sub-view-size="1002 11002" draw:text-areas="0 0 ?f0 ?f1" svg:viewBox="0 0 0 0" draw:type="ooxml-non-primitive" draw:enhanced-path="M 0 0 C 250 0 500 458 500 916 L 500 8018 C 500 8476 750 8934 1001 8934 750 8934 500 9393 500 9851 L 500 10084 C 500 10542 250 11001 0 11001 N">
            <draw:equation draw:name="f0" draw:formula="logwidth"/>
            <draw:equation draw:name="f1" draw:formula="logheight"/>
          </draw:enhanced-geometry>
        </draw:custom-shape>
        <draw:custom-shape draw:name="Google Shape;471;p55" draw:style-name="gr7" draw:text-style-name="P2" xml:id="id4" draw:id="id4" draw:layer="layout" svg:width="3.999cm" svg:height="0.999cm" svg:x="16.5cm" svg:y="13.558cm">
          <text:p text:style-name="P3"><text:span text:style-name="T3">2080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name="Google Shape;462;p3:notes" draw:style-name="gr3" draw:layer="layout" svg:width="14.847cm" svg:height="11.135cm" svg:x="3.075cm" svg:y="2.257cm" draw:page-number="3" presentation:class="page"/>
          <draw:frame draw:name="Google Shape;463;p3:notes" presentation:style-name="pr3" draw:text-style-name="P10" draw:layer="layout" svg:width="16.798cm" svg:height="13.875cm" svg:x="2.1cm" svg:y="14.107cm" presentation:class="notes" presentation:user-transformed="true">
            <draw:text-box>
              <text:p text:style-name="P3"><text:span text:style-name="T4">Let’s create a table customer, with these 3 attributes: id, fullname and email. A total of 208 bytes per row.</text:span></text:p>
              <text:p text:style-name="P3"><text:span text:style-name="T4"/></text:p>
              <text:p text:style-name="P3"><text:span text:style-name="T4">We insert 10 rows, that gives us 2080bytes.</text:span></text:p>
              <text:p text:style-name="P3"><text:span text:style-name="T4"/></text:p>
              <text:p text:style-name="P3"><text:span text:style-name="T4">What do you think is the actual size of the table?</text:span></text:p>
              <text:p text:style-name="P3"><text:span text:style-name="T4"/></text:p>
              <text:p text:style-name="P3"><text:span text:style-name="T4">Also note that we are using </text:span></text:p>
              <text:p text:style-name="P3"><text:span text:style-name="T10">pg_relation_size('customer')</text:span><text:span text:style-name="T4"> <text:s/>→ The size of the main data.</text:span></text:p>
              <text:p text:style-name="P3"><text:span text:style-name="T4"/></text:p>
              <text:p text:style-name="P3"><text:span text:style-name="T4">Because </text:span></text:p>
              <text:p text:style-name="P3"><text:span text:style-name="T10">pg_table_size('customer')</text:span><text:span text:style-name="T4"> → Will include main data + free space map (FSM) + visibility map (VM) + init.</text:span></text:p>
              <text:p text:style-name="P3"><text:span text:style-name="T4"/></text:p>
              <text:p text:style-name="P3"><text:span text:style-name="T4">The free space map size. (FSM) is used to keep track of available space in the relation.</text:span></text:p>
              <text:p text:style-name="P3"><text:span text:style-name="T4"/></text:p>
              <text:p text:style-name="P3"><text:span text:style-name="T4">The size of the visibility map (VM) for the relation. (VM) is used to keep track of which pages contain only tuples that are known to be visible to all active transactions</text:span></text:p>
              <text:p text:style-name="P3"><text:span text:style-name="T4"/></text:p>
              <text:p text:style-name="P3"><text:span text:style-name="T4">And </text:span></text:p>
              <text:p text:style-name="P3"><text:span text:style-name="T10">pg_total_relation_size('customer')</text:span><text:span text:style-name="T4"> → Is the table size + index size</text:span></text:p>
              <text:p text:style-name="P3"><text:span text:style-name="T4"/></text:p>
              <text:p text:style-name="P3"><text:span text:style-name="T4"/></text:p>
              <text:p text:style-name="P3"><text:span text:style-name="T4">We Need</text:span></text:p>
              <text:p text:style-name="P3"><text:span text:style-name="T4"/></text:p>
            </draw:text-box>
          </draw:frame>
        </presentation:notes>
      </draw:page>
      <draw:page draw:name="page4" draw:style-name="dp1" draw:master-page-name="Default" presentation:presentation-page-layout-name="AL2T11">
        <draw:custom-shape draw:name="Google Shape;476;p56" draw:style-name="gr1" draw:text-style-name="P2" draw:layer="layout" svg:width="24.999cm" svg:height="2.499cm" svg:x="1.5cm" svg:y="0.5cm">
          <text:p text:style-name="P3"><text:span text:style-name="T1">Database Page Lay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7;p56" draw:style-name="standard" xml:id="id7" draw:id="id7" draw:layer="layout" svg:width="10.747cm" svg:height="3.291cm" svg:x="16.188cm" svg:y="2.868cm">
          <table:table>
            <table:table-column table:style-name="co1"/>
            <table:table-column table:style-name="co2"/>
            <table:table-column table:style-name="co3"/>
            <table:table-row table:style-name="ro1" table:default-cell-style-name="ce1">
              <table:table-cell>
                <text:p text:style-name="P1"><text:span text:style-name="T9">id</text:span></text:p>
              </table:table-cell>
              <table:table-cell>
                <text:p text:style-name="P1"><text:span text:style-name="T9">full_name</text:span></text:p>
              </table:table-cell>
              <table:table-cell>
                <text:p text:style-name="P1"><text:span text:style-name="T9">email</text:span></text:p>
              </table:table-cell>
            </table:table-row>
            <table:table-row table:style-name="ro1" table:default-cell-style-name="ce2">
              <table:table-cell>
                <text:p text:style-name="P1"><text:span text:style-name="T6">1</text:span></text:p>
              </table:table-cell>
              <table:table-cell>
                <text:p text:style-name="P1"><text:span text:style-name="T6">Customer 1</text:span></text:p>
              </table:table-cell>
              <table:table-cell>
                <text:p text:style-name="P1"><text:span text:style-name="T6">customer1@gmail.com</text:span></text:p>
              </table:table-cell>
            </table:table-row>
            <table:table-row table:style-name="ro1" table:default-cell-style-name="ce3">
              <table:table-cell>
                <text:p text:style-name="P1"><text:span text:style-name="T6">...</text:span></text:p>
              </table:table-cell>
              <table:table-cell>
                <text:p text:style-name="P1"><text:span text:style-name="T6">...</text:span></text:p>
              </table:table-cell>
              <table:table-cell>
                <text:p text:style-name="P1"><text:span text:style-name="T6">...</text:span></text:p>
              </table:table-cell>
            </table:table-row>
            <table:table-row table:style-name="ro1" table:default-cell-style-name="ce2">
              <table:table-cell>
                <text:p text:style-name="P1"><text:span text:style-name="T6">40</text:span></text:p>
              </table:table-cell>
              <table:table-cell>
                <text:p text:style-name="P1"><text:span text:style-name="T6">Customer 40</text:span></text:p>
              </table:table-cell>
              <table:table-cell>
                <text:p text:style-name="P1"><text:span text:style-name="T6">customer40@gmail.com</text:span></text:p>
              </table:table-cell>
            </table:table-row>
          </table:table>
          <draw:image xlink:href="Pictures/TablePreview2.svm" xlink:type="simple" xlink:show="embed" xlink:actuate="onLoad"/>
        </draw:frame>
        <draw:custom-shape draw:name="Google Shape;478;p56" draw:style-name="gr7" draw:text-style-name="P2" draw:layer="layout" svg:width="14.511cm" svg:height="1.499cm" svg:x="1.5cm" svg:y="3cm">
          <text:p text:style-name="P3"><text:span text:style-name="T5">SELECT</text:span><text:span text:style-name="T6"> pg_relation_size(</text:span><text:span text:style-name="T8">'customer'</text:span><text:span text:style-name="T6">); </text:span><text:span text:style-name="T7">-- 8192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p56" draw:style-name="gr9" draw:text-style-name="P2" xml:id="id8" draw:id="id8" draw:layer="layout" svg:width="0.999cm" svg:height="10.999cm" draw:transform="rotate (-1.5707963267949) translate (27.1cm 6.746cm)">
          <text:p text:style-name="P3"><text:span text:style-name="T13"/></text:p>
          <draw:enhanced-geometry draw:mirror-horizontal="false" draw:mirror-vertical="false" drawooo:sub-view-size="1002 11002" draw:text-areas="0 0 ?f0 ?f1" svg:viewBox="0 0 0 0" draw:type="ooxml-non-primitive" draw:enhanced-path="M 0 0 C 250 0 500 458 500 916 L 500 1768 C 500 2226 750 2685 1001 2685 750 2685 500 3143 500 3601 L 500 10084 C 500 10542 250 11001 0 11001 N">
            <draw:equation draw:name="f0" draw:formula="logwidth"/>
            <draw:equation draw:name="f1" draw:formula="logheight"/>
          </draw:enhanced-geometry>
        </draw:custom-shape>
        <draw:custom-shape draw:name="Google Shape;480;p56" draw:style-name="gr7" draw:text-style-name="P2" xml:id="id9" draw:id="id9" draw:layer="layout" svg:width="9.999cm" svg:height="0.999cm" svg:x="16.4cm" svg:y="7.847cm">
          <text:p text:style-name="P3"><text:span text:style-name="T3">208 bytes x 40 rows = 8320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56" draw:style-name="gr7" draw:text-style-name="P2" xml:id="id6" draw:id="id6" draw:layer="layout" svg:width="13.999cm" svg:height="3.658cm" svg:x="1.5cm" svg:y="4.5cm">
          <text:p text:style-name="P3"><text:span text:style-name="T5">INSERT INTO</text:span><text:span text:style-name="T6"> customer (id, full_name, email)</text:span></text:p>
          <text:p text:style-name="P3"><text:span text:style-name="T5">SELECT</text:span></text:p>
          <text:p text:style-name="P3"><text:span text:style-name="T6"><text:s text:c="4"/></text:span><text:span text:style-name="T6">id,</text:span></text:p>
          <text:p text:style-name="P3"><text:span text:style-name="T6"><text:s text:c="4"/></text:span><text:span text:style-name="T6">CONCAT(</text:span><text:span text:style-name="T8">'Customer '</text:span><text:span text:style-name="T6">, id),</text:span></text:p>
          <text:p text:style-name="P3"><text:span text:style-name="T6"><text:s text:c="4"/></text:span><text:span text:style-name="T6">CONCAT(</text:span><text:span text:style-name="T8">'customer'</text:span><text:span text:style-name="T6">, id, </text:span><text:span text:style-name="T8">'@gmail.com'</text:span><text:span text:style-name="T6">)</text:span></text:p>
          <text:p text:style-name="P3"><text:span text:style-name="T5">FROM</text:span><text:span text:style-name="T6"> generate_series(11, 40) AS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56" draw:style-name="gr2" draw:text-style-name="P2" xml:id="id11" draw:id="id11" draw:layer="layout" svg:width="24.999cm" svg:height="0.999cm" svg:x="1.5cm" svg:y="11.3cm">
          <text:p text:style-name="P1"><text:span text:style-name="T2">Why table size is still 8192 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56" draw:style-name="gr2" draw:text-style-name="P2" xml:id="id12" draw:id="id12" draw:layer="layout" svg:width="24.999cm" svg:height="0.999cm" svg:x="1.5cm" svg:y="12.7cm">
          <text:p text:style-name="P1"><text:span text:style-name="T2">Where is metadata sto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56" draw:style-name="gr7" draw:text-style-name="P2" xml:id="id10" draw:id="id10" draw:layer="layout" svg:width="14.511cm" svg:height="1.954cm" svg:x="1.5cm" svg:y="8.9cm">
          <text:p text:style-name="P3"><text:span text:style-name="T5">VACUUM </text:span><text:span text:style-name="T6">customer; </text:span><text:span text:style-name="T7">-- Update statistics</text:span></text:p>
          <text:p text:style-name="P3"><text:span text:style-name="T5">SELECT</text:span><text:span text:style-name="T6"> pg_relation_size(</text:span><text:span text:style-name="T8">'customer'</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Google Shape;473;p4:notes" draw:style-name="gr3" draw:layer="layout" svg:width="14.847cm" svg:height="11.135cm" svg:x="3.075cm" svg:y="2.257cm" draw:page-number="4" presentation:class="page"/>
          <draw:frame draw:name="Google Shape;474;p4:notes" presentation:style-name="pr3" draw:text-style-name="P10" draw:layer="layout" svg:width="16.798cm" svg:height="13.363cm" svg:x="2.1cm" svg:y="14.107cm" presentation:class="notes" presentation:user-transformed="true">
            <draw:text-box>
              <text:p text:style-name="P3"><text:span text:style-name="T11">I’m using </text:span><text:span text:style-name="T12">VACUUM because most table statistics are updated by VACUUM, ANALYZE, and a few DDL commands such as CREATE INDEX. Adding rows won’t trigger statistics updates unless you add around 50 rows.</text:span></text:p>
              <text:p text:style-name="P3"><text:span text:style-name="T12"/></text:p>
              <text:p text:style-name="P3"><text:span text:style-name="T13">The actual size of the table is 8182 bytes because that is the minimum page size. </text:span></text:p>
              <text:p text:style-name="P3"><text:span text:style-name="T13"/></text:p>
              <text:p text:style-name="P3"><text:span text:style-name="T13">When data grows and takes over the whole page size, a new page will be created. </text:span></text:p>
              <text:p text:style-name="P3"><text:span text:style-name="T13"/></text:p>
              <text:p text:style-name="P3"><text:span text:style-name="T13">Where is metadata like column name, column type stored?</text:span></text:p>
              <text:p text:style-name="P3"><text:span text:style-name="T13"/></text:p>
            </draw:text-box>
          </draw:frame>
        </presentation:notes>
      </draw:page>
      <draw:page draw:name="page5" draw:style-name="dp1" draw:master-page-name="Default" presentation:presentation-page-layout-name="AL2T11">
        <draw:custom-shape draw:name="Google Shape;489;p57" draw:style-name="gr1" draw:text-style-name="P2" draw:layer="layout" svg:width="24.999cm" svg:height="2.499cm" svg:x="1.5cm" svg:y="0.5cm">
          <text:p text:style-name="P3"><text:span text:style-name="T1">System Catalog 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57" draw:style-name="gr7" draw:text-style-name="P2" draw:layer="layout" svg:width="22.499cm" svg:height="10.43cm" svg:x="1.5cm" svg:y="3cm">
          <text:p text:style-name="P4"><text:span text:style-name="T2">System catalog tables store schema metadata, such as information about tables and columns, and internal bookkeeping information</text:span></text:p>
          <text:list text:style-name="L7">
            <text:list-item>
              <text:p text:style-name="P11"><text:span text:style-name="T14">pg_namespace</text:span></text:p>
            </text:list-item>
            <text:list-item>
              <text:p text:style-name="P4"><text:span text:style-name="T14">pg_class</text:span></text:p>
            </text:list-item>
            <text:list-item>
              <text:p text:style-name="P4"><text:span text:style-name="T14">pg_index</text:span></text:p>
            </text:list-item>
            <text:list-item>
              <text:p text:style-name="P4"><text:span text:style-name="T14">pg_attribute</text:span></text:p>
            </text:list-item>
            <text:list-item>
              <text:p text:style-name="P4"><text:span text:style-name="T2">…</text:span></text:p>
            </text:list-item>
          </text:list>
          <text:p text:style-name="P12"><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6;p5:notes" draw:style-name="gr3" draw:layer="layout" svg:width="14.847cm" svg:height="11.135cm" svg:x="3.075cm" svg:y="2.257cm" draw:page-number="5" presentation:class="page"/>
          <draw:frame draw:name="Google Shape;487;p5:notes" presentation:style-name="pr3" draw:text-style-name="P10" draw:layer="layout" svg:width="18.999cm" svg:height="14.292cm" svg:x="1cm" svg:y="14.207cm" presentation:class="notes" presentation:user-transformed="true">
            <draw:text-box>
              <text:p text:style-name="P3"><text:span text:style-name="T4">Tables that store schema metadata.</text:span></text:p>
              <text:list text:style-name="L5">
                <text:list-item>
                  <text:p text:style-name="P4"><text:span text:style-name="T10">pg_namespace</text:span><text:span text:style-name="T4">: contains information about database schemas</text:span></text:p>
                </text:list-item>
                <text:list-item>
                  <text:p text:style-name="P4"><text:span text:style-name="T10">pg_class</text:span><text:span text:style-name="T4">: contains information about different type of objects like tables, views, indexes. Inclides the number of rows and the table size on disk.</text:span></text:p>
                </text:list-item>
              </text:list>
              <text:list text:style-name="L9">
                <text:list-item>
                  <text:list>
                    <text:list-item>
                      <text:p text:style-name="P4"><text:span text:style-name="T4">We can see here that the relation kind is `r` which means it is a table.</text:span></text:p>
                    </text:list-item>
                    <text:list-item>
                      <text:p text:style-name="P4"><text:span text:style-name="T4">We can also see the number of pages is 1 and number of tuples is 40 as expected.</text:span></text:p>
                    </text:list-item>
                    <text:list-item>
                      <text:p text:style-name="P4"><text:span text:style-name="T4">It also shows that the relation does not have an index.</text:span></text:p>
                    </text:list-item>
                    <text:list-item>
                      <text:p text:style-name="P4"><text:span text:style-name="T4"><text:s/></text:span></text:p>
                    </text:list-item>
                  </text:list>
                </text:list-item>
                <text:list-item>
                  <text:p text:style-name="P4"><text:span text:style-name="T10">pg_index</text:span><text:span text:style-name="T4">: contains information about indexes. </text:span></text:p>
                </text:list-item>
              </text:list>
              <text:p text:style-name="P3"><text:span text:style-name="T4"/></text:p>
              <text:p text:style-name="P3"><text:span text:style-name="T4">ref: </text:span></text:p>
              <text:p text:style-name="P3"><text:span text:style-name="T15"><text:a xlink:href="https://www.postgresql.org/docs/current/catalogs.html" xlink:type="simple">https://www.postgresql.org/docs/current/catalogs.html</text:a></text:span></text:p>
            </draw:text-box>
          </draw:frame>
        </presentation:notes>
      </draw:page>
      <draw:page draw:name="page6" draw:style-name="dp1" draw:master-page-name="Default" presentation:presentation-page-layout-name="AL2T11">
        <draw:custom-shape draw:name="Google Shape;495;p58" draw:style-name="gr1" draw:text-style-name="P2" draw:layer="layout" svg:width="24.999cm" svg:height="2.499cm" svg:x="1.5cm" svg:y="0.5cm">
          <text:p text:style-name="P3"><text:span text:style-name="T1">System Catalog 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58" draw:style-name="gr7" draw:text-style-name="P2" draw:layer="layout" svg:width="22.499cm" svg:height="1.692cm" svg:x="1.5cm" svg:y="3cm">
          <text:p text:style-name="P3"><text:span text:style-name="T5">SELECT</text:span><text:span text:style-name="T6"> nspname </text:span></text:p>
          <text:p text:style-name="P3"><text:span text:style-name="T5">FROM</text:span><text:span text:style-name="T6"> </text:span><text:span text:style-name="T16">pg_namespace</text:span><text:span text:style-name="T6">; </text:span><text:span text:style-name="T7">-- List all schemas</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7;p58" draw:style-name="standard" xml:id="id13" draw:id="id13" draw:layer="layout" svg:width="21.48cm" svg:height="1.645cm" svg:x="1.725cm" svg:y="11.811cm">
          <table:table>
            <table:table-column table:style-name="co4"/>
            <table:table-column table:style-name="co5"/>
            <table:table-column table:style-name="co6"/>
            <table:table-column table:style-name="co7"/>
            <table:table-column table:style-name="co8"/>
            <table:table-column table:style-name="co9"/>
            <table:table-row table:style-name="ro1" table:default-cell-style-name="ce4">
              <table:table-cell>
                <text:p text:style-name="P1"><text:span text:style-name="T9">oid</text:span></text:p>
              </table:table-cell>
              <table:table-cell>
                <text:p text:style-name="P1"><text:span text:style-name="T9">relname</text:span></text:p>
              </table:table-cell>
              <table:table-cell>
                <text:p text:style-name="P1"><text:span text:style-name="T9">relkind</text:span></text:p>
              </table:table-cell>
              <table:table-cell>
                <text:p text:style-name="P1"><text:span text:style-name="T9">relpages</text:span></text:p>
              </table:table-cell>
              <table:table-cell>
                <text:p text:style-name="P1"><text:span text:style-name="T9">reltuples</text:span></text:p>
              </table:table-cell>
              <table:table-cell>
                <text:p text:style-name="P1"><text:span text:style-name="T9">relhasindex</text:span></text:p>
              </table:table-cell>
            </table:table-row>
            <table:table-row table:style-name="ro1" table:default-cell-style-name="ce5">
              <table:table-cell>
                <text:p text:style-name="P1"><text:span text:style-name="T6">32781</text:span></text:p>
              </table:table-cell>
              <table:table-cell>
                <text:p text:style-name="P1"><text:span text:style-name="T6">customer</text:span></text:p>
              </table:table-cell>
              <table:table-cell>
                <text:p text:style-name="P1"><text:span text:style-name="T6">r</text:span></text:p>
              </table:table-cell>
              <table:table-cell>
                <text:p text:style-name="P1"><text:span text:style-name="T6">1</text:span></text:p>
              </table:table-cell>
              <table:table-cell>
                <text:p text:style-name="P1"><text:span text:style-name="T6">40</text:span></text:p>
              </table:table-cell>
              <table:table-cell>
                <text:p text:style-name="P1"><text:span text:style-name="T6">f</text:span></text:p>
              </table:table-cell>
            </table:table-row>
          </table:table>
          <draw:image xlink:href="Pictures/TablePreview3.svm" xlink:type="simple" xlink:show="embed" xlink:actuate="onLoad"/>
        </draw:frame>
        <draw:custom-shape draw:name="Google Shape;498;p58" draw:style-name="gr7" draw:text-style-name="P2" xml:id="id14" draw:id="id14" draw:layer="layout" svg:width="22.499cm" svg:height="5.765cm" svg:x="1.5cm" svg:y="5.292cm">
          <text:p text:style-name="P3"><text:span text:style-name="T5">SELECT</text:span></text:p>
          <text:p text:style-name="P3"><text:span text:style-name="T6"><text:s text:c="4"/></text:span><text:span text:style-name="T6">oid, </text:span><text:span text:style-name="T7">-- Object identifier</text:span><text:span text:style-name="T5"> </text:span></text:p>
          <text:p text:style-name="P3"><text:span text:style-name="T7"><text:s text:c="4"/></text:span><text:span text:style-name="T6">relname,</text:span><text:span text:style-name="T7"> -- Relation name</text:span></text:p>
          <text:p text:style-name="P3"><text:span text:style-name="T7"><text:s text:c="4"/></text:span><text:span text:style-name="T6">relkind,</text:span><text:span text:style-name="T7"> -- Table (r), Index (i), View (v), TOAST(t) <text:s/></text:span></text:p>
          <text:p text:style-name="P3"><text:span text:style-name="T7"><text:s text:c="4"/></text:span><text:span text:style-name="T6">relpages,</text:span><text:span text:style-name="T7"> -- Number of pages</text:span></text:p>
          <text:p text:style-name="P3"><text:span text:style-name="T7"><text:s text:c="4"/></text:span><text:span text:style-name="T6">reltuples,</text:span><text:span text:style-name="T7"> -- Number of rows</text:span></text:p>
          <text:p text:style-name="P3"><text:span text:style-name="T7"><text:s text:c="4"/></text:span><text:span text:style-name="T6">relhasindex</text:span><text:span text:style-name="T7"> <text:s/>-- Has an index</text:span></text:p>
          <text:p text:style-name="P3"><text:span text:style-name="T5">FROM</text:span><text:span text:style-name="T7"> </text:span><text:span text:style-name="T16">pg_class</text:span><text:span text:style-name="T6"> </text:span></text:p>
          <text:p text:style-name="P3"><text:span text:style-name="T5">WHERE</text:span><text:span text:style-name="T7"> </text:span><text:span text:style-name="T6">relname = </text:span><text:span text:style-name="T8">'customer'</text:span><text:span text:style-name="T6">;</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name="Google Shape;492;g2605d7153c1_0_2:notes" draw:style-name="gr3" draw:layer="layout" svg:width="14.847cm" svg:height="11.135cm" svg:x="3.075cm" svg:y="2.257cm" draw:page-number="6" presentation:class="page"/>
          <draw:frame draw:name="Google Shape;493;g2605d7153c1_0_2:notes" presentation:style-name="pr3" draw:text-style-name="P10" draw:layer="layout" svg:width="18.999cm" svg:height="14.292cm" svg:x="1cm" svg:y="14.207cm" presentation:class="notes" presentation:user-transformed="true">
            <draw:text-box>
              <text:p text:style-name="P3"><text:span text:style-name="T4">Tables that store schema metadata.</text:span></text:p>
              <text:list text:style-name="L5">
                <text:list-item>
                  <text:p text:style-name="P4"><text:span text:style-name="T10">pg_namespace</text:span><text:span text:style-name="T4">: contains information about database schemas</text:span></text:p>
                </text:list-item>
                <text:list-item>
                  <text:p text:style-name="P4"><text:span text:style-name="T10">pg_class</text:span><text:span text:style-name="T4">: contains information about different type of objetcs like tables, views, indexes. Inclides the number of rows and the table size on disk.</text:span></text:p>
                </text:list-item>
              </text:list>
              <text:list text:style-name="L9">
                <text:list-item>
                  <text:list>
                    <text:list-item>
                      <text:p text:style-name="P4"><text:span text:style-name="T4">We can see here that the relation kind is `r` which means it is a table.</text:span></text:p>
                    </text:list-item>
                    <text:list-item>
                      <text:p text:style-name="P4"><text:span text:style-name="T4">We can also see the number of pages is 1 and number of tuples is 40 as expected.</text:span></text:p>
                    </text:list-item>
                    <text:list-item>
                      <text:p text:style-name="P4"><text:span text:style-name="T4">It also shows that the relation does not have an index.</text:span></text:p>
                    </text:list-item>
                    <text:list-item>
                      <text:p text:style-name="P4"><text:span text:style-name="T4"><text:s/></text:span></text:p>
                    </text:list-item>
                  </text:list>
                </text:list-item>
                <text:list-item>
                  <text:p text:style-name="P4"><text:span text:style-name="T10">pg_index</text:span><text:span text:style-name="T4">: contains information about indexes. </text:span></text:p>
                </text:list-item>
              </text:list>
              <text:p text:style-name="P3"><text:span text:style-name="T4"/></text:p>
              <text:p text:style-name="P3"><text:span text:style-name="T4">ref: </text:span></text:p>
              <text:p text:style-name="P3"><text:span text:style-name="T15"><text:a xlink:href="https://www.postgresql.org/docs/current/catalogs.html" xlink:type="simple">https://www.postgresql.org/docs/current/catalogs.html</text:a></text:span></text:p>
            </draw:text-box>
          </draw:frame>
        </presentation:notes>
      </draw:page>
      <draw:page draw:name="page7" draw:style-name="dp1" draw:master-page-name="Default" presentation:presentation-page-layout-name="AL2T11">
        <draw:custom-shape draw:name="Google Shape;503;p59" draw:style-name="gr1" draw:text-style-name="P2" draw:layer="layout" svg:width="24.999cm" svg:height="2.499cm" svg:x="1.5cm" svg:y="0.5cm">
          <text:p text:style-name="P3"><text:span text:style-name="T1">System Catalog 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59" draw:style-name="gr7" draw:text-style-name="P2" draw:layer="layout" svg:width="22.499cm" svg:height="10.763cm" svg:x="1.5cm" svg:y="3cm">
          <text:p text:style-name="P3"><text:span text:style-name="T5">CREATE INDEX </text:span><text:span text:style-name="T6">ix_customer</text:span><text:span text:style-name="T5"> ON </text:span><text:span text:style-name="T6">customer </text:span><text:span text:style-name="T5">USING </text:span><text:span text:style-name="T6">btree (id, email);</text:span></text:p>
          <text:p text:style-name="P3"><text:span text:style-name="T13"/></text:p>
          <text:p text:style-name="P3"><text:span text:style-name="T13"/></text:p>
          <text:p text:style-name="P3"><text:span text:style-name="T5">SELECT</text:span></text:p>
          <text:p text:style-name="P3"><text:span text:style-name="T5"><text:tab/></text:span><text:span text:style-name="T6">indisunique, </text:span><text:span text:style-name="T7">-- Is unique</text:span></text:p>
          <text:p text:style-name="P3"><text:span text:style-name="T6"><text:tab/></text:span><text:span text:style-name="T6">indisprimary, </text:span><text:span text:style-name="T7">-- Is primary key</text:span></text:p>
          <text:p text:style-name="P3"><text:span text:style-name="T6"><text:tab/></text:span><text:span text:style-name="T6">indisclustered, </text:span><text:span text:style-name="T7">-- Is clustered</text:span></text:p>
          <text:p text:style-name="P3"><text:span text:style-name="T6"><text:tab/></text:span><text:span text:style-name="T6">indkey, </text:span><text:span text:style-name="T7">-- Array of columns included in the index</text:span></text:p>
          <text:p text:style-name="P3"><text:span text:style-name="T6"><text:tab/></text:span><text:span text:style-name="T6">indpred </text:span><text:span text:style-name="T7">-- Predicate for the index, example: price &gt; 100</text:span></text:p>
          <text:p text:style-name="P3"><text:span text:style-name="T5">FROM</text:span><text:span text:style-name="T6"> </text:span><text:span text:style-name="T16">pg_index</text:span></text:p>
          <text:p text:style-name="P3"><text:span text:style-name="T5">WHERE</text:span><text:span text:style-name="T6"> indexrelid = </text:span><text:span text:style-name="T8">'ix_customer'</text:span><text:span text:style-name="T6">::regclass;</text:span></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5;p59" draw:style-name="standard" draw:layer="layout" svg:width="21.418cm" svg:height="1.645cm" svg:x="1.725cm" svg:y="10.753cm">
          <table:table>
            <table:table-column table:style-name="co10"/>
            <table:table-column table:style-name="co11"/>
            <table:table-column table:style-name="co12"/>
            <table:table-column table:style-name="co13"/>
            <table:table-column table:style-name="co14"/>
            <table:table-row table:style-name="ro1" table:default-cell-style-name="ce4">
              <table:table-cell>
                <text:p text:style-name="P1"><text:span text:style-name="T9">indisunique</text:span></text:p>
              </table:table-cell>
              <table:table-cell>
                <text:p text:style-name="P1"><text:span text:style-name="T9">indisprimary</text:span></text:p>
              </table:table-cell>
              <table:table-cell>
                <text:p text:style-name="P1"><text:span text:style-name="T9">indisclustered</text:span></text:p>
              </table:table-cell>
              <table:table-cell>
                <text:p text:style-name="P1"><text:span text:style-name="T9">indkey</text:span></text:p>
              </table:table-cell>
              <table:table-cell>
                <text:p text:style-name="P1"><text:span text:style-name="T9">indpred</text:span></text:p>
              </table:table-cell>
            </table:table-row>
            <table:table-row table:style-name="ro1" table:default-cell-style-name="ce5">
              <table:table-cell>
                <text:p text:style-name="P1"><text:span text:style-name="T6">f</text:span></text:p>
              </table:table-cell>
              <table:table-cell>
                <text:p text:style-name="P1"><text:span text:style-name="T6">f</text:span></text:p>
              </table:table-cell>
              <table:table-cell>
                <text:p text:style-name="P1"><text:span text:style-name="T6">f</text:span></text:p>
              </table:table-cell>
              <table:table-cell>
                <text:p text:style-name="P1"><text:span text:style-name="T6">1 3</text:span></text:p>
              </table:table-cell>
              <table:table-cell table:style-name="ce6"/>
            </table:table-row>
          </table:table>
          <draw:image xlink:href="Pictures/TablePreview4.svm" xlink:type="simple" xlink:show="embed" xlink:actuate="onLoad"/>
        </draw:frame>
        <presentation:notes draw:style-name="dp2">
          <draw:page-thumbnail draw:name="Google Shape;500;p6:notes" draw:style-name="gr3" draw:layer="layout" svg:width="14.847cm" svg:height="11.135cm" svg:x="3.075cm" svg:y="2.257cm" draw:page-number="7" presentation:class="page"/>
          <draw:frame draw:name="Google Shape;501;p6:notes" presentation:style-name="pr3" draw:text-style-name="P10" draw:layer="layout" svg:width="18.999cm" svg:height="14.292cm" svg:x="1cm" svg:y="14.207cm" presentation:class="notes" presentation:user-transformed="true">
            <draw:text-box>
              <text:p text:style-name="P3"><text:span text:style-name="T4">Tables that store schema metadata.</text:span></text:p>
              <text:list text:style-name="L5">
                <text:list-item>
                  <text:p text:style-name="P4"><text:span text:style-name="T10">pg_namespace</text:span><text:span text:style-name="T4">: contains information about database schemas</text:span></text:p>
                </text:list-item>
                <text:list-item>
                  <text:p text:style-name="P4"><text:span text:style-name="T10">pg_class</text:span><text:span text:style-name="T4">: contains information about different type of objetcs like tables, views, indexes. Inclides the number of rows and the table size on disk.</text:span></text:p>
                </text:list-item>
              </text:list>
              <text:list text:style-name="L9">
                <text:list-item>
                  <text:list>
                    <text:list-item>
                      <text:p text:style-name="P4"><text:span text:style-name="T4">We can see here that the relation kind is `r` which means it is a table.</text:span></text:p>
                    </text:list-item>
                    <text:list-item>
                      <text:p text:style-name="P4"><text:span text:style-name="T4">We can also see the number of pages is 1 and number of tuples is 40 as expected.</text:span></text:p>
                    </text:list-item>
                    <text:list-item>
                      <text:p text:style-name="P4"><text:span text:style-name="T4">It also shows that the relation does not have an index.</text:span></text:p>
                    </text:list-item>
                    <text:list-item>
                      <text:p text:style-name="P4"><text:span text:style-name="T4"><text:s/></text:span></text:p>
                    </text:list-item>
                  </text:list>
                </text:list-item>
                <text:list-item>
                  <text:p text:style-name="P4"><text:span text:style-name="T10">pg_index</text:span><text:span text:style-name="T4">: contains information about indexes. </text:span></text:p>
                </text:list-item>
              </text:list>
              <text:p text:style-name="P3"><text:span text:style-name="T4"/></text:p>
              <text:p text:style-name="P3"><text:span text:style-name="T4">ref: </text:span></text:p>
              <text:p text:style-name="P3"><text:span text:style-name="T15"><text:a xlink:href="https://www.postgresql.org/docs/current/catalogs.html" xlink:type="simple">https://www.postgresql.org/docs/current/catalogs.html</text:a></text:span></text:p>
            </draw:text-box>
          </draw:frame>
        </presentation:notes>
      </draw:page>
      <draw:page draw:name="page8" draw:style-name="dp1" draw:master-page-name="Default" presentation:presentation-page-layout-name="AL2T11">
        <draw:custom-shape draw:name="Google Shape;510;p60" draw:style-name="gr1" draw:text-style-name="P2" draw:layer="layout" svg:width="24.999cm" svg:height="2.499cm" svg:x="1.5cm" svg:y="0.5cm">
          <text:p text:style-name="P3"><text:span text:style-name="T1">System Catalog 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60" draw:style-name="gr7" draw:text-style-name="P2" draw:layer="layout" svg:width="22.499cm" svg:height="10.499cm" svg:x="1.5cm" svg:y="3cm">
          <text:p text:style-name="P3"><text:span text:style-name="T5">SELECT</text:span></text:p>
          <text:p text:style-name="P3"><text:span text:style-name="T6"><text:s text:c="4"/></text:span><text:span text:style-name="T6">attname,</text:span><text:span text:style-name="T7"> -- Column name</text:span></text:p>
          <text:p text:style-name="P3"><text:span text:style-name="T6"><text:s text:c="4"/></text:span><text:span text:style-name="T6">atttypid::regtype, </text:span><text:span text:style-name="T7">-- Column type</text:span></text:p>
          <text:p text:style-name="P3"><text:span text:style-name="T7"><text:s text:c="4"/></text:span><text:span text:style-name="T6">attnum,</text:span><text:span text:style-name="T7"> -- Column number within the table</text:span></text:p>
          <text:p text:style-name="P3"><text:span text:style-name="T7"><text:s text:c="4"/></text:span><text:span text:style-name="T6">attnotnull,</text:span><text:span text:style-name="T7"> -- Not NULL Constraint</text:span></text:p>
          <text:p text:style-name="P3"><text:span text:style-name="T6"><text:s text:c="4"/></text:span><text:span text:style-name="T6">attcompression, </text:span><text:span text:style-name="T7">-- Compression</text:span></text:p>
          <text:p text:style-name="P3"><text:span text:style-name="T6"><text:s text:c="4"/></text:span><text:span text:style-name="T6">attstorage </text:span><text:span text:style-name="T7">-- plain(p), external (e), main (m), extended (x)</text:span></text:p>
          <text:p text:style-name="P3"><text:span text:style-name="T5">FROM</text:span><text:span text:style-name="T6"> </text:span><text:span text:style-name="T16">pg_attribute</text:span></text:p>
          <text:p text:style-name="P3"><text:span text:style-name="T5">WHERE</text:span><text:span text:style-name="T6"> attrelid = </text:span><text:span text:style-name="T8">'customer'</text:span><text:span text:style-name="T6">::regclass </text:span><text:span text:style-name="T5">AND</text:span><text:span text:style-name="T6"> attnum &gt;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p60" draw:style-name="standard" draw:layer="layout" svg:width="23.475cm" svg:height="3.771cm" svg:x="1.726cm" svg:y="9.489cm">
          <table:table>
            <table:table-column table:style-name="co15"/>
            <table:table-column table:style-name="co16"/>
            <table:table-column table:style-name="co17"/>
            <table:table-column table:style-name="co18"/>
            <table:table-column table:style-name="co19"/>
            <table:table-column table:style-name="co20"/>
            <table:table-row table:style-name="ro2" table:default-cell-style-name="ce4">
              <table:table-cell>
                <text:p text:style-name="P1"><text:span text:style-name="T6">attname</text:span></text:p>
              </table:table-cell>
              <table:table-cell>
                <text:p text:style-name="P1"><text:span text:style-name="T6">atttypid</text:span></text:p>
              </table:table-cell>
              <table:table-cell>
                <text:p text:style-name="P1"><text:span text:style-name="T6">attnum</text:span></text:p>
              </table:table-cell>
              <table:table-cell>
                <text:p text:style-name="P1"><text:span text:style-name="T6">attnotnull</text:span></text:p>
              </table:table-cell>
              <table:table-cell>
                <text:p text:style-name="P1"><text:span text:style-name="T6">attcompression</text:span></text:p>
              </table:table-cell>
              <table:table-cell>
                <text:p text:style-name="P1"><text:span text:style-name="T6">attstorage</text:span></text:p>
              </table:table-cell>
            </table:table-row>
            <table:table-row table:style-name="ro2" table:default-cell-style-name="ce5">
              <table:table-cell>
                <text:p text:style-name="P1"><text:span text:style-name="T6">id</text:span></text:p>
              </table:table-cell>
              <table:table-cell>
                <text:p text:style-name="P1"><text:span text:style-name="T6">bigint</text:span></text:p>
              </table:table-cell>
              <table:table-cell>
                <text:p text:style-name="P1"><text:span text:style-name="T6">1</text:span></text:p>
              </table:table-cell>
              <table:table-cell>
                <text:p text:style-name="P1"><text:span text:style-name="T6">t</text:span></text:p>
              </table:table-cell>
              <table:table-cell table:style-name="ce6"/>
              <table:table-cell>
                <text:p text:style-name="P1"><text:span text:style-name="T6">p</text:span></text:p>
              </table:table-cell>
            </table:table-row>
            <table:table-row table:style-name="ro2" table:default-cell-style-name="ce7">
              <table:table-cell>
                <text:p text:style-name="P1"><text:span text:style-name="T6">full_name</text:span></text:p>
              </table:table-cell>
              <table:table-cell>
                <text:p text:style-name="P1"><text:span text:style-name="T6">character varying</text:span></text:p>
              </table:table-cell>
              <table:table-cell>
                <text:p text:style-name="P1"><text:span text:style-name="T6">2</text:span></text:p>
              </table:table-cell>
              <table:table-cell>
                <text:p text:style-name="P1"><text:span text:style-name="T6">t</text:span></text:p>
              </table:table-cell>
              <table:table-cell table:style-name="ce8"/>
              <table:table-cell>
                <text:p text:style-name="P1"><text:span text:style-name="T6">x</text:span></text:p>
              </table:table-cell>
            </table:table-row>
            <table:table-row table:style-name="ro3" table:default-cell-style-name="ce5">
              <table:table-cell>
                <text:p text:style-name="P1"><text:span text:style-name="T6">email</text:span></text:p>
              </table:table-cell>
              <table:table-cell>
                <text:p text:style-name="P1"><text:span text:style-name="T6">character varying</text:span></text:p>
              </table:table-cell>
              <table:table-cell>
                <text:p text:style-name="P1"><text:span text:style-name="T6">3</text:span></text:p>
              </table:table-cell>
              <table:table-cell>
                <text:p text:style-name="P1"><text:span text:style-name="T6">t</text:span></text:p>
              </table:table-cell>
              <table:table-cell table:style-name="ce6"/>
              <table:table-cell>
                <text:p text:style-name="P1"><text:span text:style-name="T6">x</text:span></text:p>
              </table:table-cell>
            </table:table-row>
          </table:table>
          <draw:image xlink:href="Pictures/TablePreview5.svm" xlink:type="simple" xlink:show="embed" xlink:actuate="onLoad"/>
        </draw:frame>
        <presentation:notes draw:style-name="dp2">
          <draw:page-thumbnail draw:name="Google Shape;507;p7:notes" draw:style-name="gr3" draw:layer="layout" svg:width="14.847cm" svg:height="11.135cm" svg:x="3.075cm" svg:y="2.257cm" draw:page-number="8" presentation:class="page"/>
          <draw:frame draw:name="Google Shape;508;p7:notes" presentation:style-name="pr3" draw:text-style-name="P10" draw:layer="layout" svg:width="16.798cm" svg:height="14.467cm" svg:x="2.1cm" svg:y="14.107cm" presentation:class="notes" presentation:user-transformed="true">
            <draw:text-box>
              <text:p text:style-name="P3"><text:span text:style-name="T4">Tables that store schema metadata:</text:span></text:p>
              <text:p text:style-name="P3"><text:span text:style-name="T10">pg_attribute</text:span><text:span text:style-name="T4">: contains information about columns of tables, like column names and constrains. For this attribute, the </text:span><text:span text:style-name="T10">storage strategy</text:span><text:span text:style-name="T4"> types are:</text:span></text:p>
              <text:p text:style-name="P3"><text:span text:style-name="T10">Plain</text:span><text:span text:style-name="T4">: prevents either compression or out-of-line storage. Is used for fixed value length like integer, decimal, etc.</text:span></text:p>
              <text:p text:style-name="P3"><text:span text:style-name="T10">External</text:span><text:span text:style-name="T4"> allows out-of-line storage but not compression. Is used for BLOB data, that stores in a separate file.</text:span></text:p>
              <text:p text:style-name="P3"><text:span text:style-name="T10">Main</text:span><text:span text:style-name="T4"> allows compression but not out-of-line storage. * (it just allow out-of-line storage when the row is too big to fit in 1 page).</text:span></text:p>
              <text:p text:style-name="P3"><text:span text:style-name="T10">Extended</text:span><text:span text:style-name="T4"> allows both compression and out-of-line storage. Is the defaul for TOAST-able data types like VARCHAR. Compression will be attempted first, then out-of-line storage if the row is still too big.</text:span></text:p>
              <text:p text:style-name="P3"><text:span text:style-name="T4">TOAST means The Oversized-Attribute Storage Technique.</text:span></text:p>
              <text:p text:style-name="P3"><text:span text:style-name="T4">This is to solve the probalem of tuple/rows expanding multiple pages.</text:span></text:p>
              <text:p text:style-name="P3"><text:span text:style-name="T4">‘</text:span><text:span text:style-name="T4">name’::regclass is used to convert name into the object id in the pg_class table.</text:span></text:p>
              <text:p text:style-name="P3"><text:span text:style-name="T4">ref: </text:span></text:p>
              <text:p text:style-name="P3"><text:span text:style-name="T15"><text:a xlink:href="https://www.postgresql.org/docs/current/catalogs.html" xlink:type="simple">https://www.postgresql.org/docs/current/catalogs.html</text:a></text:span></text:p>
              <text:p text:style-name="P3"><text:span text:style-name="T17"><text:a xlink:href="https://www.postgresql.org/docs/current/sql-altertable.html#SQL-ALTERTABLE-DESC-SET-STORAGE" xlink:type="simple">https://www.postgresql.org/docs/current/sql-altertable.html#SQL-ALTERTABLE-DESC-SET-STORAGE</text:a></text:span></text:p>
              <text:p text:style-name="P3"><text:span text:style-name="T6">https://medium.com/@lk.snatch/postgresql-compression-854a4647ee43</text:span></text:p>
            </draw:text-box>
          </draw:frame>
        </presentation:notes>
      </draw:page>
      <draw:page draw:name="page9" draw:style-name="dp1" draw:master-page-name="Default_20_1" presentation:presentation-page-layout-name="AL2T11">
        <draw:custom-shape draw:name="Google Shape;517;p61"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61" draw:style-name="gr2" draw:text-style-name="P2" draw:layer="layout" svg:width="24.999cm" svg:height="8.999cm" svg:x="1.5cm" svg:y="3.5cm">
          <text:p text:style-name="P3"><text:span text:style-name="T2">The main objective is to speed up data retrieval by reducing the number of pages scanned.</text:span></text:p>
          <text:p text:style-name="P3"><text:span text:style-name="T2"/></text:p>
          <text:list text:style-name="L2">
            <text:list-item>
              <text:p text:style-name="P4"><text:span text:style-name="T14">Heap</text:span><text:span text:style-name="T2">: data stored without a cluster index.</text:span></text:p>
            </text:list-item>
            <text:list-item>
              <text:p text:style-name="P4"><text:span text:style-name="T14">Cluster index*</text:span><text:span text:style-name="T2">: data physically sorted on disk.</text:span></text:p>
            </text:list-item>
            <text:list-item>
              <text:p text:style-name="P4"><text:span text:style-name="T14">Non-cluster index</text:span><text:span text:style-name="T2">: is a separate structure from the base t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4;p8:notes" draw:style-name="gr3" draw:layer="layout" svg:width="14.847cm" svg:height="11.135cm" svg:x="3.075cm" svg:y="2.257cm" draw:page-number="9" presentation:class="page"/>
          <draw:frame draw:name="Google Shape;515;p8:notes" presentation:style-name="pr4" draw:text-style-name="P10" draw:layer="layout" svg:width="16.798cm" svg:height="13.363cm" svg:x="2.1cm" svg:y="14.107cm" presentation:class="notes" presentation:user-transformed="true">
            <draw:text-box>
              <text:p text:style-name="P3"><text:span text:style-name="T4">Cluster indexes don’t require additional disk space.</text:span></text:p>
              <text:p text:style-name="P3"><text:span text:style-name="T4">In postgres, the cluster index concept is referred as clustering.</text:span></text:p>
              <text:p text:style-name="P3"><text:span text:style-name="T4">So we first need to create a non cluster index, and then cluster the data based on that index.</text:span></text:p>
              <text:p text:style-name="P3"><text:span text:style-name="T4"/></text:p>
              <text:p text:style-name="P3"><text:span text:style-name="T4"/></text:p>
              <text:p text:style-name="P3"><text:span text:style-name="T4"/></text:p>
              <text:p text:style-name="P3"><text:span text:style-name="T4"/></text:p>
              <text:p text:style-name="P3"><text:span text:style-name="T4">ref: </text:span><text:span text:style-name="T15"><text:a xlink:href="https://www.postgresql.org/docs/16/sql-cluster.html" xlink:type="simple">https://www.postgresql.org/docs/16/sql-cluster.html</text:a></text:span></text:p>
              <text:p text:style-name="P3"><text:span text:style-name="T13"/></text:p>
            </draw:text-box>
          </draw:frame>
        </presentation:notes>
      </draw:page>
      <draw:page draw:name="page10" draw:style-name="dp1" draw:master-page-name="Default_20_1" presentation:presentation-page-layout-name="AL2T11">
        <draw:custom-shape draw:name="Google Shape;523;p62"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62" draw:style-name="gr7" draw:text-style-name="P2" draw:layer="layout" svg:width="22.442cm" svg:height="6.193cm" svg:x="1.5cm" svg:y="3cm">
          <text:p text:style-name="P3"><text:span text:style-name="T5">CREATE TABLE</text:span><text:span text:style-name="T6"> product</text:span></text:p>
          <text:p text:style-name="P3"><text:span text:style-name="T6">(</text:span></text:p>
          <text:p text:style-name="P3"><text:span text:style-name="T6"><text:s text:c="4"/></text:span><text:span text:style-name="T6">id </text:span><text:span text:style-name="T5">SERIAL PRIMARY KEY</text:span><text:span text:style-name="T6">,</text:span></text:p>
          <text:p text:style-name="P3"><text:span text:style-name="T6"><text:s text:c="4"/></text:span><text:span text:style-name="T6">store_id </text:span><text:span text:style-name="T5">BIGINT NOT NULL</text:span><text:span text:style-name="T6">,</text:span></text:p>
          <text:p text:style-name="P3"><text:span text:style-name="T6"><text:s text:c="4"/></text:span><text:span text:style-name="T6">name </text:span><text:span text:style-name="T5">VARCHAR(50) NOT NULL</text:span><text:span text:style-name="T6">,</text:span></text:p>
          <text:p text:style-name="P3"><text:span text:style-name="T6"><text:s text:c="4"/></text:span><text:span text:style-name="T6">description </text:span><text:span text:style-name="T5">TEXT NOT NULL</text:span><text:span text:style-name="T6">,</text:span></text:p>
          <text:p text:style-name="P3"><text:span text:style-name="T6"><text:s text:c="4"/></text:span><text:span text:style-name="T6">image_url </text:span><text:span text:style-name="T5">VARCHAR(400) NOT NULL</text:span><text:span text:style-name="T6">,</text:span></text:p>
          <text:p text:style-name="P3"><text:span text:style-name="T6"><text:s text:c="4"/></text:span><text:span text:style-name="T6">price </text:span><text:span text:style-name="T5">DECIMAL(10,2) NOT NULL</text:span><text:span text:style-name="T6">,</text:span></text:p>
          <text:p text:style-name="P3"><text:span text:style-name="T6"><text:s text:c="4"/></text:span><text:span text:style-name="T6">stock </text:span><text:span text:style-name="T5">INTEGER NOT NULL</text:span></text:p>
          <text:p text:style-name="P3"><text:span text:style-name="T6">);</text:span></text:p>
          <text:p text:style-name="P3"><text:span text:style-name="T13"/></text:p>
          <text:p text:style-name="P3"><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5;p62" draw:style-name="gr7" draw:text-style-name="P2" xml:id="id15" draw:id="id15" draw:layer="layout" svg:width="22.442cm" svg:height="5.484cm" svg:x="1.5cm" svg:y="9.317cm">
          <text:p text:style-name="P3"><text:span text:style-name="T5">INSERT INTO</text:span><text:span text:style-name="T6"> product (store_id, name, description, image_url, price, stock)</text:span></text:p>
          <text:p text:style-name="P3"><text:span text:style-name="T5">SELECT</text:span></text:p>
          <text:p text:style-name="P3"><text:span text:style-name="T6"><text:s text:c="4"/></text:span><text:span text:style-name="T6">id % 10 + 1,</text:span></text:p>
          <text:p text:style-name="P3"><text:span text:style-name="T6"><text:s text:c="4"/></text:span><text:span text:style-name="T6">CONCAT(</text:span><text:span text:style-name="T8">'Product '</text:span><text:span text:style-name="T6">, id),</text:span></text:p>
          <text:p text:style-name="P3"><text:span text:style-name="T6"><text:s text:c="4"/></text:span><text:span text:style-name="T6">CONCAT(</text:span><text:span text:style-name="T8">'Description '</text:span><text:span text:style-name="T6">, id),</text:span></text:p>
          <text:p text:style-name="P3"><text:span text:style-name="T6"><text:s text:c="4"/></text:span><text:span text:style-name="T6">CONCAT(</text:span><text:span text:style-name="T8">'https://example.com/product/'</text:span><text:span text:style-name="T6">, id, </text:span><text:span text:style-name="T8">'.jpg'</text:span><text:span text:style-name="T6">),</text:span></text:p>
          <text:p text:style-name="P3"><text:span text:style-name="T6"><text:s text:c="4"/></text:span><text:span text:style-name="T6">random() * 100,</text:span></text:p>
          <text:p text:style-name="P3"><text:span text:style-name="T6"><text:s text:c="4"/></text:span><text:span text:style-name="T6">random() * 100</text:span></text:p>
          <text:p text:style-name="P3"><text:span text:style-name="T5">FROM</text:span><text:span text:style-name="T6"> generate_series(1, 2000000) AS id;</text:span></text:p>
          <text:p text:style-name="P3"><text:span text:style-name="T13"/></text:p>
          <text:p text:style-name="P3"><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Google Shape;520;p9:notes" draw:style-name="gr3" draw:layer="layout" svg:width="14.847cm" svg:height="11.135cm" svg:x="3.075cm" svg:y="2.257cm" draw:page-number="10" presentation:class="page"/>
          <draw:frame draw:name="Google Shape;521;p9:notes" presentation:style-name="pr4" draw:text-style-name="P10" draw:layer="layout" svg:width="16.798cm" svg:height="13.363cm" svg:x="2.1cm" svg:y="14.107cm" presentation:class="notes" presentation:user-transformed="true">
            <draw:text-box>
              <text:p text:style-name="P3"><text:span text:style-name="T4">How would you select your cluster index and secondary indexes here? All depends in how you access the database. </text:span></text:p>
              <text:p text:style-name="P3"><text:span text:style-name="T4"/></text:p>
              <text:p text:style-name="P3"><text:span text:style-name="T4">In this case in order to optimeze for query single product by id, because you query 1 at a time you can use a simple secondary index. You don’t need to cluster them.</text:span></text:p>
              <text:p text:style-name="P3"><text:span text:style-name="T4"/></text:p>
              <text:p text:style-name="P3"><text:span text:style-name="T4">In the case you want to query all the products that belong to a particular store_id, then you beter cluster by store_id and not by product id.</text:span></text:p>
            </draw:text-box>
          </draw:frame>
        </presentation:notes>
      </draw:page>
      <draw:page draw:name="page11" draw:style-name="dp1" draw:master-page-name="Default_20_1" presentation:presentation-page-layout-name="AL2T11">
        <draw:custom-shape draw:name="Google Shape;530;p63"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63" draw:style-name="gr7" draw:text-style-name="P2" draw:layer="layout" svg:width="22.442cm" svg:height="11.255cm" svg:x="1.5cm" svg:y="2.365cm">
          <text:p text:style-name="P3"><text:span text:style-name="T5">SELECT</text:span></text:p>
          <text:p text:style-name="P3"><text:span text:style-name="T7"><text:s text:c="4"/></text:span><text:span text:style-name="T6">t.relpages,</text:span><text:span text:style-name="T7"> -- Number of pages</text:span></text:p>
          <text:p text:style-name="P3"><text:span text:style-name="T7"><text:s text:c="3"/></text:span><text:span text:style-name="T6"><text:s/></text:span><text:span text:style-name="T6">to_char(t.reltuples, </text:span><text:span text:style-name="T8">'999,999,999'</text:span><text:span text:style-name="T6">) as reltuples,</text:span><text:span text:style-name="T7"> -- Number of rows</text:span></text:p>
          <text:p text:style-name="P3"><text:span text:style-name="T7"><text:s text:c="4"/></text:span><text:span text:style-name="T6">t.relhasindex,</text:span><text:span text:style-name="T7"> <text:s/>-- Has an index</text:span></text:p>
          <text:p text:style-name="P3"><text:span text:style-name="T6"><text:s/></text:span></text:p>
          <text:p text:style-name="P3"><text:span text:style-name="T6"><text:s text:c="4"/></text:span><text:span text:style-name="T6">i.indisunique, </text:span><text:span text:style-name="T7">-- Is unique</text:span></text:p>
          <text:p text:style-name="P3"><text:span text:style-name="T6"><text:s text:c="4"/></text:span><text:span text:style-name="T6">i.indisprimary, </text:span><text:span text:style-name="T7">-- Is primary key</text:span></text:p>
          <text:p text:style-name="P3"><text:span text:style-name="T6"><text:s text:c="4"/></text:span><text:span text:style-name="T6">i.indisclustered, </text:span><text:span text:style-name="T7">-- Is clustered</text:span></text:p>
          <text:p text:style-name="P3"><text:span text:style-name="T6"><text:s text:c="4"/></text:span><text:span text:style-name="T6">i.indkey, </text:span><text:span text:style-name="T7">-- Array of columns included in the index</text:span></text:p>
          <text:p text:style-name="P3"><text:span text:style-name="T13"/></text:p>
          <text:p text:style-name="P3"><text:span text:style-name="T7"><text:s text:c="4"/></text:span><text:span text:style-name="T6">ti.relpages,</text:span><text:span text:style-name="T7"> -- Number of pages</text:span></text:p>
          <text:p text:style-name="P3"><text:span text:style-name="T7"><text:s text:c="3"/></text:span><text:span text:style-name="T6"><text:s/></text:span><text:span text:style-name="T6">to_char(ti.reltuples, </text:span><text:span text:style-name="T8">'999,999,999'</text:span><text:span text:style-name="T6">) as reltuples</text:span><text:span text:style-name="T7"> -- Number of rows</text:span></text:p>
          <text:p text:style-name="P3"><text:span text:style-name="T5">FROM</text:span><text:span text:style-name="T7"> </text:span><text:span text:style-name="T16">pg_class t</text:span></text:p>
          <text:p text:style-name="P3"><text:span text:style-name="T16"><text:s text:c="4"/></text:span><text:span text:style-name="T5">JOIN</text:span><text:span text:style-name="T6"> </text:span><text:span text:style-name="T16">pg_index i </text:span><text:span text:style-name="T5">ON</text:span><text:span text:style-name="T6"> i.indrelid = t.oid</text:span></text:p>
          <text:p text:style-name="P3"><text:span text:style-name="T5"><text:s text:c="4"/></text:span><text:span text:style-name="T5">JOIN</text:span><text:span text:style-name="T6"> </text:span><text:span text:style-name="T16">pg_class ti </text:span><text:span text:style-name="T5">ON</text:span><text:span text:style-name="T6"> i.indrelid = ti.oid</text:span></text:p>
          <text:p text:style-name="P3"><text:span text:style-name="T5">WHERE</text:span><text:span text:style-name="T7"> </text:span><text:span text:style-name="T6">t.relname = </text:span><text:span text:style-name="T8">'product'</text:span><text:span text:style-name="T6">;</text:span></text:p>
          <text:p text:style-name="P3"><text:span text:style-name="T13"/></text:p>
          <text:p text:style-name="P3"><text:span text:style-name="T13"/></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2;p63" draw:style-name="standard" draw:layer="layout" svg:width="27.514cm" svg:height="1.645cm" svg:x="0.22cm" svg:y="12.077cm">
          <table:tabl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row table:style-name="ro1" table:default-cell-style-name="ce4">
              <table:table-cell>
                <text:p text:style-name="P1"><text:span text:style-name="T9">relpages</text:span></text:p>
              </table:table-cell>
              <table:table-cell>
                <text:p text:style-name="P1"><text:span text:style-name="T9">reltuples</text:span></text:p>
              </table:table-cell>
              <table:table-cell>
                <text:p text:style-name="P1"><text:span text:style-name="T9">relhasindex</text:span></text:p>
              </table:table-cell>
              <table:table-cell>
                <text:p text:style-name="P1"><text:span text:style-name="T9">indisunique</text:span></text:p>
              </table:table-cell>
              <table:table-cell>
                <text:p text:style-name="P1"><text:span text:style-name="T9">indisprimary</text:span></text:p>
              </table:table-cell>
              <table:table-cell>
                <text:p text:style-name="P1"><text:span text:style-name="T9">indisclustered</text:span></text:p>
              </table:table-cell>
              <table:table-cell>
                <text:p text:style-name="P1"><text:span text:style-name="T9">indkey</text:span></text:p>
              </table:table-cell>
              <table:table-cell>
                <text:p text:style-name="P1"><text:span text:style-name="T9">relpages</text:span></text:p>
              </table:table-cell>
              <table:table-cell>
                <text:p text:style-name="P1"><text:span text:style-name="T9">reltuples</text:span></text:p>
              </table:table-cell>
            </table:table-row>
            <table:table-row table:style-name="ro1" table:default-cell-style-name="ce5">
              <table:table-cell>
                <text:p text:style-name="P1"><text:span text:style-name="T6">32769</text:span></text:p>
              </table:table-cell>
              <table:table-cell>
                <text:p text:style-name="P1"><text:span text:style-name="T6">1,999,957</text:span></text:p>
              </table:table-cell>
              <table:table-cell>
                <text:p text:style-name="P1"><text:span text:style-name="T6">t</text:span></text:p>
              </table:table-cell>
              <table:table-cell>
                <text:p text:style-name="P1"><text:span text:style-name="T6">t</text:span></text:p>
              </table:table-cell>
              <table:table-cell>
                <text:p text:style-name="P1"><text:span text:style-name="T6">t</text:span></text:p>
              </table:table-cell>
              <table:table-cell>
                <text:p text:style-name="P1"><text:span text:style-name="T6">f</text:span></text:p>
              </table:table-cell>
              <table:table-cell>
                <text:p text:style-name="P1"><text:span text:style-name="T6">1</text:span></text:p>
              </table:table-cell>
              <table:table-cell>
                <text:p text:style-name="P1"><text:span text:style-name="T6">5486</text:span></text:p>
              </table:table-cell>
              <table:table-cell>
                <text:p text:style-name="P1"><text:span text:style-name="T6">1,999,957</text:span></text:p>
              </table:table-cell>
            </table:table-row>
          </table:table>
          <draw:image xlink:href="Pictures/TablePreview6.svm" xlink:type="simple" xlink:show="embed" xlink:actuate="onLoad"/>
        </draw:frame>
        <draw:custom-shape draw:name="Google Shape;533;p63" draw:style-name="gr9" draw:text-style-name="P2" draw:layer="layout" svg:width="0.999cm" svg:height="8.472cm" draw:transform="rotate (-1.5707963267949) translate (8.693cm 13.771cm)">
          <text:p text:style-name="P3"><text:span text:style-name="T13"/></text:p>
          <draw:enhanced-geometry draw:mirror-horizontal="false" draw:mirror-vertical="false" drawooo:sub-view-size="1002 8475" draw:text-areas="0 0 ?f0 ?f1" svg:viewBox="0 0 0 0" draw:type="ooxml-non-primitive" draw:enhanced-path="M 0 0 C 250 0 500 353 500 706 L 500 3776 C 500 4129 750 4483 1001 4483 750 4483 500 4836 500 5189 L 500 7767 C 500 8120 250 8474 0 8474 N">
            <draw:equation draw:name="f0" draw:formula="logwidth"/>
            <draw:equation draw:name="f1" draw:formula="logheight"/>
          </draw:enhanced-geometry>
        </draw:custom-shape>
        <draw:custom-shape draw:name="Google Shape;534;p63" draw:style-name="gr7" draw:text-style-name="P2" draw:layer="layout" svg:width="3.649cm" svg:height="0.961cm" svg:x="2.777cm" svg:y="14.697cm">
          <text:p text:style-name="P3"><text:span text:style-name="T3">Main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63" draw:style-name="gr9" draw:text-style-name="P2" draw:layer="layout" svg:width="0.999cm" svg:height="18.937cm" draw:transform="rotate (-1.5707963267949) translate (27.694cm 13.771cm)">
          <text:p text:style-name="P3"><text:span text:style-name="T13"/></text:p>
          <draw:enhanced-geometry draw:mirror-horizontal="false" draw:mirror-vertical="false" drawooo:sub-view-size="1002 18732" draw:text-areas="0 0 ?f0 ?f1" svg:viewBox="0 0 0 0" draw:type="ooxml-non-primitive" draw:enhanced-path="M 0 0 C 250 0 500 780 500 1560 L 500 8348 C 500 9128 750 9909 1001 9909 750 9909 500 10689 500 11470 L 500 17170 C 500 17950 250 18731 0 18731 N">
            <draw:equation draw:name="f0" draw:formula="logwidth"/>
            <draw:equation draw:name="f1" draw:formula="logheight"/>
          </draw:enhanced-geometry>
        </draw:custom-shape>
        <draw:custom-shape draw:name="Google Shape;536;p63" draw:style-name="gr7" draw:text-style-name="P2" draw:layer="layout" svg:width="6.824cm" svg:height="1.189cm" svg:x="14.813cm" svg:y="14.55cm">
          <text:p text:style-name="P3"><text:span text:style-name="T3">Primary unique Ind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7;p10:notes" draw:style-name="gr3" draw:layer="layout" svg:width="14.847cm" svg:height="11.135cm" svg:x="3.075cm" svg:y="2.257cm" draw:page-number="11" presentation:class="page"/>
          <draw:frame draw:name="Google Shape;528;p10:notes" presentation:style-name="pr4" draw:text-style-name="P10" draw:layer="layout" svg:width="16.798cm" svg:height="13.363cm" svg:x="2.1cm" svg:y="14.107cm" presentation:class="notes" presentation:user-transformed="true">
            <draw:text-box>
              <text:p text:style-name="P3"><text:span text:style-name="T4">Number of pages: </text:span><text:span text:style-name="T10">32,768</text:span></text:p>
              <text:p text:style-name="P3"><text:span text:style-name="T4">Number of tuples: </text:span><text:span text:style-name="T10">1,999,957</text:span><text:span text:style-name="T4"> (~2M rows)</text:span></text:p>
              <text:p text:style-name="P3"><text:span text:style-name="T4">The table has an index? Why?</text:span></text:p>
              <text:p text:style-name="P3"><text:span text:style-name="T4">The serial primary key creates this UNIQUE index</text:span></text:p>
              <text:p text:style-name="P3"><text:span text:style-name="T4"/></text:p>
              <text:p text:style-name="P3"><text:span text:style-name="T4">Number of pages: </text:span><text:span text:style-name="T10">5,486</text:span></text:p>
              <text:p text:style-name="P3"><text:span text:style-name="T4">Number of tuples: </text:span><text:span text:style-name="T10">1,999,957</text:span><text:span text:style-name="T4"> (~2M rows)</text:span></text:p>
              <text:p text:style-name="P3"><text:span text:style-name="T4">Index on colum #1 (id)</text:span></text:p>
              <text:p text:style-name="P3"><text:span text:style-name="T4"/></text:p>
              <text:p text:style-name="P3"><text:span text:style-name="T4"/></text:p>
              <text:p text:style-name="P3"><text:span text:style-name="T4">How would you select your cluster index and secondary indexes here? All depends in how you access the database. </text:span></text:p>
              <text:p text:style-name="P3"><text:span text:style-name="T4"/></text:p>
              <text:p text:style-name="P3"><text:span text:style-name="T4">In this case in order to optimeze for query single product by id, because you query 1 at a time you can use a simple secondary index. You don’t need to cluster them.</text:span></text:p>
              <text:p text:style-name="P3"><text:span text:style-name="T4"/></text:p>
              <text:p text:style-name="P3"><text:span text:style-name="T4">In the case you want to query all the products that belong to a particular store_id, then you beter cluster by store_id and not by product id.</text:span></text:p>
            </draw:text-box>
          </draw:frame>
        </presentation:notes>
      </draw:page>
      <draw:page draw:name="page12" draw:style-name="dp1" draw:master-page-name="Default_20_1" presentation:presentation-page-layout-name="AL2T11">
        <draw:custom-shape draw:name="Google Shape;541;p64"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64" draw:style-name="gr7" draw:text-style-name="P2" draw:layer="layout" svg:width="7.04cm" svg:height="1.954cm" svg:x="10.351cm" svg:y="4.687cm">
          <text:p text:style-name="P3"><text:span text:style-name="T5">SELECT *</text:span><text:span text:style-name="T3"><text:line-break/></text:span><text:span text:style-name="T5">FROM </text:span><text:span text:style-name="T6">product</text:span><text:span text:style-name="T3"><text:line-break/></text:span><text:span text:style-name="T5">WHERE</text:span><text:span text:style-name="T6"> store_id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3;p64">
          <draw:custom-shape draw:name="Google Shape;544;p64" draw:style-name="gr4" draw:text-style-name="P6" draw:layer="layout" svg:width="18.621cm" svg:height="3.006cm" svg:x="4.108cm" svg:y="10.993cm">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64" draw:style-name="gr7" draw:text-style-name="P2" draw:layer="layout" svg:width="5.109cm" svg:height="0.961cm" svg:x="11.028cm" svg:y="12.425cm">
            <text:p text:style-name="P3"><text:span text:style-name="T3">Table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64" draw:style-name="gr5" draw:text-style-name="P7" draw:layer="layout" svg:width="1.633cm" svg:height="1.499cm" svg:x="4.108cm" svg:y="10.993cm">
            <text:p text:style-name="P1"><text:span text:style-name="T3">P</text:span><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64" draw:style-name="gr5" draw:text-style-name="P7" draw:layer="layout" svg:width="1.633cm" svg:height="1.499cm" svg:x="21.096cm" svg:y="12.5cm">
            <text:p text:style-name="P1"><text:span text:style-name="T3">P</text:span><text:span text:style-name="T1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p64" draw:style-name="gr5" draw:text-style-name="P7" draw:layer="layout" svg:width="1.633cm" svg:height="1.499cm" svg:x="7.376cm" svg:y="10.993cm">
            <text:p text:style-name="P1"><text:span text:style-name="T3">P</text:span><text:span text:style-name="T1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64" draw:style-name="gr5" draw:text-style-name="P7" draw:layer="layout" svg:width="1.633cm" svg:height="1.499cm" svg:x="5.742cm" svg:y="10.993cm">
            <text:p text:style-name="P1"><text:span text:style-name="T3">P</text:span><text:span text:style-name="T1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p64" draw:style-name="gr7" draw:text-style-name="P2" draw:layer="layout" svg:width="1.499cm" svg:height="0.999cm" svg:x="9.184cm" svg:y="11.534cm">
            <text:p text:style-name="P3"><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51;p64" draw:style-name="gr6" draw:text-style-name="P8" xml:id="id16" draw:id="id16" draw:layer="layout" svg:width="6.436cm" svg:height="4.377cm" svg:x="5.09cm" svg:y="6.623cm">
          <text:p/>
          <draw:enhanced-geometry draw:mirror-horizontal="true" draw:mirror-vertical="false" svg:viewBox="0 0 21600 21600" draw:type="mso-spt32" draw:enhanced-path="M 0 0 L 21600 21600 N"/>
        </draw:custom-shape>
        <draw:custom-shape draw:name="Google Shape;552;p64" draw:style-name="gr6" draw:text-style-name="P8" xml:id="id17" draw:id="id17" draw:layer="layout" svg:width="4.956cm" svg:height="4.382cm" svg:x="6.591cm" svg:y="6.603cm">
          <text:p/>
          <draw:enhanced-geometry draw:mirror-horizontal="true" draw:mirror-vertical="false" svg:viewBox="0 0 21600 21600" draw:type="mso-spt32" draw:enhanced-path="M 0 0 L 21600 21600 N"/>
        </draw:custom-shape>
        <draw:custom-shape draw:name="Google Shape;553;p64" draw:style-name="gr6" draw:text-style-name="P8" xml:id="id18" draw:id="id18" draw:layer="layout" svg:width="3.368cm" svg:height="4.417cm" svg:x="8.2cm" svg:y="6.583cm">
          <text:p/>
          <draw:enhanced-geometry draw:mirror-horizontal="true" draw:mirror-vertical="false" svg:viewBox="0 0 21600 21600" draw:type="mso-spt32" draw:enhanced-path="M 0 0 L 21600 21600 N"/>
        </draw:custom-shape>
        <draw:custom-shape draw:name="Google Shape;554;p64" draw:style-name="gr6" draw:text-style-name="P8" xml:id="id19" draw:id="id19" draw:layer="layout" svg:width="10.37cm" svg:height="5.949cm" svg:x="11.569cm" svg:y="6.583cm">
          <text:p/>
          <draw:enhanced-geometry draw:mirror-horizontal="false" draw:mirror-vertical="false" svg:viewBox="0 0 21600 21600" draw:type="mso-spt32" draw:enhanced-path="M 0 0 L 21600 21600 N"/>
        </draw:custom-shape>
        <draw:custom-shape draw:name="Google Shape;555;p64" draw:style-name="gr7" draw:text-style-name="P2" xml:id="id21" draw:id="id21" draw:layer="layout" svg:width="6.419cm" svg:height="0.96cm" svg:x="17.159cm" svg:y="5.179cm">
          <text:p text:style-name="P3"><text:span text:style-name="T3">Sequential Sc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64" draw:style-name="gr9" draw:text-style-name="P2" xml:id="id20" draw:id="id20" draw:layer="layout" svg:width="0.498cm" svg:height="1.893cm" svg:x="16.441cm" svg:y="4.689cm">
          <text:p text:style-name="P3"><text:span text:style-name="T13"/></text:p>
          <draw:enhanced-geometry draw:mirror-horizontal="false" draw:mirror-vertical="false" drawooo:sub-view-size="501 1608" draw:text-areas="0 0 ?f0 ?f1" svg:viewBox="0 0 0 0"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Google Shape;538;p11:notes" draw:style-name="gr3" draw:layer="layout" svg:width="14.847cm" svg:height="11.135cm" svg:x="3.075cm" svg:y="2.257cm" draw:page-number="12" presentation:class="page"/>
          <draw:frame draw:name="Google Shape;539;p11:notes" presentation:style-name="pr4" draw:text-style-name="P10" draw:layer="layout" svg:width="16.798cm" svg:height="13.363cm" svg:x="2.1cm" svg:y="14.107cm" presentation:class="notes" presentation:user-transformed="true">
            <draw:text-box>
              <text:p text:style-name="P3"><text:span text:style-name="T4">Given that our query is by store_id and we have no index on store_id, the planner will execute a sequential scan of the whole table.</text:span></text:p>
              <text:p text:style-name="P3"><text:span text:style-name="T4"/></text:p>
              <text:p text:style-name="P3"><text:span text:style-name="T4"/></text:p>
              <text:p text:style-name="P3"><text:span text:style-name="T4">The cost to do that is to fetch every single page and compute to check if the store_id is equal to the one we are looking for.</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Ref: </text:span><text:span text:style-name="T15"><text:a xlink:href="https://www.postgresql.org/docs/current/runtime-config-query.html#GUC-SEQ-PAGE-COST" xlink:type="simple">https://www.postgresql.org/docs/current/runtime-config-query.html#GUC-SEQ-PAGE-COST</text:a></text:span></text:p>
              <text:p text:style-name="P3"><text:span text:style-name="T13"/></text:p>
            </draw:text-box>
          </draw:frame>
        </presentation:notes>
      </draw:page>
      <draw:page draw:name="page13" draw:style-name="dp1" draw:master-page-name="Default_20_1" presentation:presentation-page-layout-name="AL2T11">
        <draw:custom-shape draw:name="Google Shape;561;p65"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2;p65">
          <draw:custom-shape draw:name="Google Shape;563;p65" draw:style-name="gr4" draw:text-style-name="P6" draw:layer="layout" svg:width="18.621cm" svg:height="3.006cm" svg:x="4.108cm" svg:y="10.993cm">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65" draw:style-name="gr7" draw:text-style-name="P2" draw:layer="layout" svg:width="5.109cm" svg:height="0.961cm" svg:x="11.028cm" svg:y="12.425cm">
            <text:p text:style-name="P3"><text:span text:style-name="T3">Table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65" draw:style-name="gr5" draw:text-style-name="P7" draw:layer="layout" svg:width="1.633cm" svg:height="1.499cm" svg:x="4.108cm" svg:y="10.993cm">
            <text:p text:style-name="P1"><text:span text:style-name="T3">P</text:span><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p65" draw:style-name="gr5" draw:text-style-name="P7" draw:layer="layout" svg:width="1.633cm" svg:height="1.499cm" svg:x="21.096cm" svg:y="12.5cm">
            <text:p text:style-name="P1"><text:span text:style-name="T3">P</text:span><text:span text:style-name="T1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65" draw:style-name="gr5" draw:text-style-name="P7" draw:layer="layout" svg:width="1.633cm" svg:height="1.499cm" svg:x="7.376cm" svg:y="10.993cm">
            <text:p text:style-name="P1"><text:span text:style-name="T3">P</text:span><text:span text:style-name="T1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65" draw:style-name="gr5" draw:text-style-name="P7" draw:layer="layout" svg:width="1.633cm" svg:height="1.499cm" svg:x="5.742cm" svg:y="10.993cm">
            <text:p text:style-name="P1"><text:span text:style-name="T3">P</text:span><text:span text:style-name="T1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65" draw:style-name="gr7" draw:text-style-name="P2" draw:layer="layout" svg:width="1.499cm" svg:height="0.999cm" svg:x="9.184cm" svg:y="11.534cm">
            <text:p text:style-name="P3"><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0;p65" draw:style-name="gr6" draw:text-style-name="P8" xml:id="id33" draw:id="id33" draw:layer="layout" svg:width="4.034cm" svg:height="1.255cm" svg:x="5.111cm" svg:y="9.725cm">
          <text:p/>
          <draw:enhanced-geometry draw:mirror-horizontal="true" draw:mirror-vertical="false" svg:viewBox="0 0 21600 21600" draw:type="mso-spt32" draw:enhanced-path="M 0 0 L 21600 21600 N"/>
        </draw:custom-shape>
        <draw:custom-shape draw:name="Google Shape;571;p65" draw:style-name="gr6" draw:text-style-name="P8" xml:id="id35" draw:id="id35" draw:layer="layout" svg:width="12.793cm" svg:height="2.807cm" svg:x="9.146cm" svg:y="9.725cm">
          <text:p/>
          <draw:enhanced-geometry draw:mirror-horizontal="false" draw:mirror-vertical="false" svg:viewBox="0 0 21600 21600" draw:type="mso-spt32" draw:enhanced-path="M 0 0 L 21600 21600 N"/>
        </draw:custom-shape>
        <draw:custom-shape draw:name="Google Shape;572;p65" draw:style-name="gr7" draw:text-style-name="P2" xml:id="id22" draw:id="id22" draw:layer="layout" svg:width="7.04cm" svg:height="1.954cm" svg:x="1.734cm" svg:y="3.124cm">
          <text:p text:style-name="P3"><text:span text:style-name="T5">CREATE INDEX</text:span><text:span text:style-name="T6"> ix_product</text:span><text:span text:style-name="T3"><text:line-break/></text:span><text:span text:style-name="T5">ON </text:span><text:span text:style-name="T6">product</text:span><text:span text:style-name="T3"><text:line-break/></text:span><text:span text:style-name="T5">USING </text:span><text:span text:style-name="T6">btree (store_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65" draw:style-name="gr7" draw:text-style-name="P2" draw:layer="layout" svg:width="7.04cm" svg:height="1.954cm" svg:x="10.749cm" svg:y="2.91cm">
          <text:p text:style-name="P3"><text:span text:style-name="T5">SELECT *</text:span><text:span text:style-name="T3"><text:line-break/></text:span><text:span text:style-name="T5">FROM </text:span><text:span text:style-name="T6">product</text:span><text:span text:style-name="T3"><text:line-break/></text:span><text:span text:style-name="T5">WHERE</text:span><text:span text:style-name="T6"> store_id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65" draw:style-name="gr4" draw:text-style-name="P6" xml:id="id23" draw:id="id23" draw:layer="layout" svg:width="9.105cm" svg:height="4.414cm" svg:x="8.467cm" svg:y="5.312cm">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65" draw:style-name="gr5" draw:text-style-name="P7" xml:id="id24" draw:id="id24" draw:layer="layout" svg:width="1.633cm" svg:height="1.499cm" svg:x="12.175cm" svg:y="5.322cm">
          <text:p text:style-name="P1"><text:span text:style-name="T3">PI</text:span><text:span text:style-name="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65" draw:style-name="gr5" draw:text-style-name="P7" xml:id="id25" draw:id="id25" draw:layer="layout" svg:width="1.633cm" svg:height="1.499cm" svg:x="15.939cm" svg:y="8.227cm">
          <text:p text:style-name="P1"><text:span text:style-name="T3">PI</text:span><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65" draw:style-name="gr5" draw:text-style-name="P7" xml:id="id26" draw:id="id26" draw:layer="layout" svg:width="1.633cm" svg:height="1.499cm" svg:x="8.467cm" svg:y="8.227cm">
          <text:p text:style-name="P1"><text:span text:style-name="T3">PI</text:span><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8;p65" draw:style-name="gr11" draw:text-style-name="P8" xml:id="id27" draw:id="id27" draw:layer="layout" svg:width="3.813cm" svg:height="1.496cm" svg:x="12.96cm" svg:y="6.73cm">
          <text:p/>
          <draw:enhanced-geometry draw:mirror-horizontal="false" draw:mirror-vertical="false" svg:viewBox="0 0 21600 21600" draw:type="mso-spt32" draw:enhanced-path="M 0 0 L 21600 21600 N"/>
        </draw:custom-shape>
        <draw:custom-shape draw:name="Google Shape;579;p65" draw:style-name="gr9" draw:text-style-name="P2" xml:id="id28" draw:id="id28" draw:layer="layout" svg:width="0.498cm" svg:height="4.352cm" draw:transform="rotate (3.12728095372344) translate (7.982cm 9.722cm)">
          <text:p text:style-name="P3"><text:span text:style-name="T13"/></text:p>
          <draw:enhanced-geometry draw:mirror-horizontal="false" draw:mirror-vertical="false" drawooo:sub-view-size="505 4355" draw:text-areas="0 0 ?f0 ?f1" svg:viewBox="0 0 0 0" draw:type="ooxml-non-primitive" draw:enhanced-path="M 0 1 C 125 0 251 181 251 362 L 253 1834 C 253 2015 379 2197 504 2197 379 2197 254 2378 254 2560 L 256 3991 C 256 4172 132 4354 7 4354 N">
            <draw:equation draw:name="f0" draw:formula="logwidth"/>
            <draw:equation draw:name="f1" draw:formula="logheight"/>
          </draw:enhanced-geometry>
        </draw:custom-shape>
        <draw:custom-shape draw:name="Google Shape;580;p65" draw:style-name="gr7" draw:text-style-name="P2" xml:id="id29" draw:id="id29" draw:layer="layout" svg:width="5.624cm" svg:height="0.96cm" svg:x="1.824cm" svg:y="6.985cm">
          <text:p text:style-name="P3"><text:span text:style-name="T3">Each index page has many ke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1;p65" draw:style-name="gr12" draw:text-style-name="P8" xml:id="id30" draw:id="id30" draw:layer="layout" svg:width="5.837cm" svg:height="0.001cm" svg:x="10.101cm" svg:y="8.977cm">
          <text:p/>
          <draw:enhanced-geometry draw:mirror-horizontal="false" draw:mirror-vertical="false" svg:viewBox="0 0 21600 21600" draw:type="mso-spt32" draw:enhanced-path="M 0 0 L 21600 21600 N"/>
        </draw:custom-shape>
        <draw:custom-shape draw:name="Google Shape;582;p65" draw:style-name="gr7" draw:text-style-name="P2" xml:id="id37" draw:id="id37" draw:layer="layout" svg:width="8.397cm" svg:height="0.96cm" svg:x="17.678cm" svg:y="3.283cm">
          <text:p text:style-name="P3"><text:span text:style-name="T3">Index Scan + Heap F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3;p65" draw:style-name="gr9" draw:text-style-name="P2" xml:id="id36" draw:id="id36" draw:layer="layout" svg:width="0.498cm" svg:height="1.954cm" svg:x="16.94cm" svg:y="2.812cm">
          <text:p text:style-name="P3"><text:span text:style-name="T13"/></text:p>
          <draw:enhanced-geometry draw:mirror-horizontal="false" draw:mirror-vertical="false" drawooo:sub-view-size="501 1608" draw:text-areas="0 0 ?f0 ?f1" svg:viewBox="0 0 0 0"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draw:custom-shape draw:name="Google Shape;584;p65" draw:style-name="gr6" draw:text-style-name="P8" xml:id="id34" draw:id="id34" draw:layer="layout" svg:width="0.916cm" svg:height="1.264cm" svg:x="8.25cm" svg:y="9.736cm">
          <text:p/>
          <draw:enhanced-geometry draw:mirror-horizontal="true" draw:mirror-vertical="false" svg:viewBox="0 0 21600 21600" draw:type="mso-spt32" draw:enhanced-path="M 0 0 L 21600 21600 N"/>
        </draw:custom-shape>
        <draw:custom-shape draw:name="Google Shape;585;p65" draw:style-name="gr11" draw:text-style-name="P8" xml:id="id31" draw:id="id31" draw:layer="layout" svg:width="3.707cm" svg:height="1.404cm" svg:x="9.282cm" svg:y="6.822cm">
          <text:p/>
          <draw:enhanced-geometry draw:mirror-horizontal="true" draw:mirror-vertical="false" svg:viewBox="0 0 21600 21600" draw:type="mso-spt32" draw:enhanced-path="M 0 0 L 21600 21600 N"/>
        </draw:custom-shape>
        <draw:custom-shape draw:name="Google Shape;586;p65" draw:style-name="gr6" draw:text-style-name="P8" xml:id="id32" draw:id="id32" draw:layer="layout" svg:width="3.573cm" svg:height="1.496cm" svg:x="9.384cm" svg:y="6.73cm">
          <text:p/>
          <draw:enhanced-geometry draw:mirror-horizontal="tru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name="Google Shape;558;p12:notes" draw:style-name="gr3" draw:layer="layout" svg:width="14.847cm" svg:height="11.135cm" svg:x="3.075cm" svg:y="2.257cm" draw:page-number="13" presentation:class="page"/>
          <draw:frame draw:name="Google Shape;559;p12:notes" presentation:style-name="pr4" draw:text-style-name="P10" draw:layer="layout" svg:width="16.798cm" svg:height="13.363cm" svg:x="2.1cm" svg:y="14.107cm" presentation:class="notes" presentation:user-transformed="true">
            <draw:text-box>
              <text:p text:style-name="P3"><text:span text:style-name="T4">Remember that index are also stored as pages, so each index page will have multiple rows with keys pointing to the data.</text:span></text:p>
              <text:p text:style-name="P3"><text:span text:style-name="T4"/></text:p>
              <text:p text:style-name="P3"><text:span text:style-name="T4">The tree structure is for binary search and basically repeate just one of the keys in the bottom and top node.</text:span></text:p>
              <text:p text:style-name="P3"><text:span text:style-name="T4"/></text:p>
              <text:p text:style-name="P3"><text:span text:style-name="T4">In our example, we can imagine that the top page will have all the store_id (1 to 10). Then once the page get full will repeate one key in a new bottom row and add below those number to the left and above that number to the right.</text:span></text:p>
              <text:p text:style-name="P3"><text:span text:style-name="T4"/></text:p>
            </draw:text-box>
          </draw:frame>
        </presentation:notes>
      </draw:page>
      <draw:page draw:name="page14" draw:style-name="dp1" draw:master-page-name="Default_20_1" presentation:presentation-page-layout-name="AL2T11">
        <draw:custom-shape draw:name="Google Shape;591;p66" draw:style-name="gr1" draw:text-style-name="P2" draw:layer="layout" svg:width="24.999cm" svg:height="2.499cm" svg:x="1.5cm" svg:y="0.5cm">
          <text:p text:style-name="P3"><text:span text:style-name="T1">Inde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2;p66">
          <draw:custom-shape draw:name="Google Shape;593;p66" draw:style-name="gr4" draw:text-style-name="P6" draw:layer="layout" svg:width="18.621cm" svg:height="3.006cm" svg:x="4.108cm" svg:y="10.993cm">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66" draw:style-name="gr7" draw:text-style-name="P2" draw:layer="layout" svg:width="5.25cm" svg:height="0.961cm" svg:x="11.028cm" svg:y="12.425cm">
            <text:p text:style-name="P3"><text:span text:style-name="T3">Table (He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66" draw:style-name="gr5" draw:text-style-name="P7" draw:layer="layout" svg:width="1.633cm" svg:height="1.499cm" svg:x="4.108cm" svg:y="10.993cm">
            <text:p text:style-name="P1"><text:span text:style-name="T3">P</text:span><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6;p66" draw:style-name="gr5" draw:text-style-name="P7" draw:layer="layout" svg:width="1.633cm" svg:height="1.499cm" svg:x="21.096cm" svg:y="12.5cm">
            <text:p text:style-name="P1"><text:span text:style-name="T3">P</text:span><text:span text:style-name="T18">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p66" draw:style-name="gr5" draw:text-style-name="P7" draw:layer="layout" svg:width="1.633cm" svg:height="1.499cm" svg:x="7.376cm" svg:y="10.993cm">
            <text:p text:style-name="P1"><text:span text:style-name="T3">P</text:span><text:span text:style-name="T1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p66" draw:style-name="gr5" draw:text-style-name="P7" draw:layer="layout" svg:width="1.633cm" svg:height="1.499cm" svg:x="5.742cm" svg:y="10.993cm">
            <text:p text:style-name="P1"><text:span text:style-name="T3">P</text:span><text:span text:style-name="T1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9;p66" draw:style-name="gr7" draw:text-style-name="P2" draw:layer="layout" svg:width="1.499cm" svg:height="0.999cm" svg:x="9.184cm" svg:y="11.534cm">
            <text:p text:style-name="P3"><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00;p66" draw:style-name="gr6" draw:text-style-name="P8" xml:id="id41" draw:id="id41" draw:layer="layout" svg:width="2.522cm" svg:height="1.246cm" svg:x="6.623cm" svg:y="9.725cm">
          <text:p/>
          <draw:enhanced-geometry draw:mirror-horizontal="true" draw:mirror-vertical="false" svg:viewBox="0 0 21600 21600" draw:type="mso-spt32" draw:enhanced-path="M 0 0 L 21600 21600 N"/>
        </draw:custom-shape>
        <draw:custom-shape draw:name="Google Shape;601;p66" draw:style-name="gr6" draw:text-style-name="P8" xml:id="id42" draw:id="id42" draw:layer="layout" svg:width="0.852cm" svg:height="1.275cm" svg:x="8.293cm" svg:y="9.725cm">
          <text:p/>
          <draw:enhanced-geometry draw:mirror-horizontal="true" draw:mirror-vertical="false" svg:viewBox="0 0 21600 21600" draw:type="mso-spt32" draw:enhanced-path="M 0 0 L 21600 21600 N"/>
        </draw:custom-shape>
        <draw:custom-shape draw:name="Google Shape;602;p66" draw:style-name="gr7" draw:text-style-name="P2" xml:id="id38" draw:id="id38" draw:layer="layout" svg:width="7.04cm" svg:height="1.386cm" svg:x="1.734cm" svg:y="3.124cm">
          <text:p text:style-name="P3"><text:span text:style-name="T5">CLUSTER </text:span><text:span text:style-name="T6">product</text:span><text:span text:style-name="T3"><text:line-break/></text:span><text:span text:style-name="T5">USING </text:span><text:span text:style-name="T6">ix_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66" draw:style-name="gr7" draw:text-style-name="P2" draw:layer="layout" svg:width="7.04cm" svg:height="1.954cm" svg:x="10.749cm" svg:y="2.91cm">
          <text:p text:style-name="P3"><text:span text:style-name="T5">SELECT *</text:span><text:span text:style-name="T3"><text:line-break/></text:span><text:span text:style-name="T5">FROM </text:span><text:span text:style-name="T6">product</text:span><text:span text:style-name="T3"><text:line-break/></text:span><text:span text:style-name="T5">WHERE</text:span><text:span text:style-name="T6"> store_id =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66" draw:style-name="gr4" draw:text-style-name="P6" draw:layer="layout" svg:width="9.105cm" svg:height="4.414cm" svg:x="8.467cm" svg:y="5.312cm">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66" draw:style-name="gr5" draw:text-style-name="P7" draw:layer="layout" svg:width="1.633cm" svg:height="1.499cm" svg:x="12.175cm" svg:y="5.322cm">
          <text:p text:style-name="P1"><text:span text:style-name="T3">PI</text:span><text:span text:style-name="T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6;p66" draw:style-name="gr5" draw:text-style-name="P7" draw:layer="layout" svg:width="1.633cm" svg:height="1.499cm" svg:x="15.939cm" svg:y="8.227cm">
          <text:p text:style-name="P1"><text:span text:style-name="T3">PI</text:span><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66" draw:style-name="gr5" draw:text-style-name="P7" draw:layer="layout" svg:width="1.633cm" svg:height="1.499cm" svg:x="8.467cm" svg:y="8.227cm">
          <text:p text:style-name="P1"><text:span text:style-name="T3">PI</text:span><text:span text:style-name="T1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8;p66" draw:style-name="gr11" draw:text-style-name="P8" draw:layer="layout" svg:width="3.813cm" svg:height="1.496cm" svg:x="12.96cm" svg:y="6.73cm">
          <text:p/>
          <draw:enhanced-geometry draw:mirror-horizontal="false" draw:mirror-vertical="false" svg:viewBox="0 0 21600 21600" draw:type="mso-spt32" draw:enhanced-path="M 0 0 L 21600 21600 N"/>
        </draw:custom-shape>
        <draw:custom-shape draw:name="Google Shape;609;p66" draw:style-name="gr9" draw:text-style-name="P2" draw:layer="layout" svg:width="0.498cm" svg:height="4.352cm" draw:transform="rotate (3.12728095372344) translate (7.982cm 9.722cm)">
          <text:p text:style-name="P3"><text:span text:style-name="T13"/></text:p>
          <draw:enhanced-geometry draw:mirror-horizontal="false" draw:mirror-vertical="false" drawooo:sub-view-size="505 4355" draw:text-areas="0 0 ?f0 ?f1" svg:viewBox="0 0 0 0" draw:type="ooxml-non-primitive" draw:enhanced-path="M 0 1 C 125 0 251 181 251 362 L 253 1834 C 253 2015 379 2197 504 2197 379 2197 254 2378 254 2560 L 256 3991 C 256 4172 132 4354 7 4354 N">
            <draw:equation draw:name="f0" draw:formula="logwidth"/>
            <draw:equation draw:name="f1" draw:formula="logheight"/>
          </draw:enhanced-geometry>
        </draw:custom-shape>
        <draw:custom-shape draw:name="Google Shape;610;p66" draw:style-name="gr7" draw:text-style-name="P2" draw:layer="layout" svg:width="5.624cm" svg:height="0.96cm" svg:x="1.824cm" svg:y="6.985cm">
          <text:p text:style-name="P3"><text:span text:style-name="T3">Each index page has many ke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66" draw:style-name="gr12" draw:text-style-name="P8" draw:layer="layout" svg:width="5.837cm" svg:height="0.001cm" svg:x="10.101cm" svg:y="8.977cm">
          <text:p/>
          <draw:enhanced-geometry draw:mirror-horizontal="false" draw:mirror-vertical="false" svg:viewBox="0 0 21600 21600" draw:type="mso-spt32" draw:enhanced-path="M 0 0 L 21600 21600 N"/>
        </draw:custom-shape>
        <draw:custom-shape draw:name="Google Shape;612;p66" draw:style-name="gr11" draw:text-style-name="P8" draw:layer="layout" svg:width="3.707cm" svg:height="1.404cm" svg:x="9.282cm" svg:y="6.822cm">
          <text:p/>
          <draw:enhanced-geometry draw:mirror-horizontal="true" draw:mirror-vertical="false" svg:viewBox="0 0 21600 21600" draw:type="mso-spt32" draw:enhanced-path="M 0 0 L 21600 21600 N"/>
        </draw:custom-shape>
        <draw:custom-shape draw:name="Google Shape;613;p66" draw:style-name="gr6" draw:text-style-name="P8" xml:id="id40" draw:id="id40" draw:layer="layout" svg:width="3.573cm" svg:height="1.496cm" svg:x="9.384cm" svg:y="6.73cm">
          <text:p/>
          <draw:enhanced-geometry draw:mirror-horizontal="true" draw:mirror-vertical="false" svg:viewBox="0 0 21600 21600" draw:type="mso-spt32" draw:enhanced-path="M 0 0 L 21600 21600 N"/>
        </draw:custom-shape>
        <draw:custom-shape draw:name="Google Shape;614;p66" draw:style-name="gr13" draw:text-style-name="P13" xml:id="id39" draw:id="id39" draw:layer="layout" svg:width="1.404cm" svg:height="1.404cm" svg:x="13.15cm" svg:y="12.271cm">
          <text:p text:style-name="P1"><text:span text:style-name="T13"/></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615;p66" draw:style-name="gr7" draw:text-style-name="P2" xml:id="id43" draw:id="id43" draw:layer="layout" svg:width="8.397cm" svg:height="0.96cm" svg:x="17.678cm" svg:y="3.283cm">
          <text:p text:style-name="P3"><text:span text:style-name="T3">Index Scan + Heap Fe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66" draw:style-name="gr9" draw:text-style-name="P2" xml:id="id44" draw:id="id44" draw:layer="layout" svg:width="0.498cm" svg:height="1.954cm" svg:x="16.94cm" svg:y="2.812cm">
          <text:p text:style-name="P3"><text:span text:style-name="T13"/></text:p>
          <draw:enhanced-geometry draw:mirror-horizontal="false" draw:mirror-vertical="false" drawooo:sub-view-size="501 1608" draw:text-areas="0 0 ?f0 ?f1" svg:viewBox="0 0 0 0" draw:type="ooxml-non-primitive" draw:enhanced-path="M 0 0 C 125 0 250 67 250 134 L 250 677 C 250 744 375 811 500 811 375 811 250 878 250 945 L 250 1473 C 250 1540 125 1607 0 1607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smil:begin="0s" smil:fill="hold">
                <anim:par smil:begin="0s" smil:fill="hold" presentation:node-type="after-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name="Google Shape;588;p13:notes" draw:style-name="gr3" draw:layer="layout" svg:width="14.847cm" svg:height="11.135cm" svg:x="3.075cm" svg:y="2.257cm" draw:page-number="14" presentation:class="page"/>
          <draw:frame draw:name="Google Shape;589;p13:notes" presentation:style-name="pr4" draw:text-style-name="P10" draw:layer="layout" svg:width="16.798cm" svg:height="13.363cm" svg:x="2.1cm" svg:y="14.107cm" presentation:class="notes" presentation:user-transformed="true">
            <draw:text-box>
              <text:p text:style-name="P3"><text:span text:style-name="T4">Remember that index are also stored as pages, so each index page will have multiple rows with keys pointing to the data.</text:span></text:p>
              <text:p text:style-name="P3"><text:span text:style-name="T4"/></text:p>
              <text:p text:style-name="P3"><text:span text:style-name="T4">The tree structure is for binary search and basically repeate just one of the keys in the bottom and top node.</text:span></text:p>
              <text:p text:style-name="P3"><text:span text:style-name="T4"/></text:p>
              <text:p text:style-name="P3"><text:span text:style-name="T4">In our example, we can imagine that the top page will have all the store_id (1 to 10). Then once the page get full will repeate one key in a new bottom row and add below those number to the left and above that number to the right.</text:span></text:p>
              <text:p text:style-name="P3"><text:span text:style-name="T4"/></text:p>
            </draw:text-box>
          </draw:frame>
        </presentation:notes>
      </draw:page>
      <draw:page draw:name="page15" draw:style-name="dp1" draw:master-page-name="Default" presentation:presentation-page-layout-name="AL2T11">
        <draw:custom-shape draw:name="Google Shape;621;p67" draw:style-name="gr1" draw:text-style-name="P2" draw:layer="layout" svg:width="24.999cm" svg:height="2.499cm" svg:x="1.5cm" svg:y="0.5cm">
          <text:p text:style-name="P3"><text:span text:style-name="T1">Explain (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p67" draw:style-name="gr2" draw:text-style-name="P2" draw:layer="layout" svg:width="24.999cm" svg:height="8.999cm" svg:x="1.5cm" svg:y="3.5cm">
          <text:list text:style-name="L2">
            <text:list-item>
              <text:p text:style-name="P14"><text:span text:style-name="T2">The </text:span><text:span text:style-name="T19">EXPLAIN</text:span><text:span text:style-name="T2"> command will generate a query plan.</text:span></text:p>
            </text:list-item>
            <text:list-item>
              <text:p text:style-name="P15"><text:span text:style-name="T2">The </text:span><text:span text:style-name="T19">EXPLAIN ANALYZE</text:span><text:span text:style-name="T2"> command will actually execute the query and show what actually happened. It will drop the end result and show just the pl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18;p14:notes" presentation:style-name="pr5" draw:text-style-name="P5" draw:layer="layout" svg:width="16.798cm" svg:height="13.363cm" svg:x="2.1cm" svg:y="14.107cm" presentation:class="notes" presentation:placeholder="true" presentation:user-transformed="true">
            <draw:text-box/>
          </draw:frame>
          <draw:page-thumbnail draw:name="Google Shape;619;p14:notes" draw:style-name="gr3" draw:layer="layout" svg:width="14.847cm" svg:height="11.135cm" svg:x="3.075cm" svg:y="2.257cm" draw:page-number="15" presentation:class="page"/>
        </presentation:notes>
      </draw:page>
      <draw:page draw:name="page16" draw:style-name="dp1" draw:master-page-name="Default" presentation:presentation-page-layout-name="AL2T11">
        <draw:custom-shape draw:name="Google Shape;627;p68" draw:style-name="gr1" draw:text-style-name="P2" draw:layer="layout" svg:width="24.999cm" svg:height="2.499cm" svg:x="1.5cm" svg:y="0.5cm">
          <text:p text:style-name="P3"><text:span text:style-name="T1">Next Ses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68" draw:style-name="gr2" draw:text-style-name="P2" draw:layer="layout" svg:width="24.999cm" svg:height="8.999cm" svg:x="1.5cm" svg:y="3.5cm">
          <text:list text:style-name="L2">
            <text:list-item>
              <text:p text:style-name="P15"><text:span text:style-name="T2">Transactions Isolation Level</text:span></text:p>
            </text:list-item>
            <text:list-item>
              <text:p text:style-name="P15"><text:span text:style-name="T2">The extension </text:span><text:span text:style-name="T14">pg_stat_statements</text:span></text:p>
            </text:list-item>
          </text:list>
          <text:list text:style-name="L7">
            <text:list-item>
              <text:p text:style-name="P15"><text:span text:style-name="T2">Type of Indexes</text:span></text:p>
            </text:list-item>
          </text:list>
          <text:list text:style-name="L12">
            <text:list-item>
              <text:p text:style-name="P15"><text:span text:style-name="T2">TOAST tables</text:span></text:p>
            </text:list-item>
          </text:list>
          <text:p text:style-name="P15"><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24;p15:notes" presentation:style-name="pr6" draw:text-style-name="P5" draw:layer="layout" svg:width="16.798cm" svg:height="13.363cm" svg:x="2.1cm" svg:y="14.107cm" presentation:class="notes" presentation:placeholder="true" presentation:user-transformed="true">
            <draw:text-box/>
          </draw:frame>
          <draw:page-thumbnail draw:name="Google Shape;625;p15:notes" draw:style-name="gr3" draw:layer="layout" svg:width="14.847cm" svg:height="11.135cm" svg:x="3.075cm" svg:y="2.257cm" draw:page-number="1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5cm" draw:dots2="1" draw:dots2-length="0.2cm" draw:distance="0.15cm"/>
    <draw:stroke-dash draw:name="Dashed_20__28_var_29__20_5" draw:display-name="Dashed (var) 5"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9ecf6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74b53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Default-backgroundobjects">
      <style:graphic-properties draw:stroke="none" draw:fill="none" draw:fill-color="#ffffff" draw:auto-grow-height="false" fo:min-height="1.484cm"/>
    </style:style>
    <style:style style:name="Mpr6" style:family="presentation" style:parent-style-name="Default-backgroundobjects">
      <style:graphic-properties draw:stroke="none" draw:fill="none" draw:fill-color="#ffffff" draw:textarea-vertical-align="bottom" draw:auto-grow-height="false" fo:min-height="1.484cm"/>
    </style:style>
    <style:style style:name="Mpr7" style:family="presentation" style:parent-style-name="Default_20_1-backgroundobjects">
      <style:graphic-properties draw:stroke="none" draw:fill="none" draw:fill-color="#ffffff" draw:auto-grow-height="false" fo:min-height="1.484cm"/>
    </style:style>
    <style:style style:name="Mpr8" style:family="presentation" style:parent-style-name="Default_20_1-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cf6c"/>
      <style:paragraph-properties fo:text-align="start" style:font-independent-line-spacing="true"/>
      <style:text-properties fo:font-size="14pt"/>
    </style:style>
    <style:style style:name="MP6" style:family="paragraph">
      <loext:graphic-properties draw:fill="solid" draw:fill-color="#74b531"/>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15;p1"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p1">
        <draw:custom-shape draw:name="Google Shape;17;p1" draw:style-name="Mgr4" draw:text-style-name="MP6" draw:layer="layout" svg:width="0.247cm" svg:height="0.27cm" svg:x="8.738cm" svg:y="14.341cm">
          <text:p/>
          <draw:enhanced-geometry draw:mirror-horizontal="false" draw:mirror-vertical="false" drawooo:sub-view-size="248 271" draw:text-areas="0 0 ?f0 ?f1" svg:viewBox="0 0 0 0" draw:type="ooxml-non-primitive" draw:enhanced-path="M 247 135 C 247 159 241 182 230 203 219 223 204 240 185 252 166 264 145 270 124 270 102 270 81 264 62 252 43 240 28 223 17 203 6 182 0 159 0 135 0 111 6 88 17 67 28 47 43 30 62 18 81 6 102 0 124 0 145 0 166 6 185 18 204 30 219 47 230 67 241 88 247 111 247 135 N">
            <draw:equation draw:name="f0" draw:formula="logwidth"/>
            <draw:equation draw:name="f1" draw:formula="logheight"/>
          </draw:enhanced-geometry>
        </draw:custom-shape>
        <draw:custom-shape draw:name="Google Shape;18;p1" draw:style-name="Mgr4" draw:text-style-name="MP6" draw:layer="layout" svg:width="0.531cm" svg:height="0.569cm" svg:x="8.432cm" svg:y="14.31cm">
          <text:p/>
          <draw:enhanced-geometry draw:mirror-horizontal="false" draw:mirror-vertical="false" drawooo:sub-view-size="532 570" draw:text-areas="0 0 ?f0 ?f1" svg:viewBox="0 0 0 0" draw:type="ooxml-non-primitive" draw:enhanced-path="M 439 452 C 531 104 337 151 286 0 213 36 140 71 67 107 67 104 0 440 64 514 114 569 420 523 439 452 N">
            <draw:equation draw:name="f0" draw:formula="logwidth"/>
            <draw:equation draw:name="f1" draw:formula="logheight"/>
          </draw:enhanced-geometry>
        </draw:custom-shape>
        <draw:custom-shape draw:name="Google Shape;19;p1" draw:style-name="Mgr4" draw:text-style-name="MP6" draw:layer="layout" svg:width="0.253cm" svg:height="0.136cm" svg:x="8.498cm" svg:y="14.605cm">
          <text:p/>
          <draw:enhanced-geometry draw:mirror-horizontal="false" draw:mirror-vertical="false" drawooo:sub-view-size="254 137" draw:text-areas="0 0 ?f0 ?f1" svg:viewBox="0 0 0 0" draw:type="ooxml-non-primitive" draw:enhanced-path="M 34 68 C 52 49 74 31 99 22 148 0 204 0 253 19 200 19 154 22 108 43 87 52 65 65 47 80 31 96 13 114 0 136 4 111 15 86 34 68 N">
            <draw:equation draw:name="f0" draw:formula="logwidth"/>
            <draw:equation draw:name="f1" draw:formula="logheight"/>
          </draw:enhanced-geometry>
        </draw:custom-shape>
        <draw:custom-shape draw:name="Google Shape;20;p1" draw:style-name="Mgr4" draw:text-style-name="MP6" draw:layer="layout" svg:width="0.403cm" svg:height="0.67cm" svg:x="8.149cm" svg:y="14.267cm">
          <text:p/>
          <draw:enhanced-geometry draw:mirror-horizontal="false" draw:mirror-vertical="false" drawooo:sub-view-size="404 671" draw:text-areas="0 0 ?f0 ?f1" svg:viewBox="0 0 0 0" draw:type="ooxml-non-primitive" draw:enhanced-path="M 329 615 C 403 538 400 197 403 27 298 18 193 9 89 0 86 0 0 541 61 615 107 670 277 667 329 615 N">
            <draw:equation draw:name="f0" draw:formula="logwidth"/>
            <draw:equation draw:name="f1" draw:formula="logheight"/>
          </draw:enhanced-geometry>
        </draw:custom-shape>
        <draw:custom-shape draw:name="Google Shape;21;p1" draw:style-name="Mgr4" draw:text-style-name="MP6" draw:layer="layout" svg:width="0.403cm" svg:height="0.67cm" svg:x="7.869cm" svg:y="14.267cm">
          <text:p/>
          <draw:enhanced-geometry draw:mirror-horizontal="false" draw:mirror-vertical="false" drawooo:sub-view-size="404 671" draw:text-areas="0 0 ?f0 ?f1" svg:viewBox="0 0 0 0" draw:type="ooxml-non-primitive" draw:enhanced-path="M 74 615 C 0 538 3 197 0 27 105 18 209 9 314 0 323 205 403 541 341 615 295 670 126 667 74 615 N">
            <draw:equation draw:name="f0" draw:formula="logwidth"/>
            <draw:equation draw:name="f1" draw:formula="logheight"/>
          </draw:enhanced-geometry>
        </draw:custom-shape>
        <draw:custom-shape draw:name="Google Shape;22;p1" draw:style-name="Mgr4" draw:text-style-name="MP6" draw:layer="layout" svg:width="0.025cm" svg:height="0.265cm" svg:x="8.198cm" svg:y="14.617cm">
          <text:p/>
          <draw:enhanced-geometry draw:mirror-horizontal="false" draw:mirror-vertical="false" drawooo:sub-view-size="26 266" draw:text-areas="0 0 ?f0 ?f1" svg:viewBox="0 0 0 0" draw:type="ooxml-non-primitive" draw:enhanced-path="M 0 133 C 0 90 3 44 12 0 21 44 25 90 25 133 21 179 21 222 12 265 3 222 0 176 0 133 N">
            <draw:equation draw:name="f0" draw:formula="logwidth"/>
            <draw:equation draw:name="f1" draw:formula="logheight"/>
          </draw:enhanced-geometry>
        </draw:custom-shape>
        <draw:custom-shape draw:name="Google Shape;23;p1" draw:style-name="Mgr4" draw:text-style-name="MP6" draw:layer="layout" svg:width="0.554cm" svg:height="0.535cm" svg:x="7.933cm" svg:y="14.242cm">
          <text:p/>
          <draw:enhanced-geometry draw:mirror-horizontal="false" draw:mirror-vertical="false" drawooo:sub-view-size="555 536" draw:text-areas="0 0 ?f0 ?f1" svg:viewBox="0 0 0 0" draw:type="ooxml-non-primitive" draw:enhanced-path="M 277 535 C 185 440 0 390 0 252 0 113 123 0 277 0 431 0 554 113 554 252 554 390 369 440 277 535 N">
            <draw:equation draw:name="f0" draw:formula="logwidth"/>
            <draw:equation draw:name="f1" draw:formula="logheight"/>
          </draw:enhanced-geometry>
        </draw:custom-shape>
        <draw:custom-shape draw:name="Google Shape;24;p1" draw:style-name="Mgr4" draw:text-style-name="MP6" draw:layer="layout" svg:width="0.464cm" svg:height="0.818cm" svg:x="8.425cm" svg:y="13.068cm">
          <text:p/>
          <draw:enhanced-geometry draw:mirror-horizontal="false" draw:mirror-vertical="false" drawooo:sub-view-size="465 819" draw:text-areas="0 0 ?f0 ?f1" svg:viewBox="0 0 0 0" draw:type="ooxml-non-primitive" draw:enhanced-path="M 37 363 C 21 686 12 638 0 775 57 789 115 804 172 818 243 695 163 787 384 449 464 323 378 27 329 9 298 0 43 197 37 363 N">
            <draw:equation draw:name="f0" draw:formula="logwidth"/>
            <draw:equation draw:name="f1" draw:formula="logheight"/>
          </draw:enhanced-geometry>
        </draw:custom-shape>
        <draw:custom-shape draw:name="Google Shape;25;p1" draw:style-name="Mgr4" draw:text-style-name="MP6" draw:layer="layout" svg:width="0.324cm" svg:height="0.648cm" svg:x="8.458cm" svg:y="13.231cm">
          <text:p/>
          <draw:enhanced-geometry draw:mirror-horizontal="false" draw:mirror-vertical="false" drawooo:sub-view-size="325 649" draw:text-areas="0 0 ?f0 ?f1" svg:viewBox="0 0 0 0" draw:type="ooxml-non-primitive" draw:enhanced-path="M 77 218 C 19 531 26 486 0 620 38 630 76 639 114 648 169 521 114 626 280 266 324 175 299 24 253 9 222 0 102 89 77 218 N">
            <draw:equation draw:name="f0" draw:formula="logwidth"/>
            <draw:equation draw:name="f1" draw:formula="logheight"/>
          </draw:enhanced-geometry>
        </draw:custom-shape>
        <draw:custom-shape draw:name="Google Shape;26;p1" draw:style-name="Mgr4" draw:text-style-name="MP6" draw:layer="layout" svg:width="0.468cm" svg:height="0.818cm" svg:x="7.527cm" svg:y="13.068cm">
          <text:p/>
          <draw:enhanced-geometry draw:mirror-horizontal="false" draw:mirror-vertical="false" drawooo:sub-view-size="469 819" draw:text-areas="0 0 ?f0 ?f1" svg:viewBox="0 0 0 0" draw:type="ooxml-non-primitive" draw:enhanced-path="M 431 363 C 446 686 455 638 468 775 410 789 353 804 296 818 225 695 305 787 83 449 0 323 89 27 139 9 169 0 425 197 431 363 N">
            <draw:equation draw:name="f0" draw:formula="logwidth"/>
            <draw:equation draw:name="f1" draw:formula="logheight"/>
          </draw:enhanced-geometry>
        </draw:custom-shape>
        <draw:custom-shape draw:name="Google Shape;27;p1" draw:style-name="Mgr4" draw:text-style-name="MP6" draw:layer="layout" svg:width="0.323cm" svg:height="0.651cm" svg:x="7.638cm" svg:y="13.231cm">
          <text:p/>
          <draw:enhanced-geometry draw:mirror-horizontal="false" draw:mirror-vertical="false" drawooo:sub-view-size="324 652" draw:text-areas="0 0 ?f0 ?f1" svg:viewBox="0 0 0 0" draw:type="ooxml-non-primitive" draw:enhanced-path="M 246 218 C 305 531 297 486 323 620 286 631 249 641 212 651 156 524 212 630 43 270 0 175 21 24 71 9 101 0 221 89 246 218 N">
            <draw:equation draw:name="f0" draw:formula="logwidth"/>
            <draw:equation draw:name="f1" draw:formula="logheight"/>
          </draw:enhanced-geometry>
        </draw:custom-shape>
        <draw:custom-shape draw:name="Google Shape;28;p1" draw:style-name="Mgr4" draw:text-style-name="MP6" draw:layer="layout" svg:width="1.371cm" svg:height="0.988cm" svg:x="7.524cm" svg:y="13.569cm">
          <text:p/>
          <draw:enhanced-geometry draw:mirror-horizontal="false" draw:mirror-vertical="false" drawooo:sub-view-size="1372 989" draw:text-areas="0 0 ?f0 ?f1" svg:viewBox="0 0 0 0" draw:type="ooxml-non-primitive" draw:enhanced-path="M 686 0 C 996 0 1138 133 1138 317 1138 471 1371 699 1162 849 1061 923 888 988 686 988 483 988 311 923 209 849 0 696 234 471 234 317 234 133 372 0 686 0 N">
            <draw:equation draw:name="f0" draw:formula="logwidth"/>
            <draw:equation draw:name="f1" draw:formula="logheight"/>
          </draw:enhanced-geometry>
        </draw:custom-shape>
        <draw:custom-shape draw:name="Google Shape;29;p1" draw:style-name="Mgr4" draw:text-style-name="MP6" draw:layer="layout" svg:width="1.076cm" svg:height="0.827cm" svg:x="7.669cm" svg:y="13.695cm">
          <text:p/>
          <draw:enhanced-geometry draw:mirror-horizontal="false" draw:mirror-vertical="false" drawooo:sub-view-size="1077 828" draw:text-areas="0 0 ?f0 ?f1" svg:viewBox="0 0 0 0" draw:type="ooxml-non-primitive" draw:enhanced-path="M 581 37 C 554 0 529 0 501 37 437 120 335 299 329 447 212 431 80 437 52 499 0 621 246 827 538 827 834 827 1076 621 1023 499 1003 437 867 431 754 447 747 299 646 120 581 37 N">
            <draw:equation draw:name="f0" draw:formula="logwidth"/>
            <draw:equation draw:name="f1" draw:formula="logheight"/>
          </draw:enhanced-geometry>
        </draw:custom-shape>
        <draw:custom-shape draw:name="Google Shape;30;p1" draw:style-name="Mgr4" draw:text-style-name="MP6" draw:layer="layout" svg:width="0.492cm" svg:height="0.169cm" svg:x="7.964cm" svg:y="14.288cm">
          <text:p/>
          <draw:enhanced-geometry draw:mirror-horizontal="false" draw:mirror-vertical="false" drawooo:sub-view-size="493 170" draw:text-areas="0 0 ?f0 ?f1" svg:viewBox="0 0 0 0" draw:type="ooxml-non-primitive" draw:enhanced-path="M 385 62 C 351 65 314 56 286 37 271 28 259 16 246 0 237 16 222 28 206 37 175 56 142 65 108 62 74 62 40 49 15 28 0 16 80 169 246 169 412 169 492 16 477 28 452 46 419 59 385 62 N">
            <draw:equation draw:name="f0" draw:formula="logwidth"/>
            <draw:equation draw:name="f1" draw:formula="logheight"/>
          </draw:enhanced-geometry>
        </draw:custom-shape>
        <draw:custom-shape draw:name="Google Shape;31;p1" draw:style-name="Mgr4" draw:text-style-name="MP6" draw:layer="layout" svg:width="0.302cm" svg:height="0.385cm" svg:x="8.321cm" svg:y="13.797cm">
          <text:p/>
          <draw:enhanced-geometry draw:mirror-horizontal="false" draw:mirror-vertical="false" drawooo:sub-view-size="303 386" draw:text-areas="0 0 ?f0 ?f1" svg:viewBox="0 0 0 0" draw:type="ooxml-non-primitive" draw:enhanced-path="M 108 37 C 200 0 262 89 277 138 302 212 271 295 262 314 255 326 188 385 37 329 40 329 0 246 18 169 48 125 28 68 108 37 N">
            <draw:equation draw:name="f0" draw:formula="logwidth"/>
            <draw:equation draw:name="f1" draw:formula="logheight"/>
          </draw:enhanced-geometry>
        </draw:custom-shape>
        <draw:custom-shape draw:name="Google Shape;32;p1" draw:style-name="Mgr4" draw:text-style-name="MP6" draw:layer="layout" svg:width="0.289cm" svg:height="0.357cm" svg:x="8.338cm" svg:y="13.802cm">
          <text:p/>
          <draw:enhanced-geometry draw:mirror-horizontal="false" draw:mirror-vertical="false" drawooo:sub-view-size="290 358" draw:text-areas="0 0 ?f0 ?f1" svg:viewBox="0 0 0 0" draw:type="ooxml-non-primitive" draw:enhanced-path="M 34 62 C 47 46 59 34 74 25 80 19 90 15 99 12 108 9 117 6 127 6 164 0 200 19 225 43 250 68 270 103 280 139 289 176 287 215 277 252 274 271 268 289 259 305 258 307 257 309 256 311 256 314 256 317 256 320 255 321 254 322 253 323 250 326 247 329 240 332 231 339 225 342 216 345 182 357 148 357 114 354 80 348 50 339 19 323 50 329 83 339 114 339 144 339 179 335 207 323 213 320 219 317 225 311 228 308 231 308 231 305 232 303 233 301 234 299 240 283 244 268 250 252 256 219 259 185 250 154 244 123 225 95 204 74 182 52 154 37 127 40 120 40 111 40 105 43 99 46 90 46 84 49 68 55 56 65 47 77 25 95 10 126 0 163 0 126 13 92 34 62 N">
            <draw:equation draw:name="f0" draw:formula="logwidth"/>
            <draw:equation draw:name="f1" draw:formula="logheight"/>
          </draw:enhanced-geometry>
        </draw:custom-shape>
        <draw:custom-shape draw:name="Google Shape;33;p1" draw:style-name="Mgr4" draw:text-style-name="MP6" draw:layer="layout" svg:width="0.16cm" svg:height="0.196cm" svg:x="8.375cm" svg:y="13.902cm">
          <text:p/>
          <draw:enhanced-geometry draw:mirror-horizontal="false" draw:mirror-vertical="false" drawooo:sub-view-size="161 197" draw:text-areas="0 0 ?f0 ?f1" svg:viewBox="0 0 0 0" draw:type="ooxml-non-primitive" draw:enhanced-path="M 160 98 C 160 115 157 132 150 147 143 162 132 174 120 183 107 191 94 196 80 196 66 196 52 191 40 183 27 174 18 162 11 147 4 132 0 115 0 98 0 81 4 64 11 49 18 34 27 21 40 13 52 4 66 0 80 0 94 0 107 4 120 13 132 21 143 34 150 49 157 64 160 81 160 98 N">
            <draw:equation draw:name="f0" draw:formula="logwidth"/>
            <draw:equation draw:name="f1" draw:formula="logheight"/>
          </draw:enhanced-geometry>
        </draw:custom-shape>
        <draw:custom-shape draw:name="Google Shape;34;p1" draw:style-name="Mgr4" draw:text-style-name="MP6" draw:layer="layout" svg:width="0.297cm" svg:height="0.385cm" svg:x="7.798cm" svg:y="13.797cm">
          <text:p/>
          <draw:enhanced-geometry draw:mirror-horizontal="false" draw:mirror-vertical="false" drawooo:sub-view-size="298 386" draw:text-areas="0 0 ?f0 ?f1" svg:viewBox="0 0 0 0" draw:type="ooxml-non-primitive" draw:enhanced-path="M 193 37 C 101 0 40 89 25 138 0 212 30 295 40 314 45 326 114 385 264 329 260 329 297 246 282 169 253 125 273 68 193 37 N">
            <draw:equation draw:name="f0" draw:formula="logwidth"/>
            <draw:equation draw:name="f1" draw:formula="logheight"/>
          </draw:enhanced-geometry>
        </draw:custom-shape>
        <draw:custom-shape draw:name="Google Shape;35;p1" draw:style-name="Mgr4" draw:text-style-name="MP6" draw:layer="layout" svg:width="0.289cm" svg:height="0.354cm" svg:x="7.792cm" svg:y="13.805cm">
          <text:p/>
          <draw:enhanced-geometry draw:mirror-horizontal="false" draw:mirror-vertical="false" drawooo:sub-view-size="290 355" draw:text-areas="0 0 ?f0 ?f1" svg:viewBox="0 0 0 0" draw:type="ooxml-non-primitive" draw:enhanced-path="M 243 71 C 231 59 218 49 206 43 200 40 191 37 184 37 178 34 169 34 163 34 135 34 104 46 86 68 64 89 46 120 40 148 34 179 34 212 40 246 43 262 49 280 55 292 56 294 57 297 58 299 61 302 64 302 64 305 71 308 77 314 83 317 111 329 141 336 175 332 206 332 240 326 271 317 240 332 209 342 175 348 141 354 107 351 74 339 64 336 58 332 49 326 46 323 40 320 37 317 36 316 35 315 34 314 33 313 32 312 31 311 31 310 31 309 31 308 30 307 29 306 27 305 21 286 15 271 9 252 0 216 0 179 6 139 15 102 37 68 61 43 89 19 123 0 160 6 169 6 178 9 187 12 197 16 203 19 212 25 227 34 240 46 252 62 274 86 286 123 289 160 280 126 267 92 243 71 N">
            <draw:equation draw:name="f0" draw:formula="logwidth"/>
            <draw:equation draw:name="f1" draw:formula="logheight"/>
          </draw:enhanced-geometry>
        </draw:custom-shape>
        <draw:custom-shape draw:name="Google Shape;36;p1" draw:style-name="Mgr4" draw:text-style-name="MP6" draw:layer="layout" svg:width="0.16cm" svg:height="0.196cm" svg:x="7.881cm" svg:y="13.902cm">
          <text:p/>
          <draw:enhanced-geometry draw:mirror-horizontal="false" draw:mirror-vertical="false" drawooo:sub-view-size="161 197" draw:text-areas="0 0 ?f0 ?f1" svg:viewBox="0 0 0 0" draw:type="ooxml-non-primitive" draw:enhanced-path="M 160 98 C 160 115 156 132 149 147 142 162 132 174 120 183 108 191 94 196 80 196 66 196 52 191 40 183 28 174 18 162 11 147 4 132 0 115 0 98 0 81 4 64 11 49 18 34 28 21 40 13 52 4 66 0 80 0 94 0 108 4 120 13 132 21 142 34 149 49 156 64 160 81 160 98 N">
            <draw:equation draw:name="f0" draw:formula="logwidth"/>
            <draw:equation draw:name="f1" draw:formula="logheight"/>
          </draw:enhanced-geometry>
        </draw:custom-shape>
        <draw:custom-shape draw:name="Google Shape;37;p1" draw:style-name="Mgr4" draw:text-style-name="MP6" draw:layer="layout" svg:width="0.163cm" svg:height="0.136cm" svg:x="8.127cm" svg:y="14.248cm">
          <text:p/>
          <draw:enhanced-geometry draw:mirror-horizontal="false" draw:mirror-vertical="false" drawooo:sub-view-size="164 137" draw:text-areas="0 0 ?f0 ?f1" svg:viewBox="0 0 0 0" draw:type="ooxml-non-primitive" draw:enhanced-path="M 0 0 C 54 0 109 0 163 0 163 45 163 91 163 136 109 136 54 136 0 136 0 91 0 45 0 0 N">
            <draw:equation draw:name="f0" draw:formula="logwidth"/>
            <draw:equation draw:name="f1" draw:formula="logheight"/>
          </draw:enhanced-geometry>
        </draw:custom-shape>
        <draw:custom-shape draw:name="Google Shape;38;p1" draw:style-name="Mgr4" draw:text-style-name="MP6" draw:layer="layout" svg:width="0.616cm" svg:height="0.222cm" svg:x="7.899cm" svg:y="14.134cm">
          <text:p/>
          <draw:enhanced-geometry draw:mirror-horizontal="false" draw:mirror-vertical="false" drawooo:sub-view-size="617 223" draw:text-areas="0 0 ?f0 ?f1" svg:viewBox="0 0 0 0" draw:type="ooxml-non-primitive" draw:enhanced-path="M 465 188 C 434 185 404 178 379 163 354 147 336 127 333 105 326 70 318 35 311 0 304 35 297 70 290 105 284 130 268 147 244 163 219 178 188 188 157 188 124 188 93 185 65 170 37 157 13 136 0 108 4 139 22 167 50 185 77 203 117 216 154 219 194 222 231 213 265 194 284 185 296 173 308 157 320 173 336 185 351 194 385 213 425 222 462 219 499 219 539 207 567 185 594 167 616 136 616 108 610 133 585 154 557 170 530 182 496 188 465 188 N">
            <draw:equation draw:name="f0" draw:formula="logwidth"/>
            <draw:equation draw:name="f1" draw:formula="logheight"/>
          </draw:enhanced-geometry>
        </draw:custom-shape>
        <draw:custom-shape draw:name="Google Shape;39;p1" draw:style-name="Mgr4" draw:text-style-name="MP6" draw:layer="layout" svg:width="0.252cm" svg:height="0.111cm" svg:x="8.08cm" svg:y="14.094cm">
          <text:p/>
          <draw:enhanced-geometry draw:mirror-horizontal="false" draw:mirror-vertical="false" drawooo:sub-view-size="253 112" draw:text-areas="0 0 ?f0 ?f1" svg:viewBox="0 0 0 0" draw:type="ooxml-non-primitive" draw:enhanced-path="M 126 0 C 105 0 40 0 15 19 0 31 12 62 52 90 80 108 105 111 123 111 145 111 169 105 194 90 243 62 252 31 237 19 215 0 148 0 126 0 N">
            <draw:equation draw:name="f0" draw:formula="logwidth"/>
            <draw:equation draw:name="f1" draw:formula="logheight"/>
          </draw:enhanced-geometry>
        </draw:custom-shape>
      </draw:g>
      <draw:g draw:name="Google Shape;40;p1">
        <draw:custom-shape draw:name="Google Shape;41;p1" draw:style-name="Mgr4" draw:text-style-name="MP6" draw:layer="layout" svg:width="0.123cm" svg:height="0.135cm" svg:x="3.648cm" svg:y="14.018cm">
          <text:p/>
          <draw:enhanced-geometry draw:mirror-horizontal="false" draw:mirror-vertical="false" drawooo:sub-view-size="124 136" draw:text-areas="0 0 ?f0 ?f1" svg:viewBox="0 0 0 0" draw:type="ooxml-non-primitive" draw:enhanced-path="M 0 67 C 0 79 3 90 8 101 13 111 20 120 30 126 39 132 50 135 61 135 72 135 83 132 92 126 101 120 109 111 115 101 120 90 123 79 123 67 123 56 120 44 115 34 109 23 101 15 92 9 83 3 72 0 61 0 50 0 39 3 30 9 20 15 13 23 8 34 3 44 0 56 0 67 N">
            <draw:equation draw:name="f0" draw:formula="logwidth"/>
            <draw:equation draw:name="f1" draw:formula="logheight"/>
          </draw:enhanced-geometry>
        </draw:custom-shape>
        <draw:custom-shape draw:name="Google Shape;42;p1" draw:style-name="Mgr4" draw:text-style-name="MP6" draw:layer="layout" svg:width="0.266cm" svg:height="0.285cm" svg:x="3.658cm" svg:y="14.002cm">
          <text:p/>
          <draw:enhanced-geometry draw:mirror-horizontal="false" draw:mirror-vertical="false" drawooo:sub-view-size="267 286" draw:text-areas="0 0 ?f0 ?f1" svg:viewBox="0 0 0 0" draw:type="ooxml-non-primitive" draw:enhanced-path="M 47 227 C 0 53 98 76 123 0 160 18 196 36 232 54 232 53 266 220 233 257 209 285 56 262 47 227 N">
            <draw:equation draw:name="f0" draw:formula="logwidth"/>
            <draw:equation draw:name="f1" draw:formula="logheight"/>
          </draw:enhanced-geometry>
        </draw:custom-shape>
        <draw:custom-shape draw:name="Google Shape;43;p1" draw:style-name="Mgr4" draw:text-style-name="MP6" draw:layer="layout" svg:width="0.126cm" svg:height="0.067cm" svg:x="3.765cm" svg:y="14.151cm">
          <text:p/>
          <draw:enhanced-geometry draw:mirror-horizontal="false" draw:mirror-vertical="false" drawooo:sub-view-size="127 68" draw:text-areas="0 0 ?f0 ?f1" svg:viewBox="0 0 0 0" draw:type="ooxml-non-primitive" draw:enhanced-path="M 109 33 C 100 24 89 15 77 11 52 0 24 0 0 9 26 9 49 11 72 21 83 25 93 31 103 39 110 47 120 56 126 67 124 54 118 42 109 33 N">
            <draw:equation draw:name="f0" draw:formula="logwidth"/>
            <draw:equation draw:name="f1" draw:formula="logheight"/>
          </draw:enhanced-geometry>
        </draw:custom-shape>
        <draw:custom-shape draw:name="Google Shape;44;p1" draw:style-name="Mgr4" draw:text-style-name="MP6" draw:layer="layout" svg:width="0.201cm" svg:height="0.335cm" svg:x="3.865cm" svg:y="13.981cm">
          <text:p/>
          <draw:enhanced-geometry draw:mirror-horizontal="false" draw:mirror-vertical="false" drawooo:sub-view-size="202 336" draw:text-areas="0 0 ?f0 ?f1" svg:viewBox="0 0 0 0" draw:type="ooxml-non-primitive" draw:enhanced-path="M 37 308 C 0 269 1 98 0 14 52 9 105 5 157 0 158 0 201 271 170 308 147 335 63 334 37 308 N">
            <draw:equation draw:name="f0" draw:formula="logwidth"/>
            <draw:equation draw:name="f1" draw:formula="logheight"/>
          </draw:enhanced-geometry>
        </draw:custom-shape>
        <draw:custom-shape draw:name="Google Shape;45;p1" draw:style-name="Mgr4" draw:text-style-name="MP6" draw:layer="layout" svg:width="0.201cm" svg:height="0.335cm" svg:x="4.004cm" svg:y="13.981cm">
          <text:p/>
          <draw:enhanced-geometry draw:mirror-horizontal="false" draw:mirror-vertical="false" drawooo:sub-view-size="202 336" draw:text-areas="0 0 ?f0 ?f1" svg:viewBox="0 0 0 0" draw:type="ooxml-non-primitive" draw:enhanced-path="M 164 308 C 201 269 200 98 201 14 149 9 97 5 44 0 40 103 0 271 30 308 53 335 138 334 164 308 N">
            <draw:equation draw:name="f0" draw:formula="logwidth"/>
            <draw:equation draw:name="f1" draw:formula="logheight"/>
          </draw:enhanced-geometry>
        </draw:custom-shape>
        <draw:custom-shape draw:name="Google Shape;46;p1" draw:style-name="Mgr4" draw:text-style-name="MP6" draw:layer="layout" svg:width="0.013cm" svg:height="0.133cm" svg:x="4.028cm" svg:y="14.156cm">
          <text:p/>
          <draw:enhanced-geometry draw:mirror-horizontal="false" draw:mirror-vertical="false" drawooo:sub-view-size="14 134" draw:text-areas="0 0 ?f0 ?f1" svg:viewBox="0 0 0 0" draw:type="ooxml-non-primitive" draw:enhanced-path="M 13 66 C 13 44 11 22 6 0 2 22 0 45 0 66 2 89 2 111 6 133 11 111 13 87 13 66 N">
            <draw:equation draw:name="f0" draw:formula="logwidth"/>
            <draw:equation draw:name="f1" draw:formula="logheight"/>
          </draw:enhanced-geometry>
        </draw:custom-shape>
        <draw:custom-shape draw:name="Google Shape;47;p1" draw:style-name="Mgr4" draw:text-style-name="MP6" draw:layer="layout" svg:width="0.277cm" svg:height="0.267cm" svg:x="3.897cm" svg:y="13.969cm">
          <text:p/>
          <draw:enhanced-geometry draw:mirror-horizontal="false" draw:mirror-vertical="false" drawooo:sub-view-size="278 268" draw:text-areas="0 0 ?f0 ?f1" svg:viewBox="0 0 0 0" draw:type="ooxml-non-primitive" draw:enhanced-path="M 138 267 C 184 220 277 195 277 126 277 56 215 0 138 0 61 0 0 56 0 126 0 195 92 220 138 267 N">
            <draw:equation draw:name="f0" draw:formula="logwidth"/>
            <draw:equation draw:name="f1" draw:formula="logheight"/>
          </draw:enhanced-geometry>
        </draw:custom-shape>
        <draw:custom-shape draw:name="Google Shape;48;p1" draw:style-name="Mgr4" draw:text-style-name="MP6" draw:layer="layout" svg:width="0.233cm" svg:height="0.409cm" svg:x="3.694cm" svg:y="13.382cm">
          <text:p/>
          <draw:enhanced-geometry draw:mirror-horizontal="false" draw:mirror-vertical="false" drawooo:sub-view-size="234 410" draw:text-areas="0 0 ?f0 ?f1" svg:viewBox="0 0 0 0" draw:type="ooxml-non-primitive" draw:enhanced-path="M 214 181 C 222 343 227 319 233 388 204 395 176 402 147 409 112 347 151 394 40 224 0 161 43 14 68 4 83 0 211 98 214 181 N">
            <draw:equation draw:name="f0" draw:formula="logwidth"/>
            <draw:equation draw:name="f1" draw:formula="logheight"/>
          </draw:enhanced-geometry>
        </draw:custom-shape>
        <draw:custom-shape draw:name="Google Shape;49;p1" draw:style-name="Mgr4" draw:text-style-name="MP6" draw:layer="layout" svg:width="0.162cm" svg:height="0.325cm" svg:x="3.748cm" svg:y="13.463cm">
          <text:p/>
          <draw:enhanced-geometry draw:mirror-horizontal="false" draw:mirror-vertical="false" drawooo:sub-view-size="163 326" draw:text-areas="0 0 ?f0 ?f1" svg:viewBox="0 0 0 0" draw:type="ooxml-non-primitive" draw:enhanced-path="M 123 110 C 153 267 149 244 162 311 143 316 124 320 105 325 78 261 105 314 22 134 0 88 13 13 36 5 51 0 111 45 123 110 N">
            <draw:equation draw:name="f0" draw:formula="logwidth"/>
            <draw:equation draw:name="f1" draw:formula="logheight"/>
          </draw:enhanced-geometry>
        </draw:custom-shape>
        <draw:custom-shape draw:name="Google Shape;50;p1" draw:style-name="Mgr4" draw:text-style-name="MP6" draw:layer="layout" svg:width="0.234cm" svg:height="0.409cm" svg:x="4.142cm" svg:y="13.382cm">
          <text:p/>
          <draw:enhanced-geometry draw:mirror-horizontal="false" draw:mirror-vertical="false" drawooo:sub-view-size="235 410" draw:text-areas="0 0 ?f0 ?f1" svg:viewBox="0 0 0 0" draw:type="ooxml-non-primitive" draw:enhanced-path="M 19 181 C 11 343 6 319 0 388 29 395 57 402 86 409 121 347 82 394 192 224 234 161 189 14 165 4 149 0 22 98 19 181 N">
            <draw:equation draw:name="f0" draw:formula="logwidth"/>
            <draw:equation draw:name="f1" draw:formula="logheight"/>
          </draw:enhanced-geometry>
        </draw:custom-shape>
        <draw:custom-shape draw:name="Google Shape;51;p1" draw:style-name="Mgr4" draw:text-style-name="MP6" draw:layer="layout" svg:width="0.162cm" svg:height="0.327cm" svg:x="4.159cm" svg:y="13.463cm">
          <text:p/>
          <draw:enhanced-geometry draw:mirror-horizontal="false" draw:mirror-vertical="false" drawooo:sub-view-size="163 328" draw:text-areas="0 0 ?f0 ?f1" svg:viewBox="0 0 0 0" draw:type="ooxml-non-primitive" draw:enhanced-path="M 38 110 C 9 267 13 244 0 311 18 316 37 322 55 327 83 263 55 316 140 136 162 88 151 13 126 5 111 0 51 45 38 110 N">
            <draw:equation draw:name="f0" draw:formula="logwidth"/>
            <draw:equation draw:name="f1" draw:formula="logheight"/>
          </draw:enhanced-geometry>
        </draw:custom-shape>
        <draw:custom-shape draw:name="Google Shape;52;p1" draw:style-name="Mgr4" draw:text-style-name="MP6" draw:layer="layout" svg:width="0.685cm" svg:height="0.493cm" svg:x="3.692cm" svg:y="13.633cm">
          <text:p/>
          <draw:enhanced-geometry draw:mirror-horizontal="false" draw:mirror-vertical="false" drawooo:sub-view-size="686 494" draw:text-areas="0 0 ?f0 ?f1" svg:viewBox="0 0 0 0" draw:type="ooxml-non-primitive" draw:enhanced-path="M 342 0 C 188 0 117 66 117 158 117 235 0 349 105 424 156 461 241 493 342 493 444 493 530 461 581 424 685 347 569 235 569 158 569 66 499 0 342 0 N">
            <draw:equation draw:name="f0" draw:formula="logwidth"/>
            <draw:equation draw:name="f1" draw:formula="logheight"/>
          </draw:enhanced-geometry>
        </draw:custom-shape>
        <draw:custom-shape draw:name="Google Shape;53;p1" draw:style-name="Mgr4" draw:text-style-name="MP6" draw:layer="layout" svg:width="0.537cm" svg:height="0.413cm" svg:x="3.768cm" svg:y="13.696cm">
          <text:p/>
          <draw:enhanced-geometry draw:mirror-horizontal="false" draw:mirror-vertical="false" drawooo:sub-view-size="538 414" draw:text-areas="0 0 ?f0 ?f1" svg:viewBox="0 0 0 0" draw:type="ooxml-non-primitive" draw:enhanced-path="M 246 17 C 260 0 273 0 286 17 319 59 369 148 373 222 431 214 497 217 511 248 537 309 414 413 268 413 120 413 0 309 26 248 37 217 103 214 160 222 163 148 214 59 246 17 N">
            <draw:equation draw:name="f0" draw:formula="logwidth"/>
            <draw:equation draw:name="f1" draw:formula="logheight"/>
          </draw:enhanced-geometry>
        </draw:custom-shape>
        <draw:custom-shape draw:name="Google Shape;54;p1" draw:style-name="Mgr4" draw:text-style-name="MP6" draw:layer="layout" svg:width="0.246cm" svg:height="0.084cm" svg:x="3.912cm" svg:y="13.992cm">
          <text:p/>
          <draw:enhanced-geometry draw:mirror-horizontal="false" draw:mirror-vertical="false" drawooo:sub-view-size="247 85" draw:text-areas="0 0 ?f0 ?f1" svg:viewBox="0 0 0 0" draw:type="ooxml-non-primitive" draw:enhanced-path="M 54 30 C 71 31 90 27 103 18 111 13 117 7 123 0 128 7 136 13 143 18 159 27 176 32 193 30 210 30 226 24 239 13 246 7 206 84 123 84 40 84 0 7 8 13 20 23 37 28 54 30 N">
            <draw:equation draw:name="f0" draw:formula="logwidth"/>
            <draw:equation draw:name="f1" draw:formula="logheight"/>
          </draw:enhanced-geometry>
        </draw:custom-shape>
        <draw:custom-shape draw:name="Google Shape;55;p1" draw:style-name="Mgr4" draw:text-style-name="MP6" draw:layer="layout" svg:width="0.151cm" svg:height="0.192cm" svg:x="3.829cm" svg:y="13.746cm">
          <text:p/>
          <draw:enhanced-geometry draw:mirror-horizontal="false" draw:mirror-vertical="false" drawooo:sub-view-size="152 193" draw:text-areas="0 0 ?f0 ?f1" svg:viewBox="0 0 0 0" draw:type="ooxml-non-primitive" draw:enhanced-path="M 97 19 C 51 0 20 45 13 70 0 106 16 147 20 156 23 163 57 192 133 164 131 164 151 123 142 84 127 63 137 34 97 19 N">
            <draw:equation draw:name="f0" draw:formula="logwidth"/>
            <draw:equation draw:name="f1" draw:formula="logheight"/>
          </draw:enhanced-geometry>
        </draw:custom-shape>
        <draw:custom-shape draw:name="Google Shape;56;p1" draw:style-name="Mgr4" draw:text-style-name="MP6" draw:layer="layout" svg:width="0.145cm" svg:height="0.177cm" svg:x="3.826cm" svg:y="13.75cm">
          <text:p/>
          <draw:enhanced-geometry draw:mirror-horizontal="false" draw:mirror-vertical="false" drawooo:sub-view-size="146 178" draw:text-areas="0 0 ?f0 ?f1" svg:viewBox="0 0 0 0" draw:type="ooxml-non-primitive" draw:enhanced-path="M 128 30 C 122 23 116 16 108 12 105 9 100 7 96 6 91 4 86 3 82 3 63 0 45 9 32 21 20 33 9 50 5 69 0 87 2 106 6 125 8 134 11 143 16 151 16 152 16 153 17 154 17 156 17 158 17 159 17 160 18 160 19 160 20 162 22 163 25 165 29 168 32 169 37 171 54 177 71 177 88 175 105 172 120 168 136 160 120 163 103 168 88 168 72 168 56 166 42 160 39 159 36 157 32 154 31 152 29 152 29 151 28 150 28 149 28 148 25 140 23 132 20 125 17 108 16 91 20 76 23 61 32 47 43 36 54 26 68 18 82 20 85 20 88 19 92 21 95 22 100 23 103 24 111 27 117 32 122 38 132 47 140 63 145 81 145 63 139 46 128 30 N">
            <draw:equation draw:name="f0" draw:formula="logwidth"/>
            <draw:equation draw:name="f1" draw:formula="logheight"/>
          </draw:enhanced-geometry>
        </draw:custom-shape>
        <draw:custom-shape draw:name="Google Shape;57;p1" draw:style-name="Mgr4" draw:text-style-name="MP6" draw:layer="layout" svg:width="0.08cm" svg:height="0.098cm" svg:x="3.872cm" svg:y="13.799cm">
          <text:p/>
          <draw:enhanced-geometry draw:mirror-horizontal="false" draw:mirror-vertical="false" drawooo:sub-view-size="81 99" draw:text-areas="0 0 ?f0 ?f1" svg:viewBox="0 0 0 0" draw:type="ooxml-non-primitive" draw:enhanced-path="M 0 49 C 0 58 2 66 6 74 9 81 14 87 20 92 26 96 33 98 40 98 47 98 54 96 60 92 66 87 71 81 75 74 78 66 80 58 80 49 80 40 78 32 75 24 71 17 66 10 60 6 54 1 47 0 40 0 33 0 26 1 20 6 14 10 9 17 6 24 2 32 0 40 0 49 N">
            <draw:equation draw:name="f0" draw:formula="logwidth"/>
            <draw:equation draw:name="f1" draw:formula="logheight"/>
          </draw:enhanced-geometry>
        </draw:custom-shape>
        <draw:custom-shape draw:name="Google Shape;58;p1" draw:style-name="Mgr4" draw:text-style-name="MP6" draw:layer="layout" svg:width="0.15cm" svg:height="0.192cm" svg:x="4.091cm" svg:y="13.746cm">
          <text:p/>
          <draw:enhanced-geometry draw:mirror-horizontal="false" draw:mirror-vertical="false" drawooo:sub-view-size="151 193" draw:text-areas="0 0 ?f0 ?f1" svg:viewBox="0 0 0 0" draw:type="ooxml-non-primitive" draw:enhanced-path="M 53 19 C 99 0 130 45 137 70 150 106 134 148 130 156 126 164 93 192 17 164 19 164 0 123 8 84 23 63 13 34 53 19 N">
            <draw:equation draw:name="f0" draw:formula="logwidth"/>
            <draw:equation draw:name="f1" draw:formula="logheight"/>
          </draw:enhanced-geometry>
        </draw:custom-shape>
        <draw:custom-shape draw:name="Google Shape;59;p1" draw:style-name="Mgr4" draw:text-style-name="MP6" draw:layer="layout" svg:width="0.145cm" svg:height="0.176cm" svg:x="4.099cm" svg:y="13.751cm">
          <text:p/>
          <draw:enhanced-geometry draw:mirror-horizontal="false" draw:mirror-vertical="false" drawooo:sub-view-size="146 177" draw:text-areas="0 0 ?f0 ?f1" svg:viewBox="0 0 0 0" draw:type="ooxml-non-primitive" draw:enhanced-path="M 23 35 C 29 29 35 25 42 22 45 20 49 19 52 19 55 17 60 17 63 17 77 17 92 23 102 34 112 45 122 60 125 74 128 88 128 105 125 122 123 130 120 139 117 145 116 146 116 147 115 148 114 150 112 150 112 151 109 153 106 156 103 158 89 164 74 167 57 165 42 165 25 162 9 158 25 165 40 170 57 173 74 176 91 174 108 168 112 167 115 165 120 162 122 161 125 159 126 158 127 158 127 157 128 156 128 156 129 155 129 154 L 129 153 C 130 153 130 152 131 151 134 142 137 134 140 125 145 107 145 88 142 69 137 51 126 34 114 22 100 9 83 0 65 3 60 3 55 5 51 6 46 8 43 9 38 12 31 17 25 23 18 31 8 43 2 62 0 80 5 63 11 46 23 35 N">
            <draw:equation draw:name="f0" draw:formula="logwidth"/>
            <draw:equation draw:name="f1" draw:formula="logheight"/>
          </draw:enhanced-geometry>
        </draw:custom-shape>
        <draw:custom-shape draw:name="Google Shape;60;p1" draw:style-name="Mgr4" draw:text-style-name="MP6" draw:layer="layout" svg:width="0.08cm" svg:height="0.098cm" svg:x="4.119cm" svg:y="13.799cm">
          <text:p/>
          <draw:enhanced-geometry draw:mirror-horizontal="false" draw:mirror-vertical="false" drawooo:sub-view-size="81 99" draw:text-areas="0 0 ?f0 ?f1" svg:viewBox="0 0 0 0" draw:type="ooxml-non-primitive" draw:enhanced-path="M 0 49 C 0 58 1 66 5 74 9 81 14 87 20 92 26 96 33 98 40 98 47 98 54 96 60 92 66 87 71 81 75 74 78 66 80 58 80 49 80 40 78 32 75 24 71 17 66 10 60 6 54 1 47 0 40 0 33 0 26 1 20 6 14 10 9 17 5 24 2 32 0 40 0 49 N">
            <draw:equation draw:name="f0" draw:formula="logwidth"/>
            <draw:equation draw:name="f1" draw:formula="logheight"/>
          </draw:enhanced-geometry>
        </draw:custom-shape>
        <draw:custom-shape draw:name="Google Shape;61;p1" draw:style-name="Mgr4" draw:text-style-name="MP6" draw:layer="layout" svg:width="0.082cm" svg:height="0.067cm" svg:x="3.995cm" svg:y="13.972cm">
          <text:p/>
          <draw:enhanced-geometry draw:mirror-horizontal="false" draw:mirror-vertical="false" drawooo:sub-view-size="83 68" draw:text-areas="0 0 ?f0 ?f1" svg:viewBox="0 0 0 0" draw:type="ooxml-non-primitive" draw:enhanced-path="M 82 0 C 55 0 27 0 0 0 0 22 0 45 0 67 27 67 55 67 82 67 82 45 82 22 82 0 N">
            <draw:equation draw:name="f0" draw:formula="logwidth"/>
            <draw:equation draw:name="f1" draw:formula="logheight"/>
          </draw:enhanced-geometry>
        </draw:custom-shape>
        <draw:custom-shape draw:name="Google Shape;62;p1" draw:style-name="Mgr4" draw:text-style-name="MP6" draw:layer="layout" svg:width="0.308cm" svg:height="0.11cm" svg:x="3.883cm" svg:y="13.915cm">
          <text:p/>
          <draw:enhanced-geometry draw:mirror-horizontal="false" draw:mirror-vertical="false" drawooo:sub-view-size="309 111" draw:text-areas="0 0 ?f0 ?f1" svg:viewBox="0 0 0 0" draw:type="ooxml-non-primitive" draw:enhanced-path="M 75 94 C 91 92 106 88 119 81 131 73 140 63 142 52 145 35 149 17 152 0 156 17 159 35 163 52 166 64 173 73 186 81 198 88 214 94 229 94 246 94 262 92 275 84 289 78 302 67 308 54 306 69 297 83 283 92 269 101 249 107 231 109 211 110 192 106 175 97 166 92 160 86 154 78 148 86 140 92 132 97 115 106 95 110 77 109 59 109 39 103 25 92 11 83 0 67 0 54 3 66 15 77 29 84 43 90 60 94 75 94 N">
            <draw:equation draw:name="f0" draw:formula="logwidth"/>
            <draw:equation draw:name="f1" draw:formula="logheight"/>
          </draw:enhanced-geometry>
        </draw:custom-shape>
        <draw:custom-shape draw:name="Google Shape;63;p1" draw:style-name="Mgr4" draw:text-style-name="MP6" draw:layer="layout" svg:width="0.126cm" svg:height="0.055cm" svg:x="3.974cm" svg:y="13.895cm">
          <text:p/>
          <draw:enhanced-geometry draw:mirror-horizontal="false" draw:mirror-vertical="false" drawooo:sub-view-size="127 56" draw:text-areas="0 0 ?f0 ?f1" svg:viewBox="0 0 0 0" draw:type="ooxml-non-primitive" draw:enhanced-path="M 63 0 C 74 0 106 0 118 9 126 15 120 30 100 44 86 54 74 55 64 55 54 55 41 52 29 44 4 30 0 15 8 9 18 0 52 0 63 0 N">
            <draw:equation draw:name="f0" draw:formula="logwidth"/>
            <draw:equation draw:name="f1" draw:formula="logheight"/>
          </draw:enhanced-geometry>
        </draw:custom-shape>
      </draw:g>
      <draw:custom-shape draw:name="Google Shape;64;p1" draw:style-name="Mgr4" draw:text-style-name="MP6" draw:layer="backgroundobjects" svg:width="0.432cm" svg:height="0.661cm" svg:x="18.519cm" svg:y="13.522cm">
        <text:p/>
        <draw:enhanced-geometry draw:mirror-horizontal="false" draw:mirror-vertical="false" drawooo:sub-view-size="433 662" draw:text-areas="0 0 ?f0 ?f1" svg:viewBox="0 0 0 0" draw:type="ooxml-non-primitive" draw:enhanced-path="M 240 560 C 360 456 432 329 420 159 415 92 390 48 360 21 337 0 196 48 196 201 198 490 65 500 0 650 69 661 152 638 240 560 N">
          <draw:equation draw:name="f0" draw:formula="logwidth"/>
          <draw:equation draw:name="f1" draw:formula="logheight"/>
        </draw:enhanced-geometry>
      </draw:custom-shape>
      <draw:custom-shape draw:name="Google Shape;65;p1" draw:style-name="Mgr4" draw:text-style-name="MP6" draw:layer="backgroundobjects" svg:width="0.399cm" svg:height="0.705cm" svg:x="18.48cm" svg:y="13.464cm">
        <text:p/>
        <draw:enhanced-geometry draw:mirror-horizontal="false" draw:mirror-vertical="false" drawooo:sub-view-size="400 706" draw:text-areas="0 0 ?f0 ?f1" svg:viewBox="0 0 0 0" draw:type="ooxml-non-primitive" draw:enhanced-path="M 399 79 C 323 0 187 132 187 252 187 542 67 568 0 698 12 701 11 705 37 705 122 637 249 508 249 286 249 148 318 90 399 79 N">
          <draw:equation draw:name="f0" draw:formula="logwidth"/>
          <draw:equation draw:name="f1" draw:formula="logheight"/>
        </draw:enhanced-geometry>
      </draw:custom-shape>
      <draw:custom-shape draw:name="Google Shape;66;p1" draw:style-name="Mgr4" draw:text-style-name="MP6" draw:layer="backgroundobjects" svg:width="0.376cm" svg:height="0.689cm" svg:x="18.48cm" svg:y="13.471cm">
        <text:p/>
        <draw:enhanced-geometry draw:mirror-horizontal="false" draw:mirror-vertical="false" drawooo:sub-view-size="377 690" draw:text-areas="0 0 ?f0 ?f1" svg:viewBox="0 0 0 0" draw:type="ooxml-non-primitive" draw:enhanced-path="M 376 53 C 288 0 159 76 159 222 159 459 53 450 0 565 0 606 0 648 0 689 37 664 212 515 212 254 212 115 293 55 376 53 N">
          <draw:equation draw:name="f0" draw:formula="logwidth"/>
          <draw:equation draw:name="f1" draw:formula="logheight"/>
        </draw:enhanced-geometry>
      </draw:custom-shape>
      <draw:custom-shape draw:name="Google Shape;67;p1" draw:style-name="Mgr4" draw:text-style-name="MP6" draw:layer="backgroundobjects" svg:width="0.667cm" svg:height="0.624cm" svg:x="17.53cm" svg:y="13.596cm">
        <text:p/>
        <draw:enhanced-geometry draw:mirror-horizontal="false" draw:mirror-vertical="false" drawooo:sub-view-size="668 625" draw:text-areas="0 0 ?f0 ?f1" svg:viewBox="0 0 0 0" draw:type="ooxml-non-primitive" draw:enhanced-path="M 32 106 C 0 37 168 0 226 27 226 66 226 104 226 143 161 130 55 154 32 106 M 418 589 C 418 555 531 487 667 487 667 529 667 571 667 613 584 605 418 624 418 589 N">
          <draw:equation draw:name="f0" draw:formula="logwidth"/>
          <draw:equation draw:name="f1" draw:formula="logheight"/>
        </draw:enhanced-geometry>
      </draw:custom-shape>
      <draw:custom-shape draw:name="Google Shape;68;p1" draw:style-name="Mgr4" draw:text-style-name="MP6" draw:layer="backgroundobjects" svg:width="0.862cm" svg:height="0.992cm" svg:x="17.692cm" svg:y="13.307cm">
        <text:p/>
        <draw:enhanced-geometry draw:mirror-horizontal="false" draw:mirror-vertical="false" drawooo:sub-view-size="863 993" draw:text-areas="0 0 ?f0 ?f1" svg:viewBox="0 0 0 0" draw:type="ooxml-non-primitive" draw:enhanced-path="M 813 446 C 774 349 670 231 518 166 138 0 0 252 173 379 376 529 357 768 435 867 353 888 293 932 293 957 293 992 458 973 541 980 679 980 790 952 790 918 792 892 788 876 781 862 848 763 862 566 813 446 N">
          <draw:equation draw:name="f0" draw:formula="logwidth"/>
          <draw:equation draw:name="f1" draw:formula="logheight"/>
        </draw:enhanced-geometry>
      </draw:custom-shape>
      <draw:custom-shape draw:name="Google Shape;69;p1" draw:style-name="Mgr4" draw:text-style-name="MP6" draw:layer="backgroundobjects" svg:width="0.442cm" svg:height="0.524cm" svg:x="17.955cm" svg:y="13.712cm">
        <text:p/>
        <draw:enhanced-geometry draw:mirror-horizontal="false" draw:mirror-vertical="false" drawooo:sub-view-size="443 525" draw:text-areas="0 0 ?f0 ?f1" svg:viewBox="0 0 0 0" draw:type="ooxml-non-primitive" draw:enhanced-path="M 378 0 C 258 10 150 120 150 257 152 379 228 441 203 450 0 522 230 469 391 510 442 524 283 347 283 206 283 120 320 47 378 0 N">
          <draw:equation draw:name="f0" draw:formula="logwidth"/>
          <draw:equation draw:name="f1" draw:formula="logheight"/>
        </draw:enhanced-geometry>
      </draw:custom-shape>
      <draw:custom-shape draw:name="Google Shape;70;p1" draw:style-name="Mgr4" draw:text-style-name="MP6" draw:layer="backgroundobjects" svg:width="0.567cm" svg:height="0.783cm" svg:x="18.075cm" svg:y="13.386cm">
        <text:p/>
        <draw:enhanced-geometry draw:mirror-horizontal="false" draw:mirror-vertical="false" drawooo:sub-view-size="568 784" draw:text-areas="0 0 ?f0 ?f1" svg:viewBox="0 0 0 0" draw:type="ooxml-non-primitive" draw:enhanced-path="M 138 34 C 87 18 41 7 0 0 4 18 7 39 9 57 293 129 567 417 399 783 480 669 500 572 500 424 500 265 279 78 138 34 N">
          <draw:equation draw:name="f0" draw:formula="logwidth"/>
          <draw:equation draw:name="f1" draw:formula="logheight"/>
        </draw:enhanced-geometry>
      </draw:custom-shape>
      <draw:custom-shape draw:name="Google Shape;71;p1" draw:style-name="Mgr4" draw:text-style-name="MP6" draw:layer="backgroundobjects" svg:width="0.55cm" svg:height="0.807cm" svg:x="18.065cm" svg:y="13.365cm">
        <text:p/>
        <draw:enhanced-geometry draw:mirror-horizontal="false" draw:mirror-vertical="false" drawooo:sub-view-size="551 808" draw:text-areas="0 0 ?f0 ?f1" svg:viewBox="0 0 0 0" draw:type="ooxml-non-primitive" draw:enhanced-path="M 0 0 C 10 14 14 32 17 51 259 118 490 272 490 547 490 609 453 748 407 807 497 743 547 591 547 445 550 215 377 78 171 23 109 7 53 0 0 0 N">
          <draw:equation draw:name="f0" draw:formula="logwidth"/>
          <draw:equation draw:name="f1" draw:formula="logheight"/>
        </draw:enhanced-geometry>
      </draw:custom-shape>
      <draw:custom-shape draw:name="Google Shape;72;p1" draw:style-name="Mgr4" draw:text-style-name="MP6" draw:layer="backgroundobjects" svg:width="0.136cm" svg:height="0.136cm" svg:x="17.835cm" svg:y="13.192cm">
        <text:p/>
        <draw:enhanced-geometry draw:mirror-horizontal="false" draw:mirror-vertical="false" drawooo:sub-view-size="137 137" draw:text-areas="0 0 ?f0 ?f1" svg:viewBox="0 0 0 0" draw:type="ooxml-non-primitive" draw:enhanced-path="M 7 136 C 0 64 42 45 60 0 85 41 129 51 136 122 93 127 50 131 7 136 N">
          <draw:equation draw:name="f0" draw:formula="logwidth"/>
          <draw:equation draw:name="f1" draw:formula="logheight"/>
        </draw:enhanced-geometry>
      </draw:custom-shape>
      <draw:custom-shape draw:name="Google Shape;73;p1" draw:style-name="Mgr4" draw:text-style-name="MP6" draw:layer="backgroundobjects" svg:width="0.465cm" svg:height="0.535cm" svg:x="17.632cm" svg:y="13.183cm">
        <text:p/>
        <draw:enhanced-geometry draw:mirror-horizontal="false" draw:mirror-vertical="false" drawooo:sub-view-size="466 536" draw:text-areas="0 0 ?f0 ?f1" svg:viewBox="0 0 0 0" draw:type="ooxml-non-primitive" draw:enhanced-path="M 345 0 C 318 41 271 50 262 122 138 127 0 295 11 429 13 466 112 535 236 535 361 535 462 424 462 288 465 207 439 163 395 143 402 71 362 48 345 0 N">
          <draw:equation draw:name="f0" draw:formula="logwidth"/>
          <draw:equation draw:name="f1" draw:formula="logheight"/>
        </draw:enhanced-geometry>
      </draw:custom-shape>
      <draw:custom-shape draw:name="Google Shape;74;p1" draw:style-name="Mgr4" draw:text-style-name="MP6" draw:layer="backgroundobjects" svg:width="0.113cm" svg:height="0.203cm" svg:x="17.898cm" svg:y="13.247cm">
        <text:p/>
        <draw:enhanced-geometry draw:mirror-horizontal="false" draw:mirror-vertical="false" drawooo:sub-view-size="114 204" draw:text-areas="0 0 ?f0 ?f1" svg:viewBox="0 0 0 0" draw:type="ooxml-non-primitive" draw:enhanced-path="M 49 194 C 22 189 0 189 12 90 19 37 52 30 72 0 85 35 113 51 109 104 97 203 77 199 49 194 N">
          <draw:equation draw:name="f0" draw:formula="logwidth"/>
          <draw:equation draw:name="f1" draw:formula="logheight"/>
        </draw:enhanced-geometry>
      </draw:custom-shape>
      <draw:custom-shape draw:name="Google Shape;75;p1" draw:style-name="Mgr4" draw:text-style-name="MP6" draw:layer="backgroundobjects" svg:width="0.136cm" svg:height="0.125cm" svg:x="17.745cm" svg:y="13.411cm">
        <text:p/>
        <draw:enhanced-geometry draw:mirror-horizontal="false" draw:mirror-vertical="false" drawooo:sub-view-size="137 126" draw:text-areas="0 0 ?f0 ?f1" svg:viewBox="0 0 0 0" draw:type="ooxml-non-primitive" draw:enhanced-path="M 60 125 C 18 125 20 96 0 81 20 54 18 0 60 0 101 0 111 54 136 81 111 96 101 125 60 125 N">
          <draw:equation draw:name="f0" draw:formula="logwidth"/>
          <draw:equation draw:name="f1" draw:formula="logheight"/>
        </draw:enhanced-geometry>
      </draw:custom-shape>
      <draw:custom-shape draw:name="Google Shape;76;p1" draw:style-name="Mgr4" draw:text-style-name="MP6" draw:layer="backgroundobjects" svg:width="0.083cm" svg:height="0.076cm" svg:x="17.765cm" svg:y="13.439cm">
        <text:p/>
        <draw:enhanced-geometry draw:mirror-horizontal="false" draw:mirror-vertical="false" drawooo:sub-view-size="84 77" draw:text-areas="0 0 ?f0 ?f1" svg:viewBox="0 0 0 0" draw:type="ooxml-non-primitive" draw:enhanced-path="M 37 76 C 11 76 12 57 0 48 12 32 11 0 37 0 62 0 68 32 83 48 68 57 62 76 37 76 N">
          <draw:equation draw:name="f0" draw:formula="logwidth"/>
          <draw:equation draw:name="f1" draw:formula="logheight"/>
        </draw:enhanced-geometry>
      </draw:custom-shape>
      <draw:custom-shape draw:name="Google Shape;77;p1" draw:style-name="Mgr4" draw:text-style-name="MP6" draw:layer="backgroundobjects" svg:width="0.421cm" svg:height="0.379cm" svg:x="17.726cm" svg:y="13.412cm">
        <text:p/>
        <draw:enhanced-geometry draw:mirror-horizontal="false" draw:mirror-vertical="false" drawooo:sub-view-size="422 380" draw:text-areas="0 0 ?f0 ?f1" svg:viewBox="0 0 0 0" draw:type="ooxml-non-primitive" draw:enhanced-path="M 275 70 C 219 0 218 86 189 93 198 96 206 99 215 102 200 109 184 116 169 123 173 127 176 131 180 134 172 134 165 134 157 134 162 138 166 142 171 146 168 149 165 151 162 153 146 143 129 139 111 139 51 139 0 192 0 259 0 326 49 379 111 379 171 379 222 326 222 259 222 257 222 255 222 252 236 256 249 260 263 263 260 253 257 242 254 231 270 231 286 231 302 231 295 225 288 219 282 213 305 196 328 178 351 160 337 160 323 160 309 160 330 147 352 134 374 120 359 120 344 120 329 120 354 118 421 66 379 81 337 95 309 74 275 70 N">
          <draw:equation draw:name="f0" draw:formula="logwidth"/>
          <draw:equation draw:name="f1" draw:formula="logheight"/>
        </draw:enhanced-geometry>
      </draw:custom-shape>
      <draw:custom-shape draw:name="Google Shape;78;p1" draw:style-name="Mgr4" draw:text-style-name="MP6" draw:layer="backgroundobjects" svg:width="0.534cm" svg:height="0.422cm" svg:x="17.572cm" svg:y="13.623cm">
        <text:p/>
        <draw:enhanced-geometry draw:mirror-horizontal="false" draw:mirror-vertical="false" drawooo:sub-view-size="535 423" draw:text-areas="0 0 ?f0 ?f1" svg:viewBox="0 0 0 0" draw:type="ooxml-non-primitive" draw:enhanced-path="M 225 184 C 161 172 54 196 32 147 0 78 195 36 245 69 365 142 527 0 532 214 534 267 407 422 225 184 N">
          <draw:equation draw:name="f0" draw:formula="logwidth"/>
          <draw:equation draw:name="f1" draw:formula="logheight"/>
        </draw:enhanced-geometry>
      </draw:custom-shape>
      <draw:custom-shape draw:name="Google Shape;79;p1" draw:style-name="Mgr4" draw:text-style-name="MP6" draw:layer="backgroundobjects" svg:width="0.499cm" svg:height="2.499cm" svg:x="25.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 draw:style-name="Mgr4" draw:text-style-name="MP6" draw:layer="backgroundobjects" svg:width="2.499cm" svg:height="0.749cm" svg:x="24.5cm" svg:y="12.5cm">
        <text:p/>
        <draw:enhanced-geometry draw:mirror-horizontal="false" draw:mirror-vertical="false" drawooo:sub-view-size="2502 752" draw:text-areas="0 0 ?f0 ?f1" svg:viewBox="0 0 0 0" draw:type="ooxml-non-primitive" draw:enhanced-path="M 375 0 C 187 0 0 187 0 375 L 0 375 C 0 563 187 751 375 751 L 2125 751 C 2313 751 2501 563 2501 375 L 2501 375 C 2501 187 2313 0 2125 0 L 375 0 N">
          <draw:equation draw:name="f0" draw:formula="logwidth"/>
          <draw:equation draw:name="f1" draw:formula="logheight"/>
        </draw:enhanced-geometry>
      </draw:custom-shape>
      <draw:custom-shape draw:name="Google Shape;81;p1" draw:style-name="Mgr4" draw:text-style-name="MP6" draw:layer="backgroundobjects" svg:width="1.999cm" svg:height="0.749cm" svg:x="24.75cm" svg:y="12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82;p1" draw:style-name="Mgr4" draw:text-style-name="MP6" draw:layer="backgroundobjects" svg:width="1.499cm" svg:height="0.749cm" svg:x="25cm" svg:y="11.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83;p1" draw:style-name="Mgr4" draw:text-style-name="MP6" draw:layer="backgroundobjects" svg:width="0.999cm" svg:height="0.749cm" svg:x="25.25cm" svg:y="11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custom-shape draw:name="Google Shape;84;p1" draw:style-name="Mgr4" draw:text-style-name="MP6" draw:layer="backgroundobjects" svg:width="0.499cm" svg:height="2.499cm" svg:x="22.7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 draw:style-name="Mgr4" draw:text-style-name="MP6" draw:layer="backgroundobjects" svg:width="1.999cm" svg:height="0.749cm" svg:x="22cm" svg:y="12.25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86;p1" draw:style-name="Mgr4" draw:text-style-name="MP6" draw:layer="backgroundobjects" svg:width="1.499cm" svg:height="0.749cm" svg:x="22.25cm" svg:y="11.7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87;p1" draw:style-name="Mgr4" draw:text-style-name="MP6" draw:layer="backgroundobjects" svg:width="0.999cm" svg:height="0.749cm" svg:x="22.5cm" svg:y="11.25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g draw:name="Google Shape;88;p1">
        <draw:custom-shape draw:name="Google Shape;89;p1" draw:style-name="Mgr4" draw:text-style-name="MP6" draw:layer="layout" svg:width="0.276cm" svg:height="0.446cm" svg:x="24.899cm" svg:y="9.98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90;p1" draw:style-name="Mgr4" draw:text-style-name="MP6" draw:layer="layout" svg:width="0.908cm" svg:height="0.763cm" svg:x="24.5cm" svg:y="9.98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91;p1" draw:style-name="Mgr4" draw:text-style-name="MP6" draw:layer="layout" svg:width="0.113cm" svg:height="0.076cm" svg:x="25.388cm" svg:y="10.33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92;p1" draw:style-name="Mgr4" draw:text-style-name="MP6" draw:layer="layout" svg:width="0.058cm" svg:height="0.056cm" svg:x="25.263cm" svg:y="10.33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93;p1" draw:style-name="Mgr4" draw:text-style-name="MP6" draw:layer="layout" svg:width="0.139cm" svg:height="0.058cm" svg:x="24.568cm" svg:y="10.11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94;p1" draw:style-name="Mgr4" draw:text-style-name="MP6" draw:layer="layout" svg:width="0.158cm" svg:height="0.032cm" svg:x="24.615cm" svg:y="10.25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95;p1" draw:style-name="Mgr4" draw:text-style-name="MP6" draw:layer="layout" svg:width="0.145cm" svg:height="0.022cm" svg:x="24.686cm" svg:y="10.35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96;p1" draw:style-name="Mgr4" draw:text-style-name="MP6" draw:layer="layout" svg:width="0.131cm" svg:height="0.019cm" svg:x="24.775cm" svg:y="10.45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g draw:name="Google Shape;97;p1">
        <draw:custom-shape draw:name="Google Shape;98;p1" draw:style-name="Mgr4" draw:text-style-name="MP6" draw:layer="layout" svg:width="0.276cm" svg:height="0.446cm" svg:x="23.899cm" svg:y="10.48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99;p1" draw:style-name="Mgr4" draw:text-style-name="MP6" draw:layer="layout" svg:width="0.908cm" svg:height="0.763cm" svg:x="23.5cm" svg:y="10.48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00;p1" draw:style-name="Mgr4" draw:text-style-name="MP6" draw:layer="layout" svg:width="0.113cm" svg:height="0.076cm" svg:x="24.388cm" svg:y="10.83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01;p1" draw:style-name="Mgr4" draw:text-style-name="MP6" draw:layer="layout" svg:width="0.058cm" svg:height="0.056cm" svg:x="24.263cm" svg:y="10.83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02;p1" draw:style-name="Mgr4" draw:text-style-name="MP6" draw:layer="layout" svg:width="0.139cm" svg:height="0.058cm" svg:x="23.568cm" svg:y="10.61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03;p1" draw:style-name="Mgr4" draw:text-style-name="MP6" draw:layer="layout" svg:width="0.158cm" svg:height="0.032cm" svg:x="23.615cm" svg:y="10.75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04;p1" draw:style-name="Mgr4" draw:text-style-name="MP6" draw:layer="layout" svg:width="0.145cm" svg:height="0.022cm" svg:x="23.686cm" svg:y="10.85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05;p1" draw:style-name="Mgr4" draw:text-style-name="MP6" draw:layer="layout" svg:width="0.131cm" svg:height="0.019cm" svg:x="23.775cm" svg:y="10.95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frame draw:name="Google Shape;107;p2" presentation:style-name="TITLE_5f_AND_5f_BODY-title" draw:layer="backgroundobjects" svg:width="24.999cm" svg:height="2.499cm" svg:x="1.5cm" svg:y="0.5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custom-shape draw:name="Google Shape;155;p14"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14" draw:style-name="Mgr4" draw:text-style-name="MP6" draw:layer="backgroundobjects" svg:width="0.499cm" svg:height="2.499cm" svg:x="25.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14" draw:style-name="Mgr4" draw:text-style-name="MP6" draw:layer="backgroundobjects" svg:width="2.499cm" svg:height="0.749cm" svg:x="24.501cm" svg:y="12.5cm">
        <text:p/>
        <draw:enhanced-geometry draw:mirror-horizontal="false" draw:mirror-vertical="false" drawooo:sub-view-size="2502 752" draw:text-areas="0 0 ?f0 ?f1" svg:viewBox="0 0 0 0" draw:type="ooxml-non-primitive" draw:enhanced-path="M 375 0 C 187 0 0 187 0 375 L 0 375 C 0 563 187 751 375 751 L 2125 751 C 2313 751 2501 563 2501 375 L 2501 375 C 2501 187 2313 0 2125 0 L 375 0 N">
          <draw:equation draw:name="f0" draw:formula="logwidth"/>
          <draw:equation draw:name="f1" draw:formula="logheight"/>
        </draw:enhanced-geometry>
      </draw:custom-shape>
      <draw:custom-shape draw:name="Google Shape;162;p14" draw:style-name="Mgr4" draw:text-style-name="MP6" draw:layer="backgroundobjects" svg:width="1.999cm" svg:height="0.749cm" svg:x="24.751cm" svg:y="12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163;p14" draw:style-name="Mgr4" draw:text-style-name="MP6" draw:layer="backgroundobjects" svg:width="1.499cm" svg:height="0.749cm" svg:x="25cm" svg:y="11.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164;p14" draw:style-name="Mgr4" draw:text-style-name="MP6" draw:layer="backgroundobjects" svg:width="0.999cm" svg:height="0.749cm" svg:x="25.251cm" svg:y="11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custom-shape draw:name="Google Shape;165;p14" draw:style-name="Mgr4" draw:text-style-name="MP6" draw:layer="backgroundobjects" svg:width="0.499cm" svg:height="2.499cm" svg:x="22.75cm" svg:y="1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14" draw:style-name="Mgr4" draw:text-style-name="MP6" draw:layer="backgroundobjects" svg:width="1.999cm" svg:height="0.749cm" svg:x="22.001cm" svg:y="12.25cm">
        <text:p/>
        <draw:enhanced-geometry draw:mirror-horizontal="false" draw:mirror-vertical="false" drawooo:sub-view-size="2002 752" draw:text-areas="0 0 ?f0 ?f1" svg:viewBox="0 0 0 0" draw:type="ooxml-non-primitive" draw:enhanced-path="M 375 0 C 187 0 0 187 0 375 L 0 375 C 0 563 187 751 375 751 L 1625 751 C 1813 751 2001 563 2001 375 L 2001 375 C 2001 187 1813 0 1625 0 L 375 0 N">
          <draw:equation draw:name="f0" draw:formula="logwidth"/>
          <draw:equation draw:name="f1" draw:formula="logheight"/>
        </draw:enhanced-geometry>
      </draw:custom-shape>
      <draw:custom-shape draw:name="Google Shape;167;p14" draw:style-name="Mgr4" draw:text-style-name="MP6" draw:layer="backgroundobjects" svg:width="1.499cm" svg:height="0.749cm" svg:x="22.25cm" svg:y="11.75cm">
        <text:p/>
        <draw:enhanced-geometry draw:mirror-horizontal="false" draw:mirror-vertical="false" drawooo:sub-view-size="1502 752" draw:text-areas="0 0 ?f0 ?f1" svg:viewBox="0 0 0 0" draw:type="ooxml-non-primitive" draw:enhanced-path="M 375 0 C 187 0 0 187 0 375 L 0 375 C 0 563 187 751 375 751 L 1125 751 C 1313 751 1501 563 1501 375 L 1501 375 C 1501 187 1313 0 1125 0 L 375 0 N">
          <draw:equation draw:name="f0" draw:formula="logwidth"/>
          <draw:equation draw:name="f1" draw:formula="logheight"/>
        </draw:enhanced-geometry>
      </draw:custom-shape>
      <draw:custom-shape draw:name="Google Shape;168;p14" draw:style-name="Mgr4" draw:text-style-name="MP6" draw:layer="backgroundobjects" svg:width="0.999cm" svg:height="0.749cm" svg:x="22.5cm" svg:y="11.25cm">
        <text:p/>
        <draw:enhanced-geometry draw:mirror-horizontal="false" draw:mirror-vertical="false" drawooo:sub-view-size="1001 752" draw:text-areas="0 0 ?f0 ?f1" svg:viewBox="0 0 0 0" draw:type="ooxml-non-primitive" draw:enhanced-path="M 375 0 C 187 0 0 187 0 375 L 0 375 C 0 563 187 751 375 751 L 625 751 C 812 751 1000 563 1000 375 L 1000 375 C 1000 187 812 0 625 0 L 375 0 N">
          <draw:equation draw:name="f0" draw:formula="logwidth"/>
          <draw:equation draw:name="f1" draw:formula="logheight"/>
        </draw:enhanced-geometry>
      </draw:custom-shape>
      <draw:g draw:name="Google Shape;169;p14">
        <draw:custom-shape draw:name="Google Shape;170;p14" draw:style-name="Mgr4" draw:text-style-name="MP6" draw:layer="layout" svg:width="0.276cm" svg:height="0.446cm" svg:x="24.399cm" svg:y="10.23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171;p14" draw:style-name="Mgr4" draw:text-style-name="MP6" draw:layer="layout" svg:width="0.908cm" svg:height="0.763cm" svg:x="24cm" svg:y="10.23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72;p14" draw:style-name="Mgr4" draw:text-style-name="MP6" draw:layer="layout" svg:width="0.113cm" svg:height="0.076cm" svg:x="24.888cm" svg:y="10.58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73;p14" draw:style-name="Mgr4" draw:text-style-name="MP6" draw:layer="layout" svg:width="0.058cm" svg:height="0.056cm" svg:x="24.763cm" svg:y="10.58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74;p14" draw:style-name="Mgr4" draw:text-style-name="MP6" draw:layer="layout" svg:width="0.139cm" svg:height="0.058cm" svg:x="24.068cm" svg:y="10.36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75;p14" draw:style-name="Mgr4" draw:text-style-name="MP6" draw:layer="layout" svg:width="0.158cm" svg:height="0.032cm" svg:x="24.115cm" svg:y="10.50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76;p14" draw:style-name="Mgr4" draw:text-style-name="MP6" draw:layer="layout" svg:width="0.145cm" svg:height="0.022cm" svg:x="24.186cm" svg:y="10.60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77;p14" draw:style-name="Mgr4" draw:text-style-name="MP6" draw:layer="layout" svg:width="0.131cm" svg:height="0.019cm" svg:x="24.275cm" svg:y="10.70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g draw:name="Google Shape;178;p14">
        <draw:custom-shape draw:name="Google Shape;179;p14" draw:style-name="Mgr4" draw:text-style-name="MP6" draw:layer="layout" svg:width="0.276cm" svg:height="0.446cm" svg:x="25.899cm" svg:y="9.739cm">
          <text:p/>
          <draw:enhanced-geometry draw:mirror-horizontal="false" draw:mirror-vertical="false" drawooo:sub-view-size="277 447" draw:text-areas="0 0 ?f0 ?f1" svg:viewBox="0 0 0 0" draw:type="ooxml-non-primitive" draw:enhanced-path="M 214 151 C 171 70 79 0 41 12 13 25 45 79 71 108 74 110 72 114 68 114 56 111 42 111 36 118 22 135 42 159 59 175 62 177 60 182 56 181 41 178 26 178 21 184 0 209 31 282 49 309 71 341 94 373 123 398 153 424 190 443 229 446 231 446 233 446 234 446 236 445 237 442 238 440 245 422 247 415 250 400 253 339 276 270 214 151 N">
            <draw:equation draw:name="f0" draw:formula="logwidth"/>
            <draw:equation draw:name="f1" draw:formula="logheight"/>
          </draw:enhanced-geometry>
        </draw:custom-shape>
        <draw:custom-shape draw:name="Google Shape;180;p14" draw:style-name="Mgr4" draw:text-style-name="MP6" draw:layer="layout" svg:width="0.908cm" svg:height="0.763cm" svg:x="25.5cm" svg:y="9.737cm">
          <text:p/>
          <draw:enhanced-geometry draw:mirror-horizontal="false" draw:mirror-vertical="false" drawooo:sub-view-size="909 764" draw:text-areas="0 0 ?f0 ?f1" svg:viewBox="0 0 0 0" draw:type="ooxml-non-primitive" draw:enhanced-path="M 752 298 C 700 306 647 355 620 399 619 402 616 405 613 406 609 406 606 403 603 401 575 375 538 342 492 285 472 260 373 141 276 73 192 15 86 0 50 24 33 35 30 60 37 79 45 98 71 120 91 129 66 126 34 146 34 170 34 212 109 258 133 265 112 266 95 290 100 310 109 349 181 367 203 370 183 374 172 399 179 418 190 448 262 467 282 471 264 487 271 513 290 527 306 540 328 548 349 551 295 545 232 537 179 536 127 535 48 552 0 595 69 623 149 682 180 763 231 761 267 733 307 703 313 698 319 693 327 692 332 692 338 693 343 695 365 702 466 753 594 747 692 742 777 701 817 626 856 553 860 475 864 453 868 432 888 421 907 415 905 394 908 367 905 345 865 312 804 290 752 298 N">
            <draw:equation draw:name="f0" draw:formula="logwidth"/>
            <draw:equation draw:name="f1" draw:formula="logheight"/>
          </draw:enhanced-geometry>
        </draw:custom-shape>
        <draw:custom-shape draw:name="Google Shape;181;p14" draw:style-name="Mgr4" draw:text-style-name="MP6" draw:layer="layout" svg:width="0.113cm" svg:height="0.076cm" svg:x="26.388cm" svg:y="10.08cm">
          <text:p/>
          <draw:enhanced-geometry draw:mirror-horizontal="false" draw:mirror-vertical="false" drawooo:sub-view-size="114 77" draw:text-areas="0 0 ?f0 ?f1" svg:viewBox="0 0 0 0" draw:type="ooxml-non-primitive" draw:enhanced-path="M 26 1 C 23 0 19 0 16 0 10 1 8 3 6 8 0 20 2 60 5 68 7 73 10 76 16 76 18 76 21 75 23 74 30 72 38 69 46 67 66 60 85 54 104 47 107 46 111 45 112 42 113 38 109 34 106 31 80 19 53 9 26 1 N">
            <draw:equation draw:name="f0" draw:formula="logwidth"/>
            <draw:equation draw:name="f1" draw:formula="logheight"/>
          </draw:enhanced-geometry>
        </draw:custom-shape>
        <draw:custom-shape draw:name="Google Shape;182;p14" draw:style-name="Mgr4" draw:text-style-name="MP6" draw:layer="layout" svg:width="0.058cm" svg:height="0.056cm" svg:x="26.263cm" svg:y="10.086cm">
          <text:p/>
          <draw:enhanced-geometry draw:mirror-horizontal="false" draw:mirror-vertical="false" drawooo:sub-view-size="59 57" draw:text-areas="0 0 ?f0 ?f1" svg:viewBox="0 0 0 0" draw:type="ooxml-non-primitive" draw:enhanced-path="M 0 28 C 0 33 2 38 4 42 6 46 10 50 14 52 19 55 24 56 29 56 34 56 39 55 43 52 48 50 52 46 54 42 57 38 58 33 58 28 58 23 57 18 54 14 51 10 48 6 43 4 39 1 34 0 29 0 24 0 19 1 14 4 10 6 6 10 4 14 2 18 0 23 0 28 N">
            <draw:equation draw:name="f0" draw:formula="logwidth"/>
            <draw:equation draw:name="f1" draw:formula="logheight"/>
          </draw:enhanced-geometry>
        </draw:custom-shape>
        <draw:custom-shape draw:name="Google Shape;183;p14" draw:style-name="Mgr4" draw:text-style-name="MP6" draw:layer="layout" svg:width="0.139cm" svg:height="0.058cm" svg:x="25.568cm" svg:y="9.866cm">
          <text:p/>
          <draw:enhanced-geometry draw:mirror-horizontal="false" draw:mirror-vertical="false" drawooo:sub-view-size="140 59" draw:text-areas="0 0 ?f0 ?f1" svg:viewBox="0 0 0 0" draw:type="ooxml-non-primitive" draw:enhanced-path="M 77 27 C 80 29 100 38 118 45 127 48 139 52 139 54 139 58 128 56 119 54 96 49 71 41 50 30 44 28 9 9 0 3 7 0 17 0 24 0 42 11 58 19 77 27 N">
            <draw:equation draw:name="f0" draw:formula="logwidth"/>
            <draw:equation draw:name="f1" draw:formula="logheight"/>
          </draw:enhanced-geometry>
        </draw:custom-shape>
        <draw:custom-shape draw:name="Google Shape;184;p14" draw:style-name="Mgr4" draw:text-style-name="MP6" draw:layer="layout" svg:width="0.158cm" svg:height="0.032cm" svg:x="25.615cm" svg:y="10.002cm">
          <text:p/>
          <draw:enhanced-geometry draw:mirror-horizontal="false" draw:mirror-vertical="false" drawooo:sub-view-size="159 33" draw:text-areas="0 0 ?f0 ?f1" svg:viewBox="0 0 0 0" draw:type="ooxml-non-primitive" draw:enhanced-path="M 125 23 C 136 25 158 25 158 29 158 32 139 32 127 32 84 32 37 26 0 8 4 4 13 0 19 0 60 16 110 21 125 23 N">
            <draw:equation draw:name="f0" draw:formula="logwidth"/>
            <draw:equation draw:name="f1" draw:formula="logheight"/>
          </draw:enhanced-geometry>
        </draw:custom-shape>
        <draw:custom-shape draw:name="Google Shape;185;p14" draw:style-name="Mgr4" draw:text-style-name="MP6" draw:layer="layout" svg:width="0.145cm" svg:height="0.022cm" svg:x="25.686cm" svg:y="10.107cm">
          <text:p/>
          <draw:enhanced-geometry draw:mirror-horizontal="false" draw:mirror-vertical="false" drawooo:sub-view-size="146 23" draw:text-areas="0 0 ?f0 ?f1" svg:viewBox="0 0 0 0" draw:type="ooxml-non-primitive" draw:enhanced-path="M 107 9 C 127 11 143 9 144 12 145 17 124 18 113 18 80 20 57 22 20 15 16 15 0 12 1 10 4 6 12 1 17 0 38 5 86 8 107 9 N">
            <draw:equation draw:name="f0" draw:formula="logwidth"/>
            <draw:equation draw:name="f1" draw:formula="logheight"/>
          </draw:enhanced-geometry>
        </draw:custom-shape>
        <draw:custom-shape draw:name="Google Shape;186;p14" draw:style-name="Mgr4" draw:text-style-name="MP6" draw:layer="layout" svg:width="0.131cm" svg:height="0.019cm" svg:x="25.775cm" svg:y="10.209cm">
          <text:p/>
          <draw:enhanced-geometry draw:mirror-horizontal="false" draw:mirror-vertical="false" drawooo:sub-view-size="132 20" draw:text-areas="0 0 ?f0 ?f1" svg:viewBox="0 0 0 0" draw:type="ooxml-non-primitive" draw:enhanced-path="M 7 0 C 24 3 38 5 55 6 67 7 85 9 101 9 114 10 131 8 131 11 131 16 112 18 99 19 70 19 37 19 3 11 2 11 0 9 0 9 2 6 5 2 7 0 N">
            <draw:equation draw:name="f0" draw:formula="logwidth"/>
            <draw:equation draw:name="f1" draw:formula="logheight"/>
          </draw:enhanced-geometry>
        </draw:custom-shape>
      </draw:g>
      <draw:frame draw:name="Google Shape;189;p15" presentation:style-name="OBJECT-title" draw:layer="backgroundobjects" svg:width="24.999cm" svg:height="2.499cm" svg:x="1.5cm" svg:y="0.5cm" presentation:class="title" presentation:placeholder="true" presentation:user-transformed="true">
        <draw:text-box/>
      </draw:frame>
      <draw:frame draw:name="Google Shape;190;p15" presentation:style-name="OBJECT-outline1" draw:layer="backgroundobjects" svg:width="24.999cm" svg:height="8.999cm" svg:x="1.5cm" svg:y="3.5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Google Shape;237;p27"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3;p27">
        <draw:custom-shape draw:name="Google Shape;244;p27" draw:style-name="Mgr4" draw:text-style-name="MP6" draw:layer="layout" svg:width="0.263cm" svg:height="0.293cm" svg:x="21cm" svg:y="14.121cm">
          <text:p/>
          <draw:enhanced-geometry draw:mirror-horizontal="false" draw:mirror-vertical="false" drawooo:sub-view-size="264 294" draw:text-areas="0 0 ?f0 ?f1" svg:viewBox="0 0 0 0" draw:type="ooxml-non-primitive" draw:enhanced-path="M 0 146 C 0 172 6 198 18 220 30 242 46 260 66 273 86 286 108 293 131 293 154 293 177 286 197 273 217 260 233 242 245 220 256 198 263 172 263 146 263 120 256 95 245 73 233 51 217 33 197 20 177 7 154 0 131 0 109 0 86 7 66 20 46 33 30 51 18 73 6 95 0 120 0 146 N">
            <draw:equation draw:name="f0" draw:formula="logwidth"/>
            <draw:equation draw:name="f1" draw:formula="logheight"/>
          </draw:enhanced-geometry>
        </draw:custom-shape>
        <draw:custom-shape draw:name="Google Shape;245;p27" draw:style-name="Mgr4" draw:text-style-name="MP6" draw:layer="layout" svg:width="0.566cm" svg:height="0.616cm" svg:x="21.023cm" svg:y="14.087cm">
          <text:p/>
          <draw:enhanced-geometry draw:mirror-horizontal="false" draw:mirror-vertical="false" drawooo:sub-view-size="567 617" draw:text-areas="0 0 ?f0 ?f1" svg:viewBox="0 0 0 0" draw:type="ooxml-non-primitive" draw:enhanced-path="M 98 490 C 0 113 207 163 262 0 339 39 417 77 495 116 495 113 566 477 498 557 445 616 118 567 98 490 N">
            <draw:equation draw:name="f0" draw:formula="logwidth"/>
            <draw:equation draw:name="f1" draw:formula="logheight"/>
          </draw:enhanced-geometry>
        </draw:custom-shape>
        <draw:custom-shape draw:name="Google Shape;246;p27" draw:style-name="Mgr4" draw:text-style-name="MP6" draw:layer="layout" svg:width="0.269cm" svg:height="0.148cm" svg:x="21.249cm" svg:y="14.406cm">
          <text:p/>
          <draw:enhanced-geometry draw:mirror-horizontal="false" draw:mirror-vertical="false" drawooo:sub-view-size="270 149" draw:text-areas="0 0 ?f0 ?f1" svg:viewBox="0 0 0 0" draw:type="ooxml-non-primitive" draw:enhanced-path="M 233 74 C 213 54 190 34 164 24 112 0 52 0 0 21 56 21 105 24 154 47 177 57 200 71 219 87 236 104 255 124 269 148 265 121 253 94 233 74 N">
            <draw:equation draw:name="f0" draw:formula="logwidth"/>
            <draw:equation draw:name="f1" draw:formula="logheight"/>
          </draw:enhanced-geometry>
        </draw:custom-shape>
        <draw:custom-shape draw:name="Google Shape;247;p27" draw:style-name="Mgr4" draw:text-style-name="MP6" draw:layer="layout" svg:width="0.429cm" svg:height="0.726cm" svg:x="21.462cm" svg:y="14.04cm">
          <text:p/>
          <draw:enhanced-geometry draw:mirror-horizontal="false" draw:mirror-vertical="false" drawooo:sub-view-size="430 727" draw:text-areas="0 0 ?f0 ?f1" svg:viewBox="0 0 0 0" draw:type="ooxml-non-primitive" draw:enhanced-path="M 79 666 C 0 583 3 213 0 29 111 20 223 10 334 0 337 0 429 586 364 666 315 726 134 723 79 666 N">
            <draw:equation draw:name="f0" draw:formula="logwidth"/>
            <draw:equation draw:name="f1" draw:formula="logheight"/>
          </draw:enhanced-geometry>
        </draw:custom-shape>
        <draw:custom-shape draw:name="Google Shape;248;p27" draw:style-name="Mgr4" draw:text-style-name="MP6" draw:layer="layout" svg:width="0.429cm" svg:height="0.726cm" svg:x="21.76cm" svg:y="14.04cm">
          <text:p/>
          <draw:enhanced-geometry draw:mirror-horizontal="false" draw:mirror-vertical="false" drawooo:sub-view-size="430 727" draw:text-areas="0 0 ?f0 ?f1" svg:viewBox="0 0 0 0" draw:type="ooxml-non-primitive" draw:enhanced-path="M 350 666 C 429 583 425 213 429 29 317 20 206 10 95 0 85 222 0 586 66 666 115 726 295 723 350 666 N">
            <draw:equation draw:name="f0" draw:formula="logwidth"/>
            <draw:equation draw:name="f1" draw:formula="logheight"/>
          </draw:enhanced-geometry>
        </draw:custom-shape>
        <draw:custom-shape draw:name="Google Shape;249;p27" draw:style-name="Mgr4" draw:text-style-name="MP6" draw:layer="layout" svg:width="0.027cm" svg:height="0.287cm" svg:x="21.812cm" svg:y="14.42cm">
          <text:p/>
          <draw:enhanced-geometry draw:mirror-horizontal="false" draw:mirror-vertical="false" drawooo:sub-view-size="28 288" draw:text-areas="0 0 ?f0 ?f1" svg:viewBox="0 0 0 0" draw:type="ooxml-non-primitive" draw:enhanced-path="M 27 144 C 27 98 23 48 14 0 4 48 0 98 0 144 4 194 4 241 14 287 23 241 27 191 27 144 N">
            <draw:equation draw:name="f0" draw:formula="logwidth"/>
            <draw:equation draw:name="f1" draw:formula="logheight"/>
          </draw:enhanced-geometry>
        </draw:custom-shape>
        <draw:custom-shape draw:name="Google Shape;250;p27" draw:style-name="Mgr4" draw:text-style-name="MP6" draw:layer="layout" svg:width="0.589cm" svg:height="0.58cm" svg:x="21.531cm" svg:y="14.013cm">
          <text:p/>
          <draw:enhanced-geometry draw:mirror-horizontal="false" draw:mirror-vertical="false" drawooo:sub-view-size="590 581" draw:text-areas="0 0 ?f0 ?f1" svg:viewBox="0 0 0 0" draw:type="ooxml-non-primitive" draw:enhanced-path="M 295 580 C 393 477 589 423 589 273 589 123 459 0 295 0 131 0 0 123 0 273 0 423 196 477 295 580 N">
            <draw:equation draw:name="f0" draw:formula="logwidth"/>
            <draw:equation draw:name="f1" draw:formula="logheight"/>
          </draw:enhanced-geometry>
        </draw:custom-shape>
        <draw:custom-shape draw:name="Google Shape;251;p27" draw:style-name="Mgr4" draw:text-style-name="MP6" draw:layer="layout" svg:width="0.493cm" svg:height="0.886cm" svg:x="21.102cm" svg:y="12.741cm">
          <text:p/>
          <draw:enhanced-geometry draw:mirror-horizontal="false" draw:mirror-vertical="false" drawooo:sub-view-size="494 887" draw:text-areas="0 0 ?f0 ?f1" svg:viewBox="0 0 0 0" draw:type="ooxml-non-primitive" draw:enhanced-path="M 454 393 C 471 743 480 690 493 839 432 855 371 870 310 886 235 753 320 852 85 486 0 350 91 29 143 9 176 0 448 213 454 393 N">
            <draw:equation draw:name="f0" draw:formula="logwidth"/>
            <draw:equation draw:name="f1" draw:formula="logheight"/>
          </draw:enhanced-geometry>
        </draw:custom-shape>
        <draw:custom-shape draw:name="Google Shape;252;p27" draw:style-name="Mgr4" draw:text-style-name="MP6" draw:layer="layout" svg:width="0.344cm" svg:height="0.703cm" svg:x="21.216cm" svg:y="12.917cm">
          <text:p/>
          <draw:enhanced-geometry draw:mirror-horizontal="false" draw:mirror-vertical="false" drawooo:sub-view-size="345 704" draw:text-areas="0 0 ?f0 ?f1" svg:viewBox="0 0 0 0" draw:type="ooxml-non-primitive" draw:enhanced-path="M 262 236 C 324 576 317 527 344 673 304 683 263 693 223 703 164 565 223 679 46 289 0 190 26 26 75 10 108 0 236 96 262 236 N">
            <draw:equation draw:name="f0" draw:formula="logwidth"/>
            <draw:equation draw:name="f1" draw:formula="logheight"/>
          </draw:enhanced-geometry>
        </draw:custom-shape>
        <draw:custom-shape draw:name="Google Shape;253;p27" draw:style-name="Mgr4" draw:text-style-name="MP6" draw:layer="layout" svg:width="0.498cm" svg:height="0.886cm" svg:x="22.054cm" svg:y="12.741cm">
          <text:p/>
          <draw:enhanced-geometry draw:mirror-horizontal="false" draw:mirror-vertical="false" drawooo:sub-view-size="499 887" draw:text-areas="0 0 ?f0 ?f1" svg:viewBox="0 0 0 0" draw:type="ooxml-non-primitive" draw:enhanced-path="M 39 393 C 23 743 13 690 0 839 61 855 122 870 183 886 259 753 173 852 410 486 498 350 403 29 350 9 318 0 46 213 39 393 N">
            <draw:equation draw:name="f0" draw:formula="logwidth"/>
            <draw:equation draw:name="f1" draw:formula="logheight"/>
          </draw:enhanced-geometry>
        </draw:custom-shape>
        <draw:custom-shape draw:name="Google Shape;254;p27" draw:style-name="Mgr4" draw:text-style-name="MP6" draw:layer="layout" svg:width="0.344cm" svg:height="0.706cm" svg:x="22.09cm" svg:y="12.917cm">
          <text:p/>
          <draw:enhanced-geometry draw:mirror-horizontal="false" draw:mirror-vertical="false" drawooo:sub-view-size="345 707" draw:text-areas="0 0 ?f0 ?f1" svg:viewBox="0 0 0 0" draw:type="ooxml-non-primitive" draw:enhanced-path="M 82 236 C 19 576 27 527 0 673 39 684 79 695 118 706 178 569 118 684 298 294 344 190 321 26 268 10 236 0 109 96 82 236 N">
            <draw:equation draw:name="f0" draw:formula="logwidth"/>
            <draw:equation draw:name="f1" draw:formula="logheight"/>
          </draw:enhanced-geometry>
        </draw:custom-shape>
        <draw:custom-shape draw:name="Google Shape;255;p27" draw:style-name="Mgr4" draw:text-style-name="MP6" draw:layer="layout" svg:width="1.46cm" svg:height="1.07cm" svg:x="21.095cm" svg:y="13.283cm">
          <text:p/>
          <draw:enhanced-geometry draw:mirror-horizontal="false" draw:mirror-vertical="false" drawooo:sub-view-size="1461 1071" draw:text-areas="0 0 ?f0 ?f1" svg:viewBox="0 0 0 0" draw:type="ooxml-non-primitive" draw:enhanced-path="M 730 0 C 399 0 248 144 248 343 248 510 0 757 223 920 330 1000 514 1070 730 1070 946 1070 1129 1000 1238 920 1460 754 1211 510 1211 343 1211 144 1064 0 730 0 N">
            <draw:equation draw:name="f0" draw:formula="logwidth"/>
            <draw:equation draw:name="f1" draw:formula="logheight"/>
          </draw:enhanced-geometry>
        </draw:custom-shape>
        <draw:custom-shape draw:name="Google Shape;256;p27" draw:style-name="Mgr4" draw:text-style-name="MP6" draw:layer="layout" svg:width="1.146cm" svg:height="0.897cm" svg:x="21.255cm" svg:y="13.42cm">
          <text:p/>
          <draw:enhanced-geometry draw:mirror-horizontal="false" draw:mirror-vertical="false" drawooo:sub-view-size="1147 898" draw:text-areas="0 0 ?f0 ?f1" svg:viewBox="0 0 0 0" draw:type="ooxml-non-primitive" draw:enhanced-path="M 528 40 C 557 0 583 0 613 40 681 130 790 324 796 484 921 467 1061 473 1091 541 1146 674 885 897 574 897 259 897 0 674 57 541 79 473 224 467 344 484 352 324 459 130 528 40 N">
            <draw:equation draw:name="f0" draw:formula="logwidth"/>
            <draw:equation draw:name="f1" draw:formula="logheight"/>
          </draw:enhanced-geometry>
        </draw:custom-shape>
        <draw:custom-shape draw:name="Google Shape;257;p27" draw:style-name="Mgr4" draw:text-style-name="MP6" draw:layer="layout" svg:width="0.523cm" svg:height="0.183cm" svg:x="21.564cm" svg:y="14.063cm">
          <text:p/>
          <draw:enhanced-geometry draw:mirror-horizontal="false" draw:mirror-vertical="false" drawooo:sub-view-size="524 184" draw:text-areas="0 0 ?f0 ?f1" svg:viewBox="0 0 0 0" draw:type="ooxml-non-primitive" draw:enhanced-path="M 114 67 C 150 70 189 61 219 40 235 30 248 17 262 0 271 17 287 30 304 40 337 61 372 70 409 67 445 67 481 53 507 30 523 17 438 183 262 183 85 183 0 17 16 30 42 50 78 64 114 67 N">
            <draw:equation draw:name="f0" draw:formula="logwidth"/>
            <draw:equation draw:name="f1" draw:formula="logheight"/>
          </draw:enhanced-geometry>
        </draw:custom-shape>
        <draw:custom-shape draw:name="Google Shape;258;p27" draw:style-name="Mgr4" draw:text-style-name="MP6" draw:layer="layout" svg:width="0.321cm" svg:height="0.418cm" svg:x="21.387cm" svg:y="13.53cm">
          <text:p/>
          <draw:enhanced-geometry draw:mirror-horizontal="false" draw:mirror-vertical="false" drawooo:sub-view-size="322 419" draw:text-areas="0 0 ?f0 ?f1" svg:viewBox="0 0 0 0" draw:type="ooxml-non-primitive" draw:enhanced-path="M 206 41 C 108 0 42 97 26 150 0 230 33 320 42 341 50 354 121 418 282 357 278 357 321 267 302 184 270 136 291 74 206 41 N">
            <draw:equation draw:name="f0" draw:formula="logwidth"/>
            <draw:equation draw:name="f1" draw:formula="logheight"/>
          </draw:enhanced-geometry>
        </draw:custom-shape>
        <draw:custom-shape draw:name="Google Shape;259;p27" draw:style-name="Mgr4" draw:text-style-name="MP6" draw:layer="layout" svg:width="0.308cm" svg:height="0.387cm" svg:x="21.38cm" svg:y="13.537cm">
          <text:p/>
          <draw:enhanced-geometry draw:mirror-horizontal="false" draw:mirror-vertical="false" drawooo:sub-view-size="309 388" draw:text-areas="0 0 ?f0 ?f1" svg:viewBox="0 0 0 0" draw:type="ooxml-non-primitive" draw:enhanced-path="M 272 67 C 258 50 245 37 230 27 223 20 213 16 203 13 193 9 184 6 173 6 134 0 95 20 69 46 42 73 20 111 10 150 0 190 3 233 14 273 17 293 23 313 33 330 34 332 35 335 36 337 36 340 36 343 36 346 37 348 38 349 39 350 42 353 45 356 53 359 62 367 69 370 78 374 115 387 151 387 187 383 223 377 255 367 288 350 255 356 219 367 187 367 155 367 118 363 88 350 82 346 75 343 69 337 66 333 62 333 62 330 61 328 60 326 59 324 53 306 49 290 42 273 36 237 33 200 42 167 49 133 69 103 91 80 115 56 144 40 173 43 181 43 190 43 197 46 203 50 213 50 219 53 236 59 249 70 258 83 282 103 298 136 308 176 308 136 294 99 272 67 N">
            <draw:equation draw:name="f0" draw:formula="logwidth"/>
            <draw:equation draw:name="f1" draw:formula="logheight"/>
          </draw:enhanced-geometry>
        </draw:custom-shape>
        <draw:custom-shape draw:name="Google Shape;260;p27" draw:style-name="Mgr4" draw:text-style-name="MP6" draw:layer="layout" svg:width="0.17cm" svg:height="0.212cm" svg:x="21.479cm" svg:y="13.644cm">
          <text:p/>
          <draw:enhanced-geometry draw:mirror-horizontal="false" draw:mirror-vertical="false" drawooo:sub-view-size="171 213" draw:text-areas="0 0 ?f0 ?f1" svg:viewBox="0 0 0 0" draw:type="ooxml-non-primitive" draw:enhanced-path="M 0 106 C 0 125 3 143 11 159 18 176 29 189 43 198 56 207 70 212 85 212 100 212 114 207 128 198 141 189 151 176 159 159 166 143 170 125 170 106 170 88 166 69 159 53 151 37 141 23 128 14 114 5 100 0 85 0 70 0 56 5 43 14 29 23 18 37 11 53 3 69 0 88 0 106 N">
            <draw:equation draw:name="f0" draw:formula="logwidth"/>
            <draw:equation draw:name="f1" draw:formula="logheight"/>
          </draw:enhanced-geometry>
        </draw:custom-shape>
        <draw:custom-shape draw:name="Google Shape;261;p27" draw:style-name="Mgr4" draw:text-style-name="MP6" draw:layer="layout" svg:width="0.317cm" svg:height="0.418cm" svg:x="21.947cm" svg:y="13.53cm">
          <text:p/>
          <draw:enhanced-geometry draw:mirror-horizontal="false" draw:mirror-vertical="false" drawooo:sub-view-size="318 419" draw:text-areas="0 0 ?f0 ?f1" svg:viewBox="0 0 0 0" draw:type="ooxml-non-primitive" draw:enhanced-path="M 111 41 C 209 0 274 97 290 150 317 230 284 320 274 341 268 354 196 418 35 357 39 357 0 267 16 184 47 136 25 74 111 41 N">
            <draw:equation draw:name="f0" draw:formula="logwidth"/>
            <draw:equation draw:name="f1" draw:formula="logheight"/>
          </draw:enhanced-geometry>
        </draw:custom-shape>
        <draw:custom-shape draw:name="Google Shape;262;p27" draw:style-name="Mgr4" draw:text-style-name="MP6" draw:layer="layout" svg:width="0.308cm" svg:height="0.383cm" svg:x="21.963cm" svg:y="13.54cm">
          <text:p/>
          <draw:enhanced-geometry draw:mirror-horizontal="false" draw:mirror-vertical="false" drawooo:sub-view-size="309 384" draw:text-areas="0 0 ?f0 ?f1" svg:viewBox="0 0 0 0" draw:type="ooxml-non-primitive" draw:enhanced-path="M 49 77 C 62 64 76 53 88 46 95 43 104 40 112 40 118 37 128 37 134 37 164 37 197 50 216 73 239 96 259 130 265 160 271 194 271 229 265 266 262 284 255 303 249 316 248 319 247 321 246 324 243 327 239 327 239 330 232 333 226 340 219 343 189 356 157 364 121 359 88 359 52 353 19 343 52 359 85 370 121 377 157 383 194 380 229 367 239 364 246 359 255 353 259 350 265 346 268 343 269 342 270 341 271 340 272 339 273 338 275 337 275 336 275 335 275 333 276 332 277 331 279 330 285 310 292 293 298 273 308 234 308 194 301 150 292 110 268 73 243 46 213 20 177 0 137 6 128 6 118 9 109 13 98 17 92 20 82 27 66 37 52 50 39 67 16 93 3 133 0 173 10 136 23 99 49 77 N">
            <draw:equation draw:name="f0" draw:formula="logwidth"/>
            <draw:equation draw:name="f1" draw:formula="logheight"/>
          </draw:enhanced-geometry>
        </draw:custom-shape>
        <draw:custom-shape draw:name="Google Shape;263;p27" draw:style-name="Mgr4" draw:text-style-name="MP6" draw:layer="layout" svg:width="0.17cm" svg:height="0.212cm" svg:x="22.005cm" svg:y="13.644cm">
          <text:p/>
          <draw:enhanced-geometry draw:mirror-horizontal="false" draw:mirror-vertical="false" drawooo:sub-view-size="171 213" draw:text-areas="0 0 ?f0 ?f1" svg:viewBox="0 0 0 0" draw:type="ooxml-non-primitive" draw:enhanced-path="M 0 106 C 0 125 4 143 12 159 19 176 30 189 43 198 55 207 70 212 85 212 100 212 115 207 128 198 140 189 151 176 159 159 166 143 170 125 170 106 170 88 166 69 159 53 151 37 140 23 128 14 115 5 100 0 85 0 70 0 55 5 43 14 30 23 19 37 12 53 4 69 0 88 0 106 N">
            <draw:equation draw:name="f0" draw:formula="logwidth"/>
            <draw:equation draw:name="f1" draw:formula="logheight"/>
          </draw:enhanced-geometry>
        </draw:custom-shape>
        <draw:custom-shape draw:name="Google Shape;264;p27" draw:style-name="Mgr4" draw:text-style-name="MP6" draw:layer="layout" svg:width="0.173cm" svg:height="0.147cm" svg:x="21.74cm" svg:y="14.02cm">
          <text:p/>
          <draw:enhanced-geometry draw:mirror-horizontal="false" draw:mirror-vertical="false" drawooo:sub-view-size="174 148" draw:text-areas="0 0 ?f0 ?f1" svg:viewBox="0 0 0 0" draw:type="ooxml-non-primitive" draw:enhanced-path="M 173 0 C 116 0 58 0 0 0 0 49 0 98 0 147 58 147 116 147 173 147 173 98 173 49 173 0 N">
            <draw:equation draw:name="f0" draw:formula="logwidth"/>
            <draw:equation draw:name="f1" draw:formula="logheight"/>
          </draw:enhanced-geometry>
        </draw:custom-shape>
        <draw:custom-shape draw:name="Google Shape;265;p27" draw:style-name="Mgr4" draw:text-style-name="MP6" draw:layer="layout" svg:width="0.655cm" svg:height="0.241cm" svg:x="21.501cm" svg:y="13.896cm">
          <text:p/>
          <draw:enhanced-geometry draw:mirror-horizontal="false" draw:mirror-vertical="false" drawooo:sub-view-size="656 242" draw:text-areas="0 0 ?f0 ?f1" svg:viewBox="0 0 0 0" draw:type="ooxml-non-primitive" draw:enhanced-path="M 161 204 C 194 200 226 193 252 177 279 160 298 138 301 114 309 76 317 38 325 0 332 38 339 76 347 114 353 141 370 160 396 177 422 193 455 204 488 204 524 204 556 200 586 184 616 170 642 147 655 117 651 151 632 181 602 200 574 220 531 234 492 237 449 241 410 231 373 210 353 200 340 187 328 170 315 187 298 200 282 210 246 231 203 241 164 237 124 237 82 224 52 200 23 181 0 147 0 117 6 144 33 167 63 184 92 197 128 204 161 204 N">
            <draw:equation draw:name="f0" draw:formula="logwidth"/>
            <draw:equation draw:name="f1" draw:formula="logheight"/>
          </draw:enhanced-geometry>
        </draw:custom-shape>
        <draw:custom-shape draw:name="Google Shape;266;p27" draw:style-name="Mgr4" draw:text-style-name="MP6" draw:layer="layout" svg:width="0.268cm" svg:height="0.12cm" svg:x="21.695cm" svg:y="13.853cm">
          <text:p/>
          <draw:enhanced-geometry draw:mirror-horizontal="false" draw:mirror-vertical="false" drawooo:sub-view-size="269 121" draw:text-areas="0 0 ?f0 ?f1" svg:viewBox="0 0 0 0" draw:type="ooxml-non-primitive" draw:enhanced-path="M 134 0 C 157 0 226 0 252 21 268 34 255 67 213 98 183 117 156 120 137 120 114 120 88 114 62 98 10 67 0 34 16 21 39 0 111 0 134 0 N">
            <draw:equation draw:name="f0" draw:formula="logwidth"/>
            <draw:equation draw:name="f1" draw:formula="logheight"/>
          </draw:enhanced-geometry>
        </draw:custom-shape>
      </draw:g>
      <draw:g draw:name="Google Shape;267;p27">
        <draw:custom-shape draw:name="Google Shape;268;p27" draw:style-name="Mgr4" draw:text-style-name="MP6" draw:layer="layout" svg:width="0.131cm" svg:height="0.146cm" svg:x="25.869cm" svg:y="13.935cm">
          <text:p/>
          <draw:enhanced-geometry draw:mirror-horizontal="false" draw:mirror-vertical="false" drawooo:sub-view-size="132 147" draw:text-areas="0 0 ?f0 ?f1" svg:viewBox="0 0 0 0" draw:type="ooxml-non-primitive" draw:enhanced-path="M 131 73 C 131 86 128 98 123 109 117 121 109 130 99 136 89 143 78 146 66 146 54 146 43 143 33 136 23 130 14 121 9 109 3 98 0 86 0 73 0 61 3 48 9 37 15 25 23 16 33 10 43 3 54 0 66 0 78 0 89 3 99 10 109 16 117 25 123 37 128 48 131 61 131 73 N">
            <draw:equation draw:name="f0" draw:formula="logwidth"/>
            <draw:equation draw:name="f1" draw:formula="logheight"/>
          </draw:enhanced-geometry>
        </draw:custom-shape>
        <draw:custom-shape draw:name="Google Shape;269;p27" draw:style-name="Mgr4" draw:text-style-name="MP6" draw:layer="layout" svg:width="0.285cm" svg:height="0.308cm" svg:x="25.705cm" svg:y="13.918cm">
          <text:p/>
          <draw:enhanced-geometry draw:mirror-horizontal="false" draw:mirror-vertical="false" drawooo:sub-view-size="286 309" draw:text-areas="0 0 ?f0 ?f1" svg:viewBox="0 0 0 0" draw:type="ooxml-non-primitive" draw:enhanced-path="M 235 246 C 285 57 180 82 153 0 114 19 75 39 36 58 36 57 0 238 35 278 61 308 225 284 235 246 N">
            <draw:equation draw:name="f0" draw:formula="logwidth"/>
            <draw:equation draw:name="f1" draw:formula="logheight"/>
          </draw:enhanced-geometry>
        </draw:custom-shape>
        <draw:custom-shape draw:name="Google Shape;270;p27" draw:style-name="Mgr4" draw:text-style-name="MP6" draw:layer="layout" svg:width="0.134cm" svg:height="0.074cm" svg:x="25.741cm" svg:y="14.078cm">
          <text:p/>
          <draw:enhanced-geometry draw:mirror-horizontal="false" draw:mirror-vertical="false" drawooo:sub-view-size="135 75" draw:text-areas="0 0 ?f0 ?f1" svg:viewBox="0 0 0 0" draw:type="ooxml-non-primitive" draw:enhanced-path="M 18 37 C 28 27 39 17 52 12 79 0 109 0 134 10 107 10 82 12 58 24 46 28 35 35 25 44 17 52 6 62 0 74 2 60 9 47 18 37 N">
            <draw:equation draw:name="f0" draw:formula="logwidth"/>
            <draw:equation draw:name="f1" draw:formula="logheight"/>
          </draw:enhanced-geometry>
        </draw:custom-shape>
        <draw:custom-shape draw:name="Google Shape;271;p27" draw:style-name="Mgr4" draw:text-style-name="MP6" draw:layer="layout" svg:width="0.214cm" svg:height="0.363cm" svg:x="25.555cm" svg:y="13.895cm">
          <text:p/>
          <draw:enhanced-geometry draw:mirror-horizontal="false" draw:mirror-vertical="false" drawooo:sub-view-size="215 364" draw:text-areas="0 0 ?f0 ?f1" svg:viewBox="0 0 0 0" draw:type="ooxml-non-primitive" draw:enhanced-path="M 175 333 C 214 291 213 106 214 15 158 10 103 5 47 0 46 0 0 293 33 333 57 363 147 362 175 333 N">
            <draw:equation draw:name="f0" draw:formula="logwidth"/>
            <draw:equation draw:name="f1" draw:formula="logheight"/>
          </draw:enhanced-geometry>
        </draw:custom-shape>
        <draw:custom-shape draw:name="Google Shape;272;p27" draw:style-name="Mgr4" draw:text-style-name="MP6" draw:layer="layout" svg:width="0.215cm" svg:height="0.363cm" svg:x="25.405cm" svg:y="13.895cm">
          <text:p/>
          <draw:enhanced-geometry draw:mirror-horizontal="false" draw:mirror-vertical="false" drawooo:sub-view-size="216 364" draw:text-areas="0 0 ?f0 ?f1" svg:viewBox="0 0 0 0" draw:type="ooxml-non-primitive" draw:enhanced-path="M 39 333 C 0 291 1 106 0 15 56 10 112 5 167 0 172 111 215 294 182 333 158 363 67 362 39 333 N">
            <draw:equation draw:name="f0" draw:formula="logwidth"/>
            <draw:equation draw:name="f1" draw:formula="logheight"/>
          </draw:enhanced-geometry>
        </draw:custom-shape>
        <draw:custom-shape draw:name="Google Shape;273;p27" draw:style-name="Mgr4" draw:text-style-name="MP6" draw:layer="layout" svg:width="0.014cm" svg:height="0.144cm" svg:x="25.58cm" svg:y="14.084cm">
          <text:p/>
          <draw:enhanced-geometry draw:mirror-horizontal="false" draw:mirror-vertical="false" drawooo:sub-view-size="15 145" draw:text-areas="0 0 ?f0 ?f1" svg:viewBox="0 0 0 0" draw:type="ooxml-non-primitive" draw:enhanced-path="M 0 71 C 0 48 2 24 7 0 12 24 14 49 14 71 12 96 12 120 7 144 2 120 0 95 0 71 N">
            <draw:equation draw:name="f0" draw:formula="logwidth"/>
            <draw:equation draw:name="f1" draw:formula="logheight"/>
          </draw:enhanced-geometry>
        </draw:custom-shape>
        <draw:custom-shape draw:name="Google Shape;274;p27" draw:style-name="Mgr4" draw:text-style-name="MP6" draw:layer="layout" svg:width="0.295cm" svg:height="0.289cm" svg:x="25.44cm" svg:y="13.882cm">
          <text:p/>
          <draw:enhanced-geometry draw:mirror-horizontal="false" draw:mirror-vertical="false" drawooo:sub-view-size="296 290" draw:text-areas="0 0 ?f0 ?f1" svg:viewBox="0 0 0 0" draw:type="ooxml-non-primitive" draw:enhanced-path="M 148 289 C 99 238 0 212 0 136 0 61 66 0 148 0 230 0 295 61 295 136 295 212 197 238 148 289 N">
            <draw:equation draw:name="f0" draw:formula="logwidth"/>
            <draw:equation draw:name="f1" draw:formula="logheight"/>
          </draw:enhanced-geometry>
        </draw:custom-shape>
        <draw:custom-shape draw:name="Google Shape;275;p27" draw:style-name="Mgr4" draw:text-style-name="MP6" draw:layer="layout" svg:width="0.248cm" svg:height="0.442cm" svg:x="25.702cm" svg:y="13.246cm">
          <text:p/>
          <draw:enhanced-geometry draw:mirror-horizontal="false" draw:mirror-vertical="false" drawooo:sub-view-size="249 443" draw:text-areas="0 0 ?f0 ?f1" svg:viewBox="0 0 0 0" draw:type="ooxml-non-primitive" draw:enhanced-path="M 20 196 C 12 371 7 345 0 420 31 427 61 435 92 442 130 376 87 426 206 242 248 174 203 15 176 4 160 0 23 106 20 196 N">
            <draw:equation draw:name="f0" draw:formula="logwidth"/>
            <draw:equation draw:name="f1" draw:formula="logheight"/>
          </draw:enhanced-geometry>
        </draw:custom-shape>
        <draw:custom-shape draw:name="Google Shape;276;p27" draw:style-name="Mgr4" draw:text-style-name="MP6" draw:layer="layout" svg:width="0.173cm" svg:height="0.352cm" svg:x="25.72cm" svg:y="13.333cm">
          <text:p/>
          <draw:enhanced-geometry draw:mirror-horizontal="false" draw:mirror-vertical="false" drawooo:sub-view-size="174 353" draw:text-areas="0 0 ?f0 ?f1" svg:viewBox="0 0 0 0" draw:type="ooxml-non-primitive" draw:enhanced-path="M 42 119 C 10 289 14 264 0 337 20 342 41 347 61 352 90 283 61 340 149 145 173 95 159 14 134 5 118 0 54 49 42 119 N">
            <draw:equation draw:name="f0" draw:formula="logwidth"/>
            <draw:equation draw:name="f1" draw:formula="logheight"/>
          </draw:enhanced-geometry>
        </draw:custom-shape>
        <draw:custom-shape draw:name="Google Shape;277;p27" draw:style-name="Mgr4" draw:text-style-name="MP6" draw:layer="layout" svg:width="0.249cm" svg:height="0.442cm" svg:x="25.224cm" svg:y="13.246cm">
          <text:p/>
          <draw:enhanced-geometry draw:mirror-horizontal="false" draw:mirror-vertical="false" drawooo:sub-view-size="250 443" draw:text-areas="0 0 ?f0 ?f1" svg:viewBox="0 0 0 0" draw:type="ooxml-non-primitive" draw:enhanced-path="M 229 196 C 237 371 242 345 249 420 218 427 188 435 157 442 120 376 162 426 44 242 0 174 48 15 73 4 90 0 226 106 229 196 N">
            <draw:equation draw:name="f0" draw:formula="logwidth"/>
            <draw:equation draw:name="f1" draw:formula="logheight"/>
          </draw:enhanced-geometry>
        </draw:custom-shape>
        <draw:custom-shape draw:name="Google Shape;278;p27" draw:style-name="Mgr4" draw:text-style-name="MP6" draw:layer="layout" svg:width="0.173cm" svg:height="0.354cm" svg:x="25.282cm" svg:y="13.333cm">
          <text:p/>
          <draw:enhanced-geometry draw:mirror-horizontal="false" draw:mirror-vertical="false" drawooo:sub-view-size="174 355" draw:text-areas="0 0 ?f0 ?f1" svg:viewBox="0 0 0 0" draw:type="ooxml-non-primitive" draw:enhanced-path="M 132 119 C 163 289 159 264 173 337 153 342 134 348 114 354 84 285 114 342 24 147 0 95 12 14 39 5 55 0 118 49 132 119 N">
            <draw:equation draw:name="f0" draw:formula="logwidth"/>
            <draw:equation draw:name="f1" draw:formula="logheight"/>
          </draw:enhanced-geometry>
        </draw:custom-shape>
        <draw:custom-shape draw:name="Google Shape;279;p27" draw:style-name="Mgr4" draw:text-style-name="MP6" draw:layer="layout" svg:width="0.731cm" svg:height="0.534cm" svg:x="25.222cm" svg:y="13.517cm">
          <text:p/>
          <draw:enhanced-geometry draw:mirror-horizontal="false" draw:mirror-vertical="false" drawooo:sub-view-size="732 535" draw:text-areas="0 0 ?f0 ?f1" svg:viewBox="0 0 0 0" draw:type="ooxml-non-primitive" draw:enhanced-path="M 366 0 C 531 0 607 71 607 171 607 254 731 378 620 459 565 499 474 534 366 534 258 534 166 499 111 459 0 376 124 254 124 171 124 71 199 0 366 0 N">
            <draw:equation draw:name="f0" draw:formula="logwidth"/>
            <draw:equation draw:name="f1" draw:formula="logheight"/>
          </draw:enhanced-geometry>
        </draw:custom-shape>
        <draw:custom-shape draw:name="Google Shape;280;p27" draw:style-name="Mgr4" draw:text-style-name="MP6" draw:layer="layout" svg:width="0.573cm" svg:height="0.448cm" svg:x="25.299cm" svg:y="13.585cm">
          <text:p/>
          <draw:enhanced-geometry draw:mirror-horizontal="false" draw:mirror-vertical="false" drawooo:sub-view-size="574 449" draw:text-areas="0 0 ?f0 ?f1" svg:viewBox="0 0 0 0" draw:type="ooxml-non-primitive" draw:enhanced-path="M 310 20 C 295 0 281 0 268 20 232 65 179 161 175 241 113 233 43 236 28 270 0 336 131 448 287 448 444 448 573 336 546 270 534 236 463 233 402 241 399 161 344 65 310 20 N">
            <draw:equation draw:name="f0" draw:formula="logwidth"/>
            <draw:equation draw:name="f1" draw:formula="logheight"/>
          </draw:enhanced-geometry>
        </draw:custom-shape>
        <draw:custom-shape draw:name="Google Shape;281;p27" draw:style-name="Mgr4" draw:text-style-name="MP6" draw:layer="layout" svg:width="0.263cm" svg:height="0.091cm" svg:x="25.456cm" svg:y="13.907cm">
          <text:p/>
          <draw:enhanced-geometry draw:mirror-horizontal="false" draw:mirror-vertical="false" drawooo:sub-view-size="264 92" draw:text-areas="0 0 ?f0 ?f1" svg:viewBox="0 0 0 0" draw:type="ooxml-non-primitive" draw:enhanced-path="M 205 32 C 187 34 167 29 153 19 144 14 138 8 131 0 126 8 118 14 110 19 93 29 75 35 57 32 39 32 22 26 8 14 0 8 43 91 131 91 220 91 263 8 254 14 241 25 223 31 205 32 N">
            <draw:equation draw:name="f0" draw:formula="logwidth"/>
            <draw:equation draw:name="f1" draw:formula="logheight"/>
          </draw:enhanced-geometry>
        </draw:custom-shape>
        <draw:custom-shape draw:name="Google Shape;282;p27" draw:style-name="Mgr4" draw:text-style-name="MP6" draw:layer="layout" svg:width="0.161cm" svg:height="0.209cm" svg:x="25.646cm" svg:y="13.639cm">
          <text:p/>
          <draw:enhanced-geometry draw:mirror-horizontal="false" draw:mirror-vertical="false" drawooo:sub-view-size="162 210" draw:text-areas="0 0 ?f0 ?f1" svg:viewBox="0 0 0 0" draw:type="ooxml-non-primitive" draw:enhanced-path="M 57 21 C 106 0 140 49 147 76 161 116 144 161 140 170 136 178 100 209 19 179 21 179 0 135 9 92 25 69 15 37 57 21 N">
            <draw:equation draw:name="f0" draw:formula="logwidth"/>
            <draw:equation draw:name="f1" draw:formula="logheight"/>
          </draw:enhanced-geometry>
        </draw:custom-shape>
        <draw:custom-shape draw:name="Google Shape;283;p27" draw:style-name="Mgr4" draw:text-style-name="MP6" draw:layer="layout" svg:width="0.154cm" svg:height="0.193cm" svg:x="25.656cm" svg:y="13.644cm">
          <text:p/>
          <draw:enhanced-geometry draw:mirror-horizontal="false" draw:mirror-vertical="false" drawooo:sub-view-size="155 194" draw:text-areas="0 0 ?f0 ?f1" svg:viewBox="0 0 0 0" draw:type="ooxml-non-primitive" draw:enhanced-path="M 18 33 C 25 25 31 18 39 13 43 10 48 8 52 7 58 5 63 4 67 4 87 0 107 10 120 23 133 36 144 55 149 75 154 95 152 116 148 137 146 146 143 156 137 165 137 166 137 167 136 168 136 170 136 172 136 174 136 174 135 174 134 175 133 177 131 178 128 180 124 183 120 184 115 187 97 193 79 193 61 191 43 188 27 183 10 175 27 178 44 183 61 183 77 183 95 181 110 175 113 174 116 171 120 168 122 166 124 166 124 165 124 164 124 163 125 162 128 153 130 144 133 137 136 118 137 100 133 83 130 66 120 51 109 39 97 29 82 20 67 22 64 22 60 21 56 23 53 25 48 25 45 26 36 30 30 35 25 42 14 51 5 69 0 88 0 69 6 50 18 33 N">
            <draw:equation draw:name="f0" draw:formula="logwidth"/>
            <draw:equation draw:name="f1" draw:formula="logheight"/>
          </draw:enhanced-geometry>
        </draw:custom-shape>
        <draw:custom-shape draw:name="Google Shape;284;p27" draw:style-name="Mgr4" draw:text-style-name="MP6" draw:layer="layout" svg:width="0.085cm" svg:height="0.106cm" svg:x="25.676cm" svg:y="13.697cm">
          <text:p/>
          <draw:enhanced-geometry draw:mirror-horizontal="false" draw:mirror-vertical="false" drawooo:sub-view-size="86 107" draw:text-areas="0 0 ?f0 ?f1" svg:viewBox="0 0 0 0" draw:type="ooxml-non-primitive" draw:enhanced-path="M 85 53 C 85 63 83 72 79 80 75 88 70 95 64 100 58 104 50 106 43 106 35 106 28 104 21 100 15 95 9 88 5 80 2 72 0 63 0 53 0 43 2 35 5 26 10 18 15 11 21 6 28 2 35 0 43 0 50 0 58 2 64 6 70 11 76 18 79 26 83 35 85 43 85 53 N">
            <draw:equation draw:name="f0" draw:formula="logwidth"/>
            <draw:equation draw:name="f1" draw:formula="logheight"/>
          </draw:enhanced-geometry>
        </draw:custom-shape>
        <draw:custom-shape draw:name="Google Shape;285;p27" draw:style-name="Mgr4" draw:text-style-name="MP6" draw:layer="layout" svg:width="0.159cm" svg:height="0.209cm" svg:x="25.368cm" svg:y="13.639cm">
          <text:p/>
          <draw:enhanced-geometry draw:mirror-horizontal="false" draw:mirror-vertical="false" drawooo:sub-view-size="160 210" draw:text-areas="0 0 ?f0 ?f1" svg:viewBox="0 0 0 0" draw:type="ooxml-non-primitive" draw:enhanced-path="M 103 21 C 54 0 21 49 13 76 0 116 16 161 21 170 25 178 60 209 141 179 139 179 159 135 151 92 135 69 146 37 103 21 N">
            <draw:equation draw:name="f0" draw:formula="logwidth"/>
            <draw:equation draw:name="f1" draw:formula="logheight"/>
          </draw:enhanced-geometry>
        </draw:custom-shape>
        <draw:custom-shape draw:name="Google Shape;286;p27" draw:style-name="Mgr4" draw:text-style-name="MP6" draw:layer="layout" svg:width="0.155cm" svg:height="0.192cm" svg:x="25.364cm" svg:y="13.645cm">
          <text:p/>
          <draw:enhanced-geometry draw:mirror-horizontal="false" draw:mirror-vertical="false" drawooo:sub-view-size="156 193" draw:text-areas="0 0 ?f0 ?f1" svg:viewBox="0 0 0 0" draw:type="ooxml-non-primitive" draw:enhanced-path="M 130 38 C 124 32 117 27 110 24 107 22 102 21 99 21 96 19 91 19 87 19 72 19 56 25 46 37 35 49 24 65 21 80 18 97 18 115 21 134 23 142 27 152 30 158 31 159 31 161 32 162 33 164 35 164 35 165 38 167 42 170 45 172 60 179 76 182 94 180 110 180 128 177 145 172 128 180 112 185 94 189 76 192 58 190 39 183 35 182 32 180 27 177 24 176 21 174 20 172 20 172 19 171 18 170 18 170 17 169 17 168 L 17 167 C 16 166 16 166 15 165 12 155 9 146 5 137 0 117 0 97 3 75 9 56 20 37 33 24 48 10 66 0 85 4 91 4 96 6 100 7 105 9 109 10 114 13 121 19 128 25 135 34 146 47 152 67 155 87 149 69 143 50 130 38 N">
            <draw:equation draw:name="f0" draw:formula="logwidth"/>
            <draw:equation draw:name="f1" draw:formula="logheight"/>
          </draw:enhanced-geometry>
        </draw:custom-shape>
        <draw:custom-shape draw:name="Google Shape;287;p27" draw:style-name="Mgr4" draw:text-style-name="MP6" draw:layer="layout" svg:width="0.085cm" svg:height="0.106cm" svg:x="25.412cm" svg:y="13.697cm">
          <text:p/>
          <draw:enhanced-geometry draw:mirror-horizontal="false" draw:mirror-vertical="false" drawooo:sub-view-size="86 107" draw:text-areas="0 0 ?f0 ?f1" svg:viewBox="0 0 0 0" draw:type="ooxml-non-primitive" draw:enhanced-path="M 85 53 C 85 63 84 72 80 80 76 88 70 95 64 100 58 104 50 106 43 106 35 106 28 104 21 100 15 95 9 88 5 80 2 72 0 63 0 53 0 43 2 35 5 26 10 18 15 11 21 6 28 2 35 0 43 0 50 0 58 2 64 6 70 11 76 18 80 26 83 35 85 43 85 53 N">
            <draw:equation draw:name="f0" draw:formula="logwidth"/>
            <draw:equation draw:name="f1" draw:formula="logheight"/>
          </draw:enhanced-geometry>
        </draw:custom-shape>
        <draw:custom-shape draw:name="Google Shape;288;p27" draw:style-name="Mgr4" draw:text-style-name="MP6" draw:layer="layout" svg:width="0.087cm" svg:height="0.073cm" svg:x="25.543cm" svg:y="13.885cm">
          <text:p/>
          <draw:enhanced-geometry draw:mirror-horizontal="false" draw:mirror-vertical="false" drawooo:sub-view-size="88 74" draw:text-areas="0 0 ?f0 ?f1" svg:viewBox="0 0 0 0" draw:type="ooxml-non-primitive" draw:enhanced-path="M 0 0 C 29 0 58 0 87 0 87 24 87 48 87 73 58 73 29 73 0 73 0 48 0 24 0 0 N">
            <draw:equation draw:name="f0" draw:formula="logwidth"/>
            <draw:equation draw:name="f1" draw:formula="logheight"/>
          </draw:enhanced-geometry>
        </draw:custom-shape>
        <draw:custom-shape draw:name="Google Shape;289;p27" draw:style-name="Mgr4" draw:text-style-name="MP6" draw:layer="layout" svg:width="0.328cm" svg:height="0.119cm" svg:x="25.421cm" svg:y="13.824cm">
          <text:p/>
          <draw:enhanced-geometry draw:mirror-horizontal="false" draw:mirror-vertical="false" drawooo:sub-view-size="329 120" draw:text-areas="0 0 ?f0 ?f1" svg:viewBox="0 0 0 0" draw:type="ooxml-non-primitive" draw:enhanced-path="M 248 102 C 231 100 215 96 201 88 188 80 179 68 177 56 173 38 170 19 166 0 162 19 158 38 155 56 151 69 143 80 130 88 117 96 100 102 84 102 66 102 49 100 35 91 20 84 6 73 0 58 2 75 12 90 27 100 42 109 63 116 82 118 103 119 124 115 142 105 151 100 158 93 164 84 171 93 179 100 188 105 206 115 227 119 246 118 265 118 287 111 302 100 317 90 328 73 328 58 325 71 312 83 297 91 282 97 264 102 248 102 N">
            <draw:equation draw:name="f0" draw:formula="logwidth"/>
            <draw:equation draw:name="f1" draw:formula="logheight"/>
          </draw:enhanced-geometry>
        </draw:custom-shape>
        <draw:custom-shape draw:name="Google Shape;290;p27" draw:style-name="Mgr4" draw:text-style-name="MP6" draw:layer="layout" svg:width="0.134cm" svg:height="0.06cm" svg:x="25.518cm" svg:y="13.802cm">
          <text:p/>
          <draw:enhanced-geometry draw:mirror-horizontal="false" draw:mirror-vertical="false" drawooo:sub-view-size="135 61" draw:text-areas="0 0 ?f0 ?f1" svg:viewBox="0 0 0 0" draw:type="ooxml-non-primitive" draw:enhanced-path="M 67 0 C 56 0 21 0 9 10 0 16 7 32 28 48 43 58 56 60 66 60 77 60 91 56 104 48 130 32 134 16 126 10 115 0 79 0 67 0 N">
            <draw:equation draw:name="f0" draw:formula="logwidth"/>
            <draw:equation draw:name="f1" draw:formula="logheight"/>
          </draw:enhanced-geometry>
        </draw:custom-shape>
      </draw:g>
      <draw:frame draw:name="Google Shape;292;p28" presentation:style-name="Default-title" draw:layer="backgroundobjects" svg:width="24.999cm" svg:height="2.499cm" svg:x="1.5cm" svg:y="0.5cm" presentation:class="title" presentation:placeholder="true" presentation:user-transformed="true">
        <draw:text-box/>
      </draw:frame>
      <draw:frame draw:name="Google Shape;293;p28" presentation:style-name="Default-outline1" draw:layer="backgroundobjects" svg:width="24.999cm" svg:height="8.999cm" svg:x="1.5cm" svg:y="3.5cm" presentation:class="outline" presentation:placeholder="true" presentation:user-transformed="true">
        <draw:text-box/>
      </draw:frame>
      <presentation:notes style:page-layout-name="PM2">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Default_20_1" style:display-name="Default 1" style:page-layout-name="PM1" draw:style-name="Mdp1">
      <draw:custom-shape draw:name="Google Shape;340;p40" draw:style-name="Mgr3" draw:text-style-name="MP5" draw:layer="backgroundobjects" svg:width="27.999cm" svg:height="1.749cm" svg:x="0cm" svg:y="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6;p40">
        <draw:custom-shape draw:name="Google Shape;347;p40" draw:style-name="Mgr4" draw:text-style-name="MP6" draw:layer="layout" svg:width="0.432cm" svg:height="0.661cm" svg:x="25.961cm" svg:y="13.579cm">
          <text:p/>
          <draw:enhanced-geometry draw:mirror-horizontal="false" draw:mirror-vertical="false" drawooo:sub-view-size="433 662" draw:text-areas="0 0 ?f0 ?f1" svg:viewBox="0 0 0 0" draw:type="ooxml-non-primitive" draw:enhanced-path="M 240 560 C 360 456 432 329 420 159 415 92 390 48 360 21 337 0 196 48 196 201 198 490 65 500 0 650 69 661 152 638 240 560 N">
            <draw:equation draw:name="f0" draw:formula="logwidth"/>
            <draw:equation draw:name="f1" draw:formula="logheight"/>
          </draw:enhanced-geometry>
        </draw:custom-shape>
        <draw:custom-shape draw:name="Google Shape;348;p40" draw:style-name="Mgr4" draw:text-style-name="MP6" draw:layer="layout" svg:width="0.399cm" svg:height="0.705cm" svg:x="25.922cm" svg:y="13.521cm">
          <text:p/>
          <draw:enhanced-geometry draw:mirror-horizontal="false" draw:mirror-vertical="false" drawooo:sub-view-size="400 706" draw:text-areas="0 0 ?f0 ?f1" svg:viewBox="0 0 0 0" draw:type="ooxml-non-primitive" draw:enhanced-path="M 399 79 C 323 0 187 132 187 252 187 542 67 568 0 698 12 701 11 705 37 705 122 637 249 508 249 286 249 148 318 90 399 79 N">
            <draw:equation draw:name="f0" draw:formula="logwidth"/>
            <draw:equation draw:name="f1" draw:formula="logheight"/>
          </draw:enhanced-geometry>
        </draw:custom-shape>
        <draw:custom-shape draw:name="Google Shape;349;p40" draw:style-name="Mgr4" draw:text-style-name="MP6" draw:layer="layout" svg:width="0.376cm" svg:height="0.689cm" svg:x="25.922cm" svg:y="13.528cm">
          <text:p/>
          <draw:enhanced-geometry draw:mirror-horizontal="false" draw:mirror-vertical="false" drawooo:sub-view-size="377 690" draw:text-areas="0 0 ?f0 ?f1" svg:viewBox="0 0 0 0" draw:type="ooxml-non-primitive" draw:enhanced-path="M 376 53 C 288 0 159 76 159 222 159 459 53 450 0 565 0 606 0 648 0 689 37 664 212 515 212 254 212 115 293 55 376 53 N">
            <draw:equation draw:name="f0" draw:formula="logwidth"/>
            <draw:equation draw:name="f1" draw:formula="logheight"/>
          </draw:enhanced-geometry>
        </draw:custom-shape>
        <draw:custom-shape draw:name="Google Shape;350;p40" draw:style-name="Mgr4" draw:text-style-name="MP6" draw:layer="layout" svg:width="0.667cm" svg:height="0.624cm" svg:x="24.972cm" svg:y="13.653cm">
          <text:p/>
          <draw:enhanced-geometry draw:mirror-horizontal="false" draw:mirror-vertical="false" drawooo:sub-view-size="668 625" draw:text-areas="0 0 ?f0 ?f1" svg:viewBox="0 0 0 0" draw:type="ooxml-non-primitive" draw:enhanced-path="M 32 106 C 0 37 168 0 226 27 226 66 226 104 226 143 161 130 55 154 32 106 M 418 589 C 418 555 531 487 667 487 667 529 667 571 667 613 584 605 418 624 418 589 N">
            <draw:equation draw:name="f0" draw:formula="logwidth"/>
            <draw:equation draw:name="f1" draw:formula="logheight"/>
          </draw:enhanced-geometry>
        </draw:custom-shape>
        <draw:custom-shape draw:name="Google Shape;351;p40" draw:style-name="Mgr4" draw:text-style-name="MP6" draw:layer="layout" svg:width="0.862cm" svg:height="0.992cm" svg:x="25.134cm" svg:y="13.364cm">
          <text:p/>
          <draw:enhanced-geometry draw:mirror-horizontal="false" draw:mirror-vertical="false" drawooo:sub-view-size="863 993" draw:text-areas="0 0 ?f0 ?f1" svg:viewBox="0 0 0 0" draw:type="ooxml-non-primitive" draw:enhanced-path="M 813 446 C 774 349 670 231 518 166 138 0 0 252 173 379 376 529 357 768 435 867 353 888 293 932 293 957 293 992 458 973 541 980 679 980 790 952 790 918 792 892 788 876 781 862 848 763 862 566 813 446 N">
            <draw:equation draw:name="f0" draw:formula="logwidth"/>
            <draw:equation draw:name="f1" draw:formula="logheight"/>
          </draw:enhanced-geometry>
        </draw:custom-shape>
        <draw:custom-shape draw:name="Google Shape;352;p40" draw:style-name="Mgr4" draw:text-style-name="MP6" draw:layer="layout" svg:width="0.442cm" svg:height="0.524cm" svg:x="25.397cm" svg:y="13.769cm">
          <text:p/>
          <draw:enhanced-geometry draw:mirror-horizontal="false" draw:mirror-vertical="false" drawooo:sub-view-size="443 525" draw:text-areas="0 0 ?f0 ?f1" svg:viewBox="0 0 0 0" draw:type="ooxml-non-primitive" draw:enhanced-path="M 378 0 C 258 10 150 120 150 257 152 379 228 441 203 450 0 522 230 469 391 510 442 524 283 347 283 206 283 120 320 47 378 0 N">
            <draw:equation draw:name="f0" draw:formula="logwidth"/>
            <draw:equation draw:name="f1" draw:formula="logheight"/>
          </draw:enhanced-geometry>
        </draw:custom-shape>
        <draw:custom-shape draw:name="Google Shape;353;p40" draw:style-name="Mgr4" draw:text-style-name="MP6" draw:layer="layout" svg:width="0.567cm" svg:height="0.783cm" svg:x="25.517cm" svg:y="13.443cm">
          <text:p/>
          <draw:enhanced-geometry draw:mirror-horizontal="false" draw:mirror-vertical="false" drawooo:sub-view-size="568 784" draw:text-areas="0 0 ?f0 ?f1" svg:viewBox="0 0 0 0" draw:type="ooxml-non-primitive" draw:enhanced-path="M 138 34 C 87 18 41 7 0 0 4 18 7 39 9 57 293 129 567 417 399 783 480 669 500 572 500 424 500 265 279 78 138 34 N">
            <draw:equation draw:name="f0" draw:formula="logwidth"/>
            <draw:equation draw:name="f1" draw:formula="logheight"/>
          </draw:enhanced-geometry>
        </draw:custom-shape>
        <draw:custom-shape draw:name="Google Shape;354;p40" draw:style-name="Mgr4" draw:text-style-name="MP6" draw:layer="layout" svg:width="0.55cm" svg:height="0.807cm" svg:x="25.507cm" svg:y="13.422cm">
          <text:p/>
          <draw:enhanced-geometry draw:mirror-horizontal="false" draw:mirror-vertical="false" drawooo:sub-view-size="551 808" draw:text-areas="0 0 ?f0 ?f1" svg:viewBox="0 0 0 0" draw:type="ooxml-non-primitive" draw:enhanced-path="M 0 0 C 10 14 14 32 17 51 259 118 490 272 490 547 490 609 453 748 407 807 497 743 547 591 547 445 550 215 377 78 171 23 109 7 53 0 0 0 N">
            <draw:equation draw:name="f0" draw:formula="logwidth"/>
            <draw:equation draw:name="f1" draw:formula="logheight"/>
          </draw:enhanced-geometry>
        </draw:custom-shape>
        <draw:custom-shape draw:name="Google Shape;355;p40" draw:style-name="Mgr4" draw:text-style-name="MP6" draw:layer="layout" svg:width="0.136cm" svg:height="0.136cm" svg:x="25.277cm" svg:y="13.249cm">
          <text:p/>
          <draw:enhanced-geometry draw:mirror-horizontal="false" draw:mirror-vertical="false" drawooo:sub-view-size="137 137" draw:text-areas="0 0 ?f0 ?f1" svg:viewBox="0 0 0 0" draw:type="ooxml-non-primitive" draw:enhanced-path="M 7 136 C 0 64 42 45 60 0 85 41 129 51 136 122 93 127 50 131 7 136 N">
            <draw:equation draw:name="f0" draw:formula="logwidth"/>
            <draw:equation draw:name="f1" draw:formula="logheight"/>
          </draw:enhanced-geometry>
        </draw:custom-shape>
        <draw:custom-shape draw:name="Google Shape;356;p40" draw:style-name="Mgr4" draw:text-style-name="MP6" draw:layer="layout" svg:width="0.465cm" svg:height="0.535cm" svg:x="25.074cm" svg:y="13.24cm">
          <text:p/>
          <draw:enhanced-geometry draw:mirror-horizontal="false" draw:mirror-vertical="false" drawooo:sub-view-size="466 536" draw:text-areas="0 0 ?f0 ?f1" svg:viewBox="0 0 0 0" draw:type="ooxml-non-primitive" draw:enhanced-path="M 345 0 C 318 41 271 50 262 122 138 127 0 295 11 429 13 466 112 535 236 535 361 535 462 424 462 288 465 207 439 163 395 143 402 71 362 48 345 0 N">
            <draw:equation draw:name="f0" draw:formula="logwidth"/>
            <draw:equation draw:name="f1" draw:formula="logheight"/>
          </draw:enhanced-geometry>
        </draw:custom-shape>
        <draw:custom-shape draw:name="Google Shape;357;p40" draw:style-name="Mgr4" draw:text-style-name="MP6" draw:layer="layout" svg:width="0.113cm" svg:height="0.203cm" svg:x="25.34cm" svg:y="13.304cm">
          <text:p/>
          <draw:enhanced-geometry draw:mirror-horizontal="false" draw:mirror-vertical="false" drawooo:sub-view-size="114 204" draw:text-areas="0 0 ?f0 ?f1" svg:viewBox="0 0 0 0" draw:type="ooxml-non-primitive" draw:enhanced-path="M 49 194 C 22 189 0 189 12 90 19 37 52 30 72 0 85 35 113 51 109 104 97 203 77 199 49 194 N">
            <draw:equation draw:name="f0" draw:formula="logwidth"/>
            <draw:equation draw:name="f1" draw:formula="logheight"/>
          </draw:enhanced-geometry>
        </draw:custom-shape>
        <draw:custom-shape draw:name="Google Shape;358;p40" draw:style-name="Mgr4" draw:text-style-name="MP6" draw:layer="layout" svg:width="0.136cm" svg:height="0.125cm" svg:x="25.187cm" svg:y="13.468cm">
          <text:p/>
          <draw:enhanced-geometry draw:mirror-horizontal="false" draw:mirror-vertical="false" drawooo:sub-view-size="137 126" draw:text-areas="0 0 ?f0 ?f1" svg:viewBox="0 0 0 0" draw:type="ooxml-non-primitive" draw:enhanced-path="M 60 125 C 18 125 20 96 0 81 20 54 18 0 60 0 101 0 111 54 136 81 111 96 101 125 60 125 N">
            <draw:equation draw:name="f0" draw:formula="logwidth"/>
            <draw:equation draw:name="f1" draw:formula="logheight"/>
          </draw:enhanced-geometry>
        </draw:custom-shape>
        <draw:custom-shape draw:name="Google Shape;359;p40" draw:style-name="Mgr4" draw:text-style-name="MP6" draw:layer="layout" svg:width="0.083cm" svg:height="0.076cm" svg:x="25.207cm" svg:y="13.496cm">
          <text:p/>
          <draw:enhanced-geometry draw:mirror-horizontal="false" draw:mirror-vertical="false" drawooo:sub-view-size="84 77" draw:text-areas="0 0 ?f0 ?f1" svg:viewBox="0 0 0 0" draw:type="ooxml-non-primitive" draw:enhanced-path="M 37 76 C 11 76 12 57 0 48 12 32 11 0 37 0 62 0 68 32 83 48 68 57 62 76 37 76 N">
            <draw:equation draw:name="f0" draw:formula="logwidth"/>
            <draw:equation draw:name="f1" draw:formula="logheight"/>
          </draw:enhanced-geometry>
        </draw:custom-shape>
        <draw:custom-shape draw:name="Google Shape;360;p40" draw:style-name="Mgr4" draw:text-style-name="MP6" draw:layer="layout" svg:width="0.421cm" svg:height="0.379cm" svg:x="25.168cm" svg:y="13.469cm">
          <text:p/>
          <draw:enhanced-geometry draw:mirror-horizontal="false" draw:mirror-vertical="false" drawooo:sub-view-size="422 380" draw:text-areas="0 0 ?f0 ?f1" svg:viewBox="0 0 0 0" draw:type="ooxml-non-primitive" draw:enhanced-path="M 275 70 C 219 0 218 86 189 93 198 96 206 99 215 102 200 109 184 116 169 123 173 127 176 131 180 134 172 134 165 134 157 134 162 138 166 142 171 146 168 149 165 151 162 153 146 143 129 139 111 139 51 139 0 192 0 259 0 326 49 379 111 379 171 379 222 326 222 259 222 257 222 255 222 252 236 256 249 260 263 263 260 253 257 242 254 231 270 231 286 231 302 231 295 225 288 219 282 213 305 196 328 178 351 160 337 160 323 160 309 160 330 147 352 134 374 120 359 120 344 120 329 120 354 118 421 66 379 81 337 95 309 74 275 70 N">
            <draw:equation draw:name="f0" draw:formula="logwidth"/>
            <draw:equation draw:name="f1" draw:formula="logheight"/>
          </draw:enhanced-geometry>
        </draw:custom-shape>
        <draw:custom-shape draw:name="Google Shape;361;p40" draw:style-name="Mgr4" draw:text-style-name="MP6" draw:layer="layout" svg:width="0.534cm" svg:height="0.422cm" svg:x="25.014cm" svg:y="13.68cm">
          <text:p/>
          <draw:enhanced-geometry draw:mirror-horizontal="false" draw:mirror-vertical="false" drawooo:sub-view-size="535 423" draw:text-areas="0 0 ?f0 ?f1" svg:viewBox="0 0 0 0" draw:type="ooxml-non-primitive" draw:enhanced-path="M 225 184 C 161 172 54 196 32 147 0 78 195 36 245 69 365 142 527 0 532 214 534 267 407 422 225 184 N">
            <draw:equation draw:name="f0" draw:formula="logwidth"/>
            <draw:equation draw:name="f1" draw:formula="logheight"/>
          </draw:enhanced-geometry>
        </draw:custom-shape>
      </draw:g>
      <draw:g draw:name="Google Shape;362;p40">
        <draw:custom-shape draw:name="Google Shape;363;p40" draw:style-name="Mgr4" draw:text-style-name="MP6" draw:layer="layout" svg:width="0.218cm" svg:height="0.22cm" svg:x="22.75cm" svg:y="14.277cm">
          <text:p/>
          <draw:enhanced-geometry draw:mirror-horizontal="false" draw:mirror-vertical="false" drawooo:sub-view-size="219 221" draw:text-areas="0 0 ?f0 ?f1" svg:viewBox="0 0 0 0" draw:type="ooxml-non-primitive" draw:enhanced-path="M 0 110 C 0 129 5 149 14 165 24 182 38 196 55 205 71 215 90 220 109 220 129 220 147 215 164 205 181 196 194 182 203 165 213 149 218 129 218 110 218 91 214 72 203 55 194 39 181 25 164 15 147 5 128 0 109 0 90 0 71 5 55 15 38 25 24 39 14 55 5 72 0 91 0 110 N">
            <draw:equation draw:name="f0" draw:formula="logwidth"/>
            <draw:equation draw:name="f1" draw:formula="logheight"/>
          </draw:enhanced-geometry>
        </draw:custom-shape>
        <draw:custom-shape draw:name="Google Shape;364;p40" draw:style-name="Mgr4" draw:text-style-name="MP6" draw:layer="layout" svg:width="0.473cm" svg:height="0.462cm" svg:x="22.768cm" svg:y="14.253cm">
          <text:p/>
          <draw:enhanced-geometry draw:mirror-horizontal="false" draw:mirror-vertical="false" drawooo:sub-view-size="474 463" draw:text-areas="0 0 ?f0 ?f1" svg:viewBox="0 0 0 0" draw:type="ooxml-non-primitive" draw:enhanced-path="M 83 367 C 0 85 174 122 219 0 284 29 349 58 413 87 413 85 473 357 415 417 372 462 100 424 83 367 N">
            <draw:equation draw:name="f0" draw:formula="logwidth"/>
            <draw:equation draw:name="f1" draw:formula="logheight"/>
          </draw:enhanced-geometry>
        </draw:custom-shape>
        <draw:custom-shape draw:name="Google Shape;365;p40" draw:style-name="Mgr4" draw:text-style-name="MP6" draw:layer="layout" svg:width="0.224cm" svg:height="0.11cm" svg:x="22.957cm" svg:y="14.492cm">
          <text:p/>
          <draw:enhanced-geometry draw:mirror-horizontal="false" draw:mirror-vertical="false" drawooo:sub-view-size="225 111" draw:text-areas="0 0 ?f0 ?f1" svg:viewBox="0 0 0 0" draw:type="ooxml-non-primitive" draw:enhanced-path="M 194 56 C 178 41 158 25 136 18 93 0 43 0 0 15 46 15 88 18 128 36 148 42 166 53 183 65 196 77 213 93 224 110 221 91 211 71 194 56 N">
            <draw:equation draw:name="f0" draw:formula="logwidth"/>
            <draw:equation draw:name="f1" draw:formula="logheight"/>
          </draw:enhanced-geometry>
        </draw:custom-shape>
        <draw:custom-shape draw:name="Google Shape;366;p40" draw:style-name="Mgr4" draw:text-style-name="MP6" draw:layer="layout" svg:width="0.357cm" svg:height="0.544cm" svg:x="23.135cm" svg:y="14.218cm">
          <text:p/>
          <draw:enhanced-geometry draw:mirror-horizontal="false" draw:mirror-vertical="false" drawooo:sub-view-size="358 545" draw:text-areas="0 0 ?f0 ?f1" svg:viewBox="0 0 0 0" draw:type="ooxml-non-primitive" draw:enhanced-path="M 65 500 C 0 437 2 160 0 22 93 14 186 7 279 0 281 0 357 440 303 500 262 544 112 542 65 500 N">
            <draw:equation draw:name="f0" draw:formula="logwidth"/>
            <draw:equation draw:name="f1" draw:formula="logheight"/>
          </draw:enhanced-geometry>
        </draw:custom-shape>
        <draw:custom-shape draw:name="Google Shape;367;p40" draw:style-name="Mgr4" draw:text-style-name="MP6" draw:layer="layout" svg:width="0.358cm" svg:height="0.545cm" svg:x="23.383cm" svg:y="14.218cm">
          <text:p/>
          <draw:enhanced-geometry draw:mirror-horizontal="false" draw:mirror-vertical="false" drawooo:sub-view-size="359 546" draw:text-areas="0 0 ?f0 ?f1" svg:viewBox="0 0 0 0" draw:type="ooxml-non-primitive" draw:enhanced-path="M 292 500 C 358 437 355 160 358 22 265 14 172 7 79 0 71 167 0 440 55 500 96 545 246 542 292 500 N">
            <draw:equation draw:name="f0" draw:formula="logwidth"/>
            <draw:equation draw:name="f1" draw:formula="logheight"/>
          </draw:enhanced-geometry>
        </draw:custom-shape>
        <draw:custom-shape draw:name="Google Shape;368;p40" draw:style-name="Mgr4" draw:text-style-name="MP6" draw:layer="layout" svg:width="0.022cm" svg:height="0.216cm" svg:x="23.427cm" svg:y="14.502cm">
          <text:p/>
          <draw:enhanced-geometry draw:mirror-horizontal="false" draw:mirror-vertical="false" drawooo:sub-view-size="23 217" draw:text-areas="0 0 ?f0 ?f1" svg:viewBox="0 0 0 0" draw:type="ooxml-non-primitive" draw:enhanced-path="M 22 108 C 22 73 19 35 10 0 2 35 0 73 0 108 2 145 2 180 10 216 19 180 22 143 22 108 N">
            <draw:equation draw:name="f0" draw:formula="logwidth"/>
            <draw:equation draw:name="f1" draw:formula="logheight"/>
          </draw:enhanced-geometry>
        </draw:custom-shape>
        <draw:custom-shape draw:name="Google Shape;369;p40" draw:style-name="Mgr4" draw:text-style-name="MP6" draw:layer="layout" svg:width="0.491cm" svg:height="0.436cm" svg:x="23.192cm" svg:y="14.197cm">
          <text:p/>
          <draw:enhanced-geometry draw:mirror-horizontal="false" draw:mirror-vertical="false" drawooo:sub-view-size="492 437" draw:text-areas="0 0 ?f0 ?f1" svg:viewBox="0 0 0 0" draw:type="ooxml-non-primitive" draw:enhanced-path="M 246 436 C 328 359 491 318 491 205 491 93 383 0 246 0 109 0 0 93 0 205 0 318 164 359 246 436 N">
            <draw:equation draw:name="f0" draw:formula="logwidth"/>
            <draw:equation draw:name="f1" draw:formula="logheight"/>
          </draw:enhanced-geometry>
        </draw:custom-shape>
        <draw:custom-shape draw:name="Google Shape;370;p40" draw:style-name="Mgr4" draw:text-style-name="MP6" draw:layer="layout" svg:width="0.412cm" svg:height="0.665cm" svg:x="22.835cm" svg:y="13.243cm">
          <text:p/>
          <draw:enhanced-geometry draw:mirror-horizontal="false" draw:mirror-vertical="false" drawooo:sub-view-size="413 666" draw:text-areas="0 0 ?f0 ?f1" svg:viewBox="0 0 0 0" draw:type="ooxml-non-primitive" draw:enhanced-path="M 379 295 C 393 557 401 518 412 630 361 642 310 653 259 665 196 565 267 640 71 365 0 262 76 22 120 7 148 0 374 159 379 295 N">
            <draw:equation draw:name="f0" draw:formula="logwidth"/>
            <draw:equation draw:name="f1" draw:formula="logheight"/>
          </draw:enhanced-geometry>
        </draw:custom-shape>
        <draw:custom-shape draw:name="Google Shape;371;p40" draw:style-name="Mgr4" draw:text-style-name="MP6" draw:layer="layout" svg:width="0.287cm" svg:height="0.527cm" svg:x="22.929cm" svg:y="13.375cm">
          <text:p/>
          <draw:enhanced-geometry draw:mirror-horizontal="false" draw:mirror-vertical="false" drawooo:sub-view-size="288 528" draw:text-areas="0 0 ?f0 ?f1" svg:viewBox="0 0 0 0" draw:type="ooxml-non-primitive" draw:enhanced-path="M 219 178 C 271 433 265 396 287 506 254 513 220 520 186 527 137 424 186 510 39 217 0 143 23 21 63 8 91 0 198 73 219 178 N">
            <draw:equation draw:name="f0" draw:formula="logwidth"/>
            <draw:equation draw:name="f1" draw:formula="logheight"/>
          </draw:enhanced-geometry>
        </draw:custom-shape>
        <draw:custom-shape draw:name="Google Shape;372;p40" draw:style-name="Mgr4" draw:text-style-name="MP6" draw:layer="layout" svg:width="0.415cm" svg:height="0.665cm" svg:x="23.628cm" svg:y="13.243cm">
          <text:p/>
          <draw:enhanced-geometry draw:mirror-horizontal="false" draw:mirror-vertical="false" drawooo:sub-view-size="416 666" draw:text-areas="0 0 ?f0 ?f1" svg:viewBox="0 0 0 0" draw:type="ooxml-non-primitive" draw:enhanced-path="M 33 295 C 20 557 11 518 0 630 51 642 103 653 154 665 216 565 146 640 342 365 415 262 337 22 292 7 265 0 38 159 33 295 N">
            <draw:equation draw:name="f0" draw:formula="logwidth"/>
            <draw:equation draw:name="f1" draw:formula="logheight"/>
          </draw:enhanced-geometry>
        </draw:custom-shape>
        <draw:custom-shape draw:name="Google Shape;373;p40" draw:style-name="Mgr4" draw:text-style-name="MP6" draw:layer="layout" svg:width="0.286cm" svg:height="0.53cm" svg:x="23.659cm" svg:y="13.375cm">
          <text:p/>
          <draw:enhanced-geometry draw:mirror-horizontal="false" draw:mirror-vertical="false" drawooo:sub-view-size="287 531" draw:text-areas="0 0 ?f0 ?f1" svg:viewBox="0 0 0 0" draw:type="ooxml-non-primitive" draw:enhanced-path="M 68 178 C 15 433 23 396 0 506 33 514 65 522 98 530 148 427 98 512 248 220 286 143 267 21 223 8 196 0 90 73 68 178 N">
            <draw:equation draw:name="f0" draw:formula="logwidth"/>
            <draw:equation draw:name="f1" draw:formula="logheight"/>
          </draw:enhanced-geometry>
        </draw:custom-shape>
        <draw:custom-shape draw:name="Google Shape;374;p40" draw:style-name="Mgr4" draw:text-style-name="MP6" draw:layer="layout" svg:width="1.217cm" svg:height="0.802cm" svg:x="22.83cm" svg:y="13.65cm">
          <text:p/>
          <draw:enhanced-geometry draw:mirror-horizontal="false" draw:mirror-vertical="false" drawooo:sub-view-size="1218 803" draw:text-areas="0 0 ?f0 ?f1" svg:viewBox="0 0 0 0" draw:type="ooxml-non-primitive" draw:enhanced-path="M 608 0 C 332 0 207 108 207 258 207 383 0 568 185 690 275 751 428 802 608 802 788 802 941 751 1031 690 1217 565 1010 383 1010 258 1010 108 887 0 608 0 N">
            <draw:equation draw:name="f0" draw:formula="logwidth"/>
            <draw:equation draw:name="f1" draw:formula="logheight"/>
          </draw:enhanced-geometry>
        </draw:custom-shape>
        <draw:custom-shape draw:name="Google Shape;375;p40" draw:style-name="Mgr4" draw:text-style-name="MP6" draw:layer="layout" svg:width="0.956cm" svg:height="0.672cm" svg:x="22.963cm" svg:y="13.753cm">
          <text:p/>
          <draw:enhanced-geometry draw:mirror-horizontal="false" draw:mirror-vertical="false" drawooo:sub-view-size="957 673" draw:text-areas="0 0 ?f0 ?f1" svg:viewBox="0 0 0 0" draw:type="ooxml-non-primitive" draw:enhanced-path="M 440 29 C 464 0 486 0 511 29 568 97 659 242 664 362 767 349 885 354 909 404 956 504 737 672 478 672 216 672 0 504 46 404 66 354 186 349 287 362 292 242 382 97 440 29 N">
            <draw:equation draw:name="f0" draw:formula="logwidth"/>
            <draw:equation draw:name="f1" draw:formula="logheight"/>
          </draw:enhanced-geometry>
        </draw:custom-shape>
        <draw:custom-shape draw:name="Google Shape;376;p40" draw:style-name="Mgr4" draw:text-style-name="MP6" draw:layer="layout" svg:width="0.437cm" svg:height="0.138cm" svg:x="23.219cm" svg:y="14.235cm">
          <text:p/>
          <draw:enhanced-geometry draw:mirror-horizontal="false" draw:mirror-vertical="false" drawooo:sub-view-size="438 139" draw:text-areas="0 0 ?f0 ?f1" svg:viewBox="0 0 0 0" draw:type="ooxml-non-primitive" draw:enhanced-path="M 95 50 C 125 53 158 45 183 30 196 23 208 12 218 0 226 12 240 23 254 30 281 45 311 53 341 50 371 50 402 40 423 23 437 12 365 138 218 138 71 138 0 12 14 23 35 38 65 47 95 50 N">
            <draw:equation draw:name="f0" draw:formula="logwidth"/>
            <draw:equation draw:name="f1" draw:formula="logheight"/>
          </draw:enhanced-geometry>
        </draw:custom-shape>
        <draw:custom-shape draw:name="Google Shape;377;p40" draw:style-name="Mgr4" draw:text-style-name="MP6" draw:layer="layout" svg:width="0.267cm" svg:height="0.313cm" svg:x="23.072cm" svg:y="13.835cm">
          <text:p/>
          <draw:enhanced-geometry draw:mirror-horizontal="false" draw:mirror-vertical="false" drawooo:sub-view-size="268 314" draw:text-areas="0 0 ?f0 ?f1" svg:viewBox="0 0 0 0" draw:type="ooxml-non-primitive" draw:enhanced-path="M 172 30 C 89 0 35 73 21 112 0 172 26 240 35 255 41 265 101 313 234 267 232 267 267 200 250 137 224 101 242 55 172 30 N">
            <draw:equation draw:name="f0" draw:formula="logwidth"/>
            <draw:equation draw:name="f1" draw:formula="logheight"/>
          </draw:enhanced-geometry>
        </draw:custom-shape>
        <draw:custom-shape draw:name="Google Shape;378;p40" draw:style-name="Mgr4" draw:text-style-name="MP6" draw:layer="layout" svg:width="0.256cm" svg:height="0.29cm" svg:x="23.067cm" svg:y="13.84cm">
          <text:p/>
          <draw:enhanced-geometry draw:mirror-horizontal="false" draw:mirror-vertical="false" drawooo:sub-view-size="257 291" draw:text-areas="0 0 ?f0 ?f1" svg:viewBox="0 0 0 0" draw:type="ooxml-non-primitive" draw:enhanced-path="M 226 50 C 216 37 204 27 191 19 185 15 178 12 169 10 161 7 153 5 145 5 112 0 78 15 57 35 35 54 17 82 8 112 0 142 2 174 10 205 13 220 19 235 27 247 28 249 29 250 30 252 30 254 30 257 30 259 31 260 31 261 32 262 35 265 38 267 43 270 52 275 57 277 65 279 95 290 125 290 155 287 185 282 213 275 240 262 213 267 182 275 155 275 128 275 98 273 73 262 68 259 62 258 57 252 55 250 52 250 52 247 51 246 50 244 49 242 43 230 40 217 35 205 30 177 27 150 35 124 40 100 57 77 76 60 95 42 120 30 145 33 150 33 157 32 163 35 169 37 178 37 183 40 196 45 208 52 216 62 234 77 248 103 256 132 256 103 246 75 226 50 N">
            <draw:equation draw:name="f0" draw:formula="logwidth"/>
            <draw:equation draw:name="f1" draw:formula="logheight"/>
          </draw:enhanced-geometry>
        </draw:custom-shape>
        <draw:custom-shape draw:name="Google Shape;379;p40" draw:style-name="Mgr4" draw:text-style-name="MP6" draw:layer="layout" svg:width="0.142cm" svg:height="0.16cm" svg:x="23.148cm" svg:y="13.92cm">
          <text:p/>
          <draw:enhanced-geometry draw:mirror-horizontal="false" draw:mirror-vertical="false" drawooo:sub-view-size="143 161" draw:text-areas="0 0 ?f0 ?f1" svg:viewBox="0 0 0 0" draw:type="ooxml-non-primitive" draw:enhanced-path="M 0 80 C 0 94 3 108 9 120 15 132 24 142 35 149 46 156 59 160 71 160 84 160 96 156 106 149 117 142 126 132 132 120 138 108 142 94 142 80 142 66 138 52 132 40 126 27 117 17 106 10 96 3 84 0 71 0 59 0 46 3 35 10 24 17 15 27 9 40 3 52 0 66 0 80 N">
            <draw:equation draw:name="f0" draw:formula="logwidth"/>
            <draw:equation draw:name="f1" draw:formula="logheight"/>
          </draw:enhanced-geometry>
        </draw:custom-shape>
        <draw:custom-shape draw:name="Google Shape;380;p40" draw:style-name="Mgr4" draw:text-style-name="MP6" draw:layer="layout" svg:width="0.265cm" svg:height="0.313cm" svg:x="23.539cm" svg:y="13.835cm">
          <text:p/>
          <draw:enhanced-geometry draw:mirror-horizontal="false" draw:mirror-vertical="false" drawooo:sub-view-size="266 314" draw:text-areas="0 0 ?f0 ?f1" svg:viewBox="0 0 0 0" draw:type="ooxml-non-primitive" draw:enhanced-path="M 93 30 C 174 0 229 73 243 112 265 172 237 240 229 255 224 265 164 313 30 267 33 267 0 200 13 137 40 101 21 55 93 30 N">
            <draw:equation draw:name="f0" draw:formula="logwidth"/>
            <draw:equation draw:name="f1" draw:formula="logheight"/>
          </draw:enhanced-geometry>
        </draw:custom-shape>
        <draw:custom-shape draw:name="Google Shape;381;p40" draw:style-name="Mgr4" draw:text-style-name="MP6" draw:layer="layout" svg:width="0.257cm" svg:height="0.288cm" svg:x="23.552cm" svg:y="13.842cm">
          <text:p/>
          <draw:enhanced-geometry draw:mirror-horizontal="false" draw:mirror-vertical="false" drawooo:sub-view-size="258 289" draw:text-areas="0 0 ?f0 ?f1" svg:viewBox="0 0 0 0" draw:type="ooxml-non-primitive" draw:enhanced-path="M 41 58 C 53 47 63 40 74 35 79 32 88 30 93 30 99 28 107 28 113 28 137 28 164 38 181 55 199 73 216 98 222 120 227 145 227 172 222 200 219 213 214 228 208 237 207 239 206 241 205 242 202 245 199 245 199 248 194 250 189 255 184 257 159 268 131 272 101 270 74 270 44 265 17 257 44 270 71 278 101 283 131 288 161 285 192 275 199 272 205 270 214 265 216 263 222 260 224 257 225 257 226 256 227 255 228 254 229 253 230 253 230 252 230 251 230 250 231 249 232 248 232 248 237 233 244 220 249 205 257 175 257 145 252 113 244 82 224 55 202 35 178 15 148 0 115 5 107 5 99 8 91 10 83 12 76 15 69 20 55 28 44 38 33 50 14 70 3 100 0 130 8 102 20 75 41 58 N">
            <draw:equation draw:name="f0" draw:formula="logwidth"/>
            <draw:equation draw:name="f1" draw:formula="logheight"/>
          </draw:enhanced-geometry>
        </draw:custom-shape>
        <draw:custom-shape draw:name="Google Shape;382;p40" draw:style-name="Mgr4" draw:text-style-name="MP6" draw:layer="layout" svg:width="0.141cm" svg:height="0.16cm" svg:x="23.588cm" svg:y="13.92cm">
          <text:p/>
          <draw:enhanced-geometry draw:mirror-horizontal="false" draw:mirror-vertical="false" drawooo:sub-view-size="142 161" draw:text-areas="0 0 ?f0 ?f1" svg:viewBox="0 0 0 0" draw:type="ooxml-non-primitive" draw:enhanced-path="M 0 80 C 0 94 3 108 9 120 15 132 24 142 35 149 46 156 58 160 71 160 84 160 95 156 106 149 117 142 126 132 132 120 138 108 141 94 141 80 141 66 138 52 132 40 126 27 117 17 106 10 95 3 84 0 71 0 58 0 46 3 35 10 24 17 15 27 9 40 3 52 0 66 0 80 N">
            <draw:equation draw:name="f0" draw:formula="logwidth"/>
            <draw:equation draw:name="f1" draw:formula="logheight"/>
          </draw:enhanced-geometry>
        </draw:custom-shape>
        <draw:custom-shape draw:name="Google Shape;383;p40" draw:style-name="Mgr4" draw:text-style-name="MP6" draw:layer="layout" svg:width="0.145cm" svg:height="0.11cm" svg:x="23.367cm" svg:y="14.203cm">
          <text:p/>
          <draw:enhanced-geometry draw:mirror-horizontal="false" draw:mirror-vertical="false" drawooo:sub-view-size="146 111" draw:text-areas="0 0 ?f0 ?f1" svg:viewBox="0 0 0 0" draw:type="ooxml-non-primitive" draw:enhanced-path="M 145 0 C 96 0 48 0 0 0 0 37 0 73 0 110 48 110 96 110 145 110 145 73 145 37 145 0 N">
            <draw:equation draw:name="f0" draw:formula="logwidth"/>
            <draw:equation draw:name="f1" draw:formula="logheight"/>
          </draw:enhanced-geometry>
        </draw:custom-shape>
        <draw:custom-shape draw:name="Google Shape;384;p40" draw:style-name="Mgr4" draw:text-style-name="MP6" draw:layer="layout" svg:width="0.545cm" svg:height="0.18cm" svg:x="23.168cm" svg:y="14.11cm">
          <text:p/>
          <draw:enhanced-geometry draw:mirror-horizontal="false" draw:mirror-vertical="false" drawooo:sub-view-size="546 181" draw:text-areas="0 0 ?f0 ?f1" svg:viewBox="0 0 0 0" draw:type="ooxml-non-primitive" draw:enhanced-path="M 133 152 C 161 150 188 145 210 132 231 120 248 102 251 85 257 57 263 28 269 0 276 28 283 57 289 85 294 105 308 120 330 132 353 145 379 152 407 152 437 152 464 150 488 137 513 128 535 110 545 87 543 112 527 135 502 150 477 164 442 175 409 178 374 180 341 172 311 157 294 150 284 140 273 128 261 140 248 150 234 157 204 172 168 180 136 178 103 178 68 167 43 150 19 135 0 110 0 87 5 108 27 125 52 137 76 147 106 152 133 152 N">
            <draw:equation draw:name="f0" draw:formula="logwidth"/>
            <draw:equation draw:name="f1" draw:formula="logheight"/>
          </draw:enhanced-geometry>
        </draw:custom-shape>
        <draw:custom-shape draw:name="Google Shape;385;p40" draw:style-name="Mgr4" draw:text-style-name="MP6" draw:layer="layout" svg:width="0.223cm" svg:height="0.091cm" svg:x="23.329cm" svg:y="14.077cm">
          <text:p/>
          <draw:enhanced-geometry draw:mirror-horizontal="false" draw:mirror-vertical="false" drawooo:sub-view-size="224 92" draw:text-areas="0 0 ?f0 ?f1" svg:viewBox="0 0 0 0" draw:type="ooxml-non-primitive" draw:enhanced-path="M 111 0 C 130 0 188 0 209 15 223 26 212 50 176 73 152 88 130 91 114 91 95 91 73 85 51 73 7 50 0 26 13 15 32 0 92 0 111 0 N">
            <draw:equation draw:name="f0" draw:formula="logwidth"/>
            <draw:equation draw:name="f1" draw:formula="logheight"/>
          </draw:enhanced-geometry>
        </draw:custom-shape>
      </draw:g>
      <draw:frame draw:name="Google Shape;387;p41" presentation:style-name="Default_20_1-title" draw:layer="backgroundobjects" svg:width="24.999cm" svg:height="2.499cm" svg:x="1.5cm" svg:y="0.5cm" presentation:class="title" presentation:placeholder="true" presentation:user-transformed="true">
        <draw:text-box/>
      </draw:frame>
      <draw:frame draw:name="Google Shape;388;p41" presentation:style-name="Default_20_1-outline1" draw:layer="backgroundobjects" svg:width="24.999cm" svg:height="8.999cm" svg:x="1.5cm" svg:y="3.5cm" presentation:class="outline" presentation:placeholder="true" presentation:user-transformed="true">
        <draw:text-box/>
      </draw:frame>
      <presentation:notes style:page-layout-name="PM2">
        <draw:page-thumbnail presentation:style-name="Default_20_1-title" draw:layer="backgroundobjects" svg:width="19.797cm" svg:height="11.136cm" svg:x="0.6cm" svg:y="2.257cm" presentation:class="page"/>
        <draw:frame presentation:style-name="Default_20_1-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presentation:header/></text:p>
          </draw:text-box>
        </draw:frame>
        <draw:frame presentation:style-name="Mpr7" draw:text-style-name="MP4" draw:layer="backgroundobjects" svg:width="9.112cm" svg:height="1.483cm" svg:x="11.886cm" svg:y="0cm" presentation:class="date-time">
          <draw:text-box>
            <text:p text:style-name="MP3"><presentation:date-time/></text:p>
          </draw:text-box>
        </draw:frame>
        <draw:frame presentation:style-name="Mpr8" draw:text-style-name="MP2" draw:layer="backgroundobjects" svg:width="9.112cm" svg:height="1.483cm" svg:x="0cm" svg:y="28.215cm" presentation:class="footer">
          <draw:text-box>
            <text:p text:style-name="MP1"><presentation:footer/></text:p>
          </draw:text-box>
        </draw:frame>
        <draw:frame presentation:style-name="Mpr8"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14"/>
    <meta:generator>LibreOfficeDev/6.0.5.2$Linux_X86_64 LibreOffice_project/</meta:generator>
  </office:meta>
</office:document-meta>
</file>